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1_2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1_3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1_4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able1" style:family="table">
      <style:table-properties table:align="left" style:width="18.494cm" fo:margin-left="0cm"/>
    </style:style>
    <style:style style:name="Column1" style:family="table-column">
      <style:table-column-properties style:column-width="0.635cm"/>
    </style:style>
    <style:style style:name="Column2" style:family="table-column">
      <style:table-column-properties style:column-width="2.275cm"/>
    </style:style>
    <style:style style:name="Column3" style:family="table-column">
      <style:table-column-properties style:column-width="4.948cm"/>
    </style:style>
    <style:style style:name="Column4" style:family="table-column">
      <style:table-column-properties style:column-width="2.011cm"/>
    </style:style>
    <style:style style:name="Column5" style:family="table-column">
      <style:table-column-properties style:column-width="8.625cm"/>
    </style:style>
    <style:style style:name="Row1" style:family="table-row"/>
    <style:style style:name="Cell1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5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" style:family="table-row"/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_1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_1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style:writing-mode="lr-tb"/>
      <style:text-properties fo:background-color="#ffffff" fo:color="#222222" fo:font-size="10pt" style:font-size-asian="10pt" style:font-size-complex="10pt" fo:font-weight="bold" style:font-weight-asian="bold" style:font-weight-complex="bold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25_2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25_3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25_4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25_5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25_6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able2" style:family="table">
      <style:table-properties table:align="left" style:width="18.494cm" fo:margin-left="0cm"/>
    </style:style>
    <style:style style:name="Column6" style:family="table-column">
      <style:table-column-properties style:column-width="0.635cm"/>
    </style:style>
    <style:style style:name="Column7" style:family="table-column">
      <style:table-column-properties style:column-width="2.09cm"/>
    </style:style>
    <style:style style:name="Column8" style:family="table-column">
      <style:table-column-properties style:column-width="5.133cm"/>
    </style:style>
    <style:style style:name="Column9" style:family="table-column">
      <style:table-column-properties style:column-width="2.011cm"/>
    </style:style>
    <style:style style:name="Column10" style:family="table-column">
      <style:table-column-properties style:column-width="8.625cm"/>
    </style:style>
    <style:style style:name="Row5" style:family="table-row"/>
    <style:style style:name="Cell21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2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3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4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5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6" style:family="table-row"/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3_1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9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_1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break-before="auto" fo:line-height="115%" style:writing-mode="lr-tb"/>
    </style:style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43_2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43_3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43_4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able3" style:family="table">
      <style:table-properties table:align="left" style:width="18.494cm" fo:margin-left="0cm"/>
    </style:style>
    <style:style style:name="Column11" style:family="table-column">
      <style:table-column-properties style:column-width="0.635cm"/>
    </style:style>
    <style:style style:name="Column12" style:family="table-column">
      <style:table-column-properties style:column-width="2.275cm"/>
    </style:style>
    <style:style style:name="Column13" style:family="table-column">
      <style:table-column-properties style:column-width="4.948cm"/>
    </style:style>
    <style:style style:name="Column14" style:family="table-column">
      <style:table-column-properties style:column-width="2.011cm"/>
    </style:style>
    <style:style style:name="Column15" style:family="table-column">
      <style:table-column-properties style:column-width="8.625cm"/>
    </style:style>
    <style:style style:name="Row8" style:family="table-row"/>
    <style:style style:name="Cell36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7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8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9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0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9" style:family="table-row"/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5_1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0_1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4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break-before="auto" fo:line-height="115%" style:writing-mode="lr-tb"/>
    </style:style>
    <style:style style:name="P68" style:family="paragraph" style:parent-style-name="Standard">
      <style:paragraph-properties fo:break-before="auto" fo:line-height="115%" style:writing-mode="lr-tb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69_2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69_3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69_4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69_5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69_6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able4" style:family="table">
      <style:table-properties table:align="left" style:width="18.494cm" fo:margin-left="0cm"/>
    </style:style>
    <style:style style:name="Column16" style:family="table-column">
      <style:table-column-properties style:column-width="0.635cm"/>
    </style:style>
    <style:style style:name="Column17" style:family="table-column">
      <style:table-column-properties style:column-width="2.381cm"/>
    </style:style>
    <style:style style:name="Column18" style:family="table-column">
      <style:table-column-properties style:column-width="5.001cm"/>
    </style:style>
    <style:style style:name="Column19" style:family="table-column">
      <style:table-column-properties style:column-width="2.064cm"/>
    </style:style>
    <style:style style:name="Column20" style:family="table-column">
      <style:table-column-properties style:column-width="8.414cm"/>
    </style:style>
    <style:style style:name="Row12" style:family="table-row"/>
    <style:style style:name="Cell56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57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58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59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60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3" style:family="table-row"/>
    <style:style style:name="Cell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7_1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3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4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5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6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7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9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0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1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4" style:family="table-row"/>
    <style:style style:name="Cell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2_1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8" style:family="paragraph" style:parent-style-name="Standard">
      <style:paragraph-properties fo:break-before="auto" fo:line-height="115%" style:writing-mode="lr-tb"/>
    </style:style>
    <style:style style:name="P89" style:family="paragraph" style:parent-style-name="Standard">
      <style:paragraph-properties fo:break-before="auto" fo:line-height="115%" style:writing-mode="lr-tb"/>
    </style:style>
    <style:style style:name="P90" style:family="paragraph" style:parent-style-name="Standard">
      <style:paragraph-properties fo:break-before="auto" fo:line-height="115%" style:writing-mode="lr-tb"/>
    </style:style>
    <style:style style:name="T90_1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90_2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90_3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90_4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90_5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able5" style:family="table">
      <style:table-properties table:align="left" style:width="18.494cm" fo:margin-left="0cm"/>
    </style:style>
    <style:style style:name="Column21" style:family="table-column">
      <style:table-column-properties style:column-width="0.635cm"/>
    </style:style>
    <style:style style:name="Column22" style:family="table-column">
      <style:table-column-properties style:column-width="2.275cm"/>
    </style:style>
    <style:style style:name="Column23" style:family="table-column">
      <style:table-column-properties style:column-width="5.477cm"/>
    </style:style>
    <style:style style:name="Column24" style:family="table-column">
      <style:table-column-properties style:column-width="1.931cm"/>
    </style:style>
    <style:style style:name="Column25" style:family="table-column">
      <style:table-column-properties style:column-width="8.176cm"/>
    </style:style>
    <style:style style:name="Row15" style:family="table-row"/>
    <style:style style:name="Cell71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72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73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74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75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6" style:family="table-row"/>
    <style:style style:name="Cell7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8_1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5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7" style:family="table-row"/>
    <style:style style:name="Cell8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1_1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8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6" style:family="paragraph" style:parent-style-name="Standard">
      <style:paragraph-properties fo:break-before="auto" fo:line-height="115%" style:writing-mode="lr-tb"/>
    </style:style>
    <style:style style:name="P107" style:family="paragraph" style:parent-style-name="Standard">
      <style:paragraph-properties fo:break-before="auto" fo:line-height="115%" style:writing-mode="lr-tb"/>
    </style:style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108_2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able6" style:family="table">
      <style:table-properties table:align="left" style:width="18.494cm" fo:margin-left="0cm"/>
    </style:style>
    <style:style style:name="Column26" style:family="table-column">
      <style:table-column-properties style:column-width="0.635cm"/>
    </style:style>
    <style:style style:name="Column27" style:family="table-column">
      <style:table-column-properties style:column-width="2.275cm"/>
    </style:style>
    <style:style style:name="Column28" style:family="table-column">
      <style:table-column-properties style:column-width="5.662cm"/>
    </style:style>
    <style:style style:name="Column29" style:family="table-column">
      <style:table-column-properties style:column-width="1.931cm"/>
    </style:style>
    <style:style style:name="Column30" style:family="table-column">
      <style:table-column-properties style:column-width="7.99cm"/>
    </style:style>
    <style:style style:name="Row18" style:family="table-row"/>
    <style:style style:name="Cell86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87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88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89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90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9" style:family="table-row"/>
    <style:style style:name="Cell9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6_1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0" style:family="table-row"/>
    <style:style style:name="Cell9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0_1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9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1" style:family="table-row"/>
    <style:style style:name="Cell10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5_1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0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2" style:family="table-row"/>
    <style:style style:name="Cell10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1_1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0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3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3" style:family="table-row"/>
    <style:style style:name="Cell1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7_1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9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4" style:family="table-row"/>
    <style:style style:name="Cell1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3_1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5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9" style:family="paragraph" style:parent-style-name="Standard">
      <style:paragraph-properties fo:break-before="auto" fo:line-height="115%" style:writing-mode="lr-tb"/>
    </style:style>
    <style:style style:name="P150" style:family="paragraph" style:parent-style-name="Standard">
      <style:paragraph-properties fo:break-before="auto" fo:line-height="115%" style:writing-mode="lr-tb"/>
    </style:style>
    <style:style style:name="P151" style:family="paragraph" style:parent-style-name="Standard">
      <style:paragraph-properties fo:break-before="auto" fo:line-height="115%" style:writing-mode="lr-tb"/>
    </style:style>
    <style:style style:name="T151_1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151_2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able7" style:family="table">
      <style:table-properties table:align="left" style:width="18.494cm" fo:margin-left="0cm"/>
    </style:style>
    <style:style style:name="Column31" style:family="table-column">
      <style:table-column-properties style:column-width="0.635cm"/>
    </style:style>
    <style:style style:name="Column32" style:family="table-column">
      <style:table-column-properties style:column-width="2.275cm"/>
    </style:style>
    <style:style style:name="Column33" style:family="table-column">
      <style:table-column-properties style:column-width="5.477cm"/>
    </style:style>
    <style:style style:name="Column34" style:family="table-column">
      <style:table-column-properties style:column-width="1.931cm"/>
    </style:style>
    <style:style style:name="Column35" style:family="table-column">
      <style:table-column-properties style:column-width="8.176cm"/>
    </style:style>
    <style:style style:name="Row25" style:family="table-row"/>
    <style:style style:name="Cell121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22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23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24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25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6" style:family="table-row"/>
    <style:style style:name="Cell1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9_1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2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7" style:family="table-row"/>
    <style:style style:name="Cell1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3_1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7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8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9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0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1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2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3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6" style:family="paragraph" style:parent-style-name="Standard">
      <style:paragraph-properties fo:break-before="auto" fo:line-height="115%" style:writing-mode="lr-tb"/>
    </style:style>
    <style:style style:name="P177" style:family="paragraph" style:parent-style-name="Standard">
      <style:paragraph-properties fo:break-before="auto" fo:line-height="115%" style:writing-mode="lr-tb"/>
    </style:style>
    <style:style style:name="P178" style:family="paragraph" style:parent-style-name="Standard">
      <style:paragraph-properties fo:break-before="auto" fo:line-height="115%" style:writing-mode="lr-tb"/>
    </style:style>
    <style:style style:name="T178_1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178_2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178_3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178_4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178_5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178_6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able8" style:family="table">
      <style:table-properties table:align="left" style:width="18.494cm" fo:margin-left="0cm"/>
    </style:style>
    <style:style style:name="Column36" style:family="table-column">
      <style:table-column-properties style:column-width="0.635cm"/>
    </style:style>
    <style:style style:name="Column37" style:family="table-column">
      <style:table-column-properties style:column-width="2.275cm"/>
    </style:style>
    <style:style style:name="Column38" style:family="table-column">
      <style:table-column-properties style:column-width="7.408cm"/>
    </style:style>
    <style:style style:name="Column39" style:family="table-column">
      <style:table-column-properties style:column-width="2.064cm"/>
    </style:style>
    <style:style style:name="Column40" style:family="table-column">
      <style:table-column-properties style:column-width="6.112cm"/>
    </style:style>
    <style:style style:name="Row28" style:family="table-row"/>
    <style:style style:name="Cell136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37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38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39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40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9" style:family="table-row"/>
    <style:style style:name="Cell1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0" style:family="table-row"/>
    <style:style style:name="Cell1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9_1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4" style:family="paragraph" style:parent-style-name="Standard">
      <style:paragraph-properties fo:break-before="auto" fo:line-height="115%" style:writing-mode="lr-tb"/>
    </style:style>
    <style:style style:name="P195" style:family="paragraph" style:parent-style-name="Standard">
      <style:paragraph-properties fo:break-before="auto" fo:line-height="115%" style:writing-mode="lr-tb"/>
    </style:style>
    <style:style style:name="P196" style:family="paragraph" style:parent-style-name="Standard">
      <style:paragraph-properties fo:break-before="auto" fo:line-height="115%" style:writing-mode="lr-tb"/>
    </style:style>
    <style:style style:name="T196_1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196_2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able9" style:family="table">
      <style:table-properties table:align="left" style:width="18.494cm" fo:margin-left="0cm"/>
    </style:style>
    <style:style style:name="Column41" style:family="table-column">
      <style:table-column-properties style:column-width="0.635cm"/>
    </style:style>
    <style:style style:name="Column42" style:family="table-column">
      <style:table-column-properties style:column-width="2.275cm"/>
    </style:style>
    <style:style style:name="Column43" style:family="table-column">
      <style:table-column-properties style:column-width="5.794cm"/>
    </style:style>
    <style:style style:name="Column44" style:family="table-column">
      <style:table-column-properties style:column-width="1.879cm"/>
    </style:style>
    <style:style style:name="Column45" style:family="table-column">
      <style:table-column-properties style:column-width="7.911cm"/>
    </style:style>
    <style:style style:name="Row31" style:family="table-row"/>
    <style:style style:name="Cell151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52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53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54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55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32" style:family="table-row"/>
    <style:style style:name="Cell1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04_1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2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3" style:family="table-row"/>
    <style:style style:name="Cell1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8_1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4" style:family="table-row"/>
    <style:style style:name="Cell1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4_1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5" style:family="table-row"/>
    <style:style style:name="Cell1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9_1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3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2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4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5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2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6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2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7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2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8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2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9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2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0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2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1" style:family="paragraph" style:parent-style-name="Standard">
      <style:paragraph-properties fo:break-before="auto" fo:line-height="115%" style:writing-mode="lr-tb"/>
    </style:style>
    <style:style style:name="P232" style:family="paragraph" style:parent-style-name="Standard">
      <style:paragraph-properties fo:break-before="auto" fo:line-height="115%" style:writing-mode="lr-tb"/>
    </style:style>
    <style:style style:name="T232_1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232_2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able10" style:family="table">
      <style:table-properties table:align="left" style:width="18.494cm" fo:margin-left="0cm"/>
    </style:style>
    <style:style style:name="Column46" style:family="table-column">
      <style:table-column-properties style:column-width="0.635cm"/>
    </style:style>
    <style:style style:name="Column47" style:family="table-column">
      <style:table-column-properties style:column-width="2.275cm"/>
    </style:style>
    <style:style style:name="Column48" style:family="table-column">
      <style:table-column-properties style:column-width="5.794cm"/>
    </style:style>
    <style:style style:name="Column49" style:family="table-column">
      <style:table-column-properties style:column-width="1.879cm"/>
    </style:style>
    <style:style style:name="Column50" style:family="table-column">
      <style:table-column-properties style:column-width="7.911cm"/>
    </style:style>
    <style:style style:name="Row36" style:family="table-row"/>
    <style:style style:name="Cell176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77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78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79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80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37" style:family="table-row"/>
    <style:style style:name="Cell18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0_1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2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3" style:family="paragraph" style:parent-style-name="Standard">
      <style:paragraph-properties fo:break-before="auto" fo:line-height="115%" style:writing-mode="lr-tb"/>
    </style:style>
    <style:style style:name="P244" style:family="paragraph" style:parent-style-name="Standard">
      <style:paragraph-properties fo:break-before="auto" fo:line-height="115%" style:writing-mode="lr-tb"/>
    </style:style>
    <style:style style:name="P245" style:family="paragraph" style:parent-style-name="Standard">
      <style:paragraph-properties fo:break-before="auto" fo:line-height="115%" style:writing-mode="lr-tb"/>
    </style:style>
    <style:style style:name="T245_1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245_2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able11" style:family="table">
      <style:table-properties table:align="left" style:width="18.494cm" fo:margin-left="0cm"/>
    </style:style>
    <style:style style:name="Column51" style:family="table-column">
      <style:table-column-properties style:column-width="0.635cm"/>
    </style:style>
    <style:style style:name="Column52" style:family="table-column">
      <style:table-column-properties style:column-width="2.275cm"/>
    </style:style>
    <style:style style:name="Column53" style:family="table-column">
      <style:table-column-properties style:column-width="5.794cm"/>
    </style:style>
    <style:style style:name="Column54" style:family="table-column">
      <style:table-column-properties style:column-width="1.879cm"/>
    </style:style>
    <style:style style:name="Column55" style:family="table-column">
      <style:table-column-properties style:column-width="7.911cm"/>
    </style:style>
    <style:style style:name="Row38" style:family="table-row"/>
    <style:style style:name="Cell186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87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88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89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90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39" style:family="table-row"/>
    <style:style style:name="Cell19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53_1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2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5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2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6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2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0" style:family="table-row"/>
    <style:style style:name="Cell19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8_1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9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1" style:family="table-row"/>
    <style:style style:name="Cell20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4_1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20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2" style:family="table-row"/>
    <style:style style:name="Cell20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9_1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20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3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2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4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5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2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6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2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7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2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8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2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9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2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0" style:family="paragraph" style:parent-style-name="Standard">
      <style:paragraph-properties fo:break-before="auto" fo:line-height="115%" style:writing-mode="lr-tb"/>
    </style:style>
    <style:style style:name="P281" style:family="paragraph" style:parent-style-name="Standard">
      <style:paragraph-properties fo:break-before="auto" fo:line-height="115%" style:writing-mode="lr-tb"/>
    </style:style>
    <style:style style:name="P282" style:family="paragraph" style:parent-style-name="Standard">
      <style:paragraph-properties fo:break-before="auto" fo:line-height="115%" style:writing-mode="lr-tb"/>
    </style:style>
    <style:style style:name="T282_1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282_2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able12" style:family="table">
      <style:table-properties table:align="left" style:width="18.494cm" fo:margin-left="0cm"/>
    </style:style>
    <style:style style:name="Column56" style:family="table-column">
      <style:table-column-properties style:column-width="0.635cm"/>
    </style:style>
    <style:style style:name="Column57" style:family="table-column">
      <style:table-column-properties style:column-width="2.275cm"/>
    </style:style>
    <style:style style:name="Column58" style:family="table-column">
      <style:table-column-properties style:column-width="5.794cm"/>
    </style:style>
    <style:style style:name="Column59" style:family="table-column">
      <style:table-column-properties style:column-width="1.879cm"/>
    </style:style>
    <style:style style:name="Column60" style:family="table-column">
      <style:table-column-properties style:column-width="7.911cm"/>
    </style:style>
    <style:style style:name="Row43" style:family="table-row"/>
    <style:style style:name="Cell211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12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13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14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15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44" style:family="table-row"/>
    <style:style style:name="Cell2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90_1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2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2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2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5" style:family="table-row"/>
    <style:style style:name="Cell2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4_1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2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6" style:family="table-row"/>
    <style:style style:name="Cell2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0_1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2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7" style:family="table-row"/>
    <style:style style:name="Cell2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6_1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2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8" style:family="table-row"/>
    <style:style style:name="Cell2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1_1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2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5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3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6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7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3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8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3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9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3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0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3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1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3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2" style:family="paragraph" style:parent-style-name="Standard">
      <style:paragraph-properties fo:break-before="auto" fo:line-height="115%" style:writing-mode="lr-tb"/>
    </style:style>
    <style:style style:name="P323" style:family="paragraph" style:parent-style-name="Standard">
      <style:paragraph-properties fo:break-before="auto" fo:line-height="115%" style:writing-mode="lr-tb"/>
    </style:style>
    <style:style style:name="P324" style:family="paragraph" style:parent-style-name="Standard">
      <style:paragraph-properties fo:break-before="auto" fo:line-height="115%" style:writing-mode="lr-tb"/>
    </style:style>
    <style:style style:name="T324_1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324_2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able13" style:family="table">
      <style:table-properties table:align="left" style:width="18.494cm" fo:margin-left="0cm"/>
    </style:style>
    <style:style style:name="Column61" style:family="table-column">
      <style:table-column-properties style:column-width="0.635cm"/>
    </style:style>
    <style:style style:name="Column62" style:family="table-column">
      <style:table-column-properties style:column-width="2.275cm"/>
    </style:style>
    <style:style style:name="Column63" style:family="table-column">
      <style:table-column-properties style:column-width="5.794cm"/>
    </style:style>
    <style:style style:name="Column64" style:family="table-column">
      <style:table-column-properties style:column-width="1.879cm"/>
    </style:style>
    <style:style style:name="Column65" style:family="table-column">
      <style:table-column-properties style:column-width="7.911cm"/>
    </style:style>
    <style:style style:name="Row49" style:family="table-row"/>
    <style:style style:name="Cell241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42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43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44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45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50" style:family="table-row"/>
    <style:style style:name="Cell2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32_1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2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4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3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5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3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6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3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7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3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1" style:family="table-row"/>
    <style:style style:name="Cell2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9_1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2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2" style:family="table-row"/>
    <style:style style:name="Cell2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5_1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2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3" style:family="table-row"/>
    <style:style style:name="Cell2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1_1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2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4" style:family="table-row"/>
    <style:style style:name="Cell266" style:family="table-cell">
      <style:table-cell-properties style:vertical-align="top" fo:padding-top="0.176cm" fo:border-top="#000000 0.035cm solid" fo:padding-bottom="0.176cm" fo:border-bottom="#cc0000 0.035cm solid" fo:padding-left="0.176cm" fo:border-left="#000000 0.035cm solid" fo:padding-right="0.176cm" fo:border-right="#000000 0.035cm solid"/>
    </style:style>
    <style:style style:name="P3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7_1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267" style:family="table-cell">
      <style:table-cell-properties style:vertical-align="top" fo:padding-top="0.176cm" fo:border-top="#000000 0.035cm solid" fo:padding-bottom="0.176cm" fo:border-bottom="#cc0000 0.035cm solid" fo:padding-left="0.176cm" fo:border-left="#000000 0.035cm solid" fo:padding-right="0.176cm" fo:border-right="#000000 0.035cm solid"/>
    </style:style>
    <style:style style:name="P3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8" style:family="table-cell">
      <style:table-cell-properties style:vertical-align="top" fo:padding-top="0.176cm" fo:border-top="#000000 0.035cm solid" fo:padding-bottom="0.176cm" fo:border-bottom="#cc0000 0.035cm solid" fo:padding-left="0.176cm" fo:border-left="#000000 0.035cm solid" fo:padding-right="0.176cm" fo:border-right="#000000 0.035cm solid"/>
    </style:style>
    <style:style style:name="P35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9" style:family="table-cell">
      <style:table-cell-properties style:vertical-align="top" fo:padding-top="0.176cm" fo:border-top="#000000 0.035cm solid" fo:padding-bottom="0.176cm" fo:border-bottom="#cc0000 0.035cm solid" fo:padding-left="0.176cm" fo:border-left="#000000 0.035cm solid" fo:padding-right="0.176cm" fo:border-right="#000000 0.035cm solid"/>
    </style:style>
    <style:style style:name="P3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0" style:family="table-cell">
      <style:table-cell-properties style:vertical-align="top" fo:padding-top="0.176cm" fo:border-top="#000000 0.035cm solid" fo:padding-bottom="0.176cm" fo:border-bottom="#cc0000 0.035cm solid" fo:padding-left="0.176cm" fo:border-left="#000000 0.035cm solid" fo:padding-right="0.176cm" fo:border-right="#000000 0.035cm solid"/>
    </style:style>
    <style:style style:name="P36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5" style:family="table-row"/>
    <style:style style:name="Cell271" style:family="table-cell">
      <style:table-cell-properties style:vertical-align="top" fo:padding-top="0.176cm" fo:border-top="#cc0000 0.035cm solid" fo:padding-bottom="0.176cm" fo:border-bottom="#cc0000 0.035cm solid" fo:padding-left="0.176cm" fo:border-left="#cc0000 0.035cm solid" fo:padding-right="0.176cm" fo:border-right="#cc0000 0.035cm solid"/>
    </style:style>
    <style:style style:name="P3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3_1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272" style:family="table-cell">
      <style:table-cell-properties fo:background-color="#ffffff" style:vertical-align="top" fo:padding-top="0.176cm" fo:border-top="#cc0000 0.035cm solid" fo:padding-bottom="0.176cm" fo:border-bottom="#cc0000 0.035cm solid" fo:padding-left="0.176cm" fo:border-left="#cc0000 0.035cm solid" fo:padding-right="0.176cm" fo:border-right="#cc0000 0.035cm solid"/>
    </style:style>
    <style:style style:name="P3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3" style:family="table-cell">
      <style:table-cell-properties style:vertical-align="top" fo:padding-top="0.176cm" fo:border-top="#cc0000 0.035cm solid" fo:padding-bottom="0.176cm" fo:border-bottom="#cc0000 0.035cm solid" fo:padding-left="0.176cm" fo:border-left="#cc0000 0.035cm solid" fo:padding-right="0.176cm" fo:border-right="#cc0000 0.035cm solid"/>
    </style:style>
    <style:style style:name="P36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4" style:family="table-cell">
      <style:table-cell-properties style:vertical-align="top" fo:padding-top="0.176cm" fo:border-top="#cc0000 0.035cm solid" fo:padding-bottom="0.176cm" fo:border-bottom="#cc0000 0.035cm solid" fo:padding-left="0.176cm" fo:border-left="#cc0000 0.035cm solid" fo:padding-right="0.176cm" fo:border-right="#cc0000 0.035cm solid"/>
    </style:style>
    <style:style style:name="P3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5" style:family="table-cell">
      <style:table-cell-properties style:vertical-align="top" fo:padding-top="0.176cm" fo:border-top="#cc0000 0.035cm solid" fo:padding-bottom="0.176cm" fo:border-bottom="#cc0000 0.035cm solid" fo:padding-left="0.176cm" fo:border-left="#cc0000 0.035cm solid" fo:padding-right="0.176cm" fo:border-right="#cc0000 0.035cm solid"/>
    </style:style>
    <style:style style:name="P367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3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8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3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9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3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1" style:family="paragraph" style:parent-style-name="Standard">
      <style:paragraph-properties fo:break-before="auto" fo:line-height="115%" style:writing-mode="lr-tb"/>
    </style:style>
    <style:style style:name="P372" style:family="paragraph" style:parent-style-name="Standard">
      <style:paragraph-properties fo:break-before="auto" fo:line-height="115%" style:writing-mode="lr-tb"/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P373" style:family="paragraph" style:parent-style-name="Standard">
      <style:paragraph-properties fo:break-before="auto" fo:line-height="115%" style:writing-mode="lr-tb"/>
    </style:style>
    <style:style style:name="T373_1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373_2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able14" style:family="table">
      <style:table-properties table:align="left" style:width="18.494cm" fo:margin-left="0cm"/>
    </style:style>
    <style:style style:name="Column66" style:family="table-column">
      <style:table-column-properties style:column-width="0.635cm"/>
    </style:style>
    <style:style style:name="Column67" style:family="table-column">
      <style:table-column-properties style:column-width="2.275cm"/>
    </style:style>
    <style:style style:name="Column68" style:family="table-column">
      <style:table-column-properties style:column-width="5.794cm"/>
    </style:style>
    <style:style style:name="Column69" style:family="table-column">
      <style:table-column-properties style:column-width="1.879cm"/>
    </style:style>
    <style:style style:name="Column70" style:family="table-column">
      <style:table-column-properties style:column-width="7.911cm"/>
    </style:style>
    <style:style style:name="Row56" style:family="table-row"/>
    <style:style style:name="Cell276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77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78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79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80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57" style:family="table-row"/>
    <style:style style:name="Cell28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81_1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1_2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1_3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1_4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1_5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1_6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1_7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3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3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8" style:family="table-row"/>
    <style:style style:name="Cell28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87_1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7_2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7_3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7_4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7_5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7_6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7_7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1" style:family="paragraph" style:parent-style-name="Standard">
      <style:paragraph-properties fo:break-before="auto" fo:line-height="115%" style:writing-mode="lr-tb"/>
    </style:style>
    <style:style style:name="P392" style:family="paragraph" style:parent-style-name="Standard">
      <style:paragraph-properties fo:break-before="auto" fo:line-height="115%" style:writing-mode="lr-tb"/>
    </style:style>
    <style:style style:name="P393" style:family="paragraph" style:parent-style-name="Standard">
      <style:paragraph-properties fo:break-before="auto" fo:line-height="115%" style:writing-mode="lr-tb"/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P394" style:family="paragraph" style:parent-style-name="Standard">
      <style:paragraph-properties fo:break-before="auto" fo:line-height="115%" style:writing-mode="lr-tb"/>
    </style:style>
    <style:style style:name="T394_1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394_2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394_3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394_4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able15" style:family="table">
      <style:table-properties table:align="left" style:width="18.494cm" fo:margin-left="0cm"/>
    </style:style>
    <style:style style:name="Column71" style:family="table-column">
      <style:table-column-properties style:column-width="0.635cm"/>
    </style:style>
    <style:style style:name="Column72" style:family="table-column">
      <style:table-column-properties style:column-width="2.275cm"/>
    </style:style>
    <style:style style:name="Column73" style:family="table-column">
      <style:table-column-properties style:column-width="5.794cm"/>
    </style:style>
    <style:style style:name="Column74" style:family="table-column">
      <style:table-column-properties style:column-width="1.879cm"/>
    </style:style>
    <style:style style:name="Column75" style:family="table-column">
      <style:table-column-properties style:column-width="7.911cm"/>
    </style:style>
    <style:style style:name="Row59" style:family="table-row"/>
    <style:style style:name="Cell291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92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93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94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95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60" style:family="table-row"/>
    <style:style style:name="Cell29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02_1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2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3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4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5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6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7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8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9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4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4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1" style:family="table-row"/>
    <style:style style:name="Cell30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08_1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2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3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4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5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6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7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2" style:family="table-row"/>
    <style:style style:name="Cell30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7" style:family="paragraph" style:parent-style-name="Standard">
      <style:paragraph-properties fo:break-before="auto" fo:line-height="115%" style:writing-mode="lr-tb"/>
    </style:style>
    <style:style style:name="P418" style:family="paragraph" style:parent-style-name="Standard">
      <style:paragraph-properties fo:break-before="auto" fo:line-height="115%" style:writing-mode="lr-tb"/>
    </style:style>
    <style:style style:name="P419" style:family="paragraph" style:parent-style-name="Standard">
      <style:paragraph-properties fo:break-before="auto" fo:line-height="115%" style:writing-mode="lr-tb"/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P420" style:family="paragraph" style:parent-style-name="Standard">
      <style:paragraph-properties fo:break-before="auto" fo:line-height="115%" style:writing-mode="lr-tb"/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P421" style:family="paragraph" style:parent-style-name="Standard">
      <style:paragraph-properties fo:break-before="auto" fo:line-height="115%" style:writing-mode="lr-tb"/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P422" style:family="paragraph" style:parent-style-name="Standard">
      <style:paragraph-properties fo:break-before="auto" fo:line-height="115%" style:writing-mode="lr-tb"/>
    </style:style>
    <style:style style:name="T422_1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422_2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422_3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422_4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able16" style:family="table">
      <style:table-properties table:align="left" style:width="18.494cm" fo:margin-left="0cm"/>
    </style:style>
    <style:style style:name="Column76" style:family="table-column">
      <style:table-column-properties style:column-width="0.635cm"/>
    </style:style>
    <style:style style:name="Column77" style:family="table-column">
      <style:table-column-properties style:column-width="2.275cm"/>
    </style:style>
    <style:style style:name="Column78" style:family="table-column">
      <style:table-column-properties style:column-width="5.662cm"/>
    </style:style>
    <style:style style:name="Column79" style:family="table-column">
      <style:table-column-properties style:column-width="2.011cm"/>
    </style:style>
    <style:style style:name="Column80" style:family="table-column">
      <style:table-column-properties style:column-width="7.911cm"/>
    </style:style>
    <style:style style:name="Row63" style:family="table-row"/>
    <style:style style:name="Cell311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12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13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14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15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64" style:family="table-row"/>
    <style:style style:name="Cell3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30_1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2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3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4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5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6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7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8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9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2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4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3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4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5" style:family="table-row"/>
    <style:style style:name="Cell3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37_1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7_2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7_3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7_4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7_5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7_6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7_7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7_8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7_9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6" style:family="table-row"/>
    <style:style style:name="Cell3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7" style:family="table-row"/>
    <style:style style:name="Cell3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8" style:family="table-row"/>
    <style:style style:name="Cell3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9" style:family="table-row"/>
    <style:style style:name="Cell3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3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4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4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4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6" style:family="paragraph" style:parent-style-name="Standard">
      <style:paragraph-properties fo:break-before="auto" fo:line-height="115%" style:writing-mode="lr-tb"/>
    </style:style>
    <style:style style:name="P467" style:family="paragraph" style:parent-style-name="Standard">
      <style:paragraph-properties fo:break-before="auto" fo:line-height="115%" style:writing-mode="lr-tb"/>
    </style:style>
    <style:style style:name="P468" style:family="paragraph" style:parent-style-name="Standard">
      <style:paragraph-properties fo:break-before="auto" fo:line-height="115%" style:writing-mode="lr-tb"/>
    </style:style>
    <style:style style:name="T468_1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468_2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468_3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468_4" style:family="text">
      <style:text-properties fo:background-color="#ffffff" fo:color="#222222" fo:font-size="14pt" style:font-size-asian="14pt" style:font-size-complex="14pt" fo:font-weight="bold" style:font-weight-asian="bold" style:font-weight-complex="bold"/>
    </style:style>
    <style:style style:name="Table17" style:family="table">
      <style:table-properties table:align="left" style:width="18.494cm" fo:margin-left="0cm"/>
    </style:style>
    <style:style style:name="Column81" style:family="table-column">
      <style:table-column-properties style:column-width="0.635cm"/>
    </style:style>
    <style:style style:name="Column82" style:family="table-column">
      <style:table-column-properties style:column-width="2.275cm"/>
    </style:style>
    <style:style style:name="Column83" style:family="table-column">
      <style:table-column-properties style:column-width="5.741cm"/>
    </style:style>
    <style:style style:name="Column84" style:family="table-column">
      <style:table-column-properties style:column-width="1.931cm"/>
    </style:style>
    <style:style style:name="Column85" style:family="table-column">
      <style:table-column-properties style:column-width="7.911cm"/>
    </style:style>
    <style:style style:name="Row70" style:family="table-row"/>
    <style:style style:name="Cell346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47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48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49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50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71" style:family="table-row"/>
    <style:style style:name="Cell3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76_1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6_2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6_3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6_4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6_5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6_6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6_7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6_8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6_9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2" style:family="table-row"/>
    <style:style style:name="Cell3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82_1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2_2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2_3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2_4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2_5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2_6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2_7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2_8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2_9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2_10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2_11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3" style:family="table-row"/>
    <style:style style:name="Cell3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88_1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8_2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8_3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8_4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8_5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8_6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8_7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8_8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8_9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8_10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8_11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4" style:family="table-row"/>
    <style:style style:name="Cell3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8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1.<text:s/></text:span><text:span text:style-name="T1_2">Auth</text:span><text:span text:style-name="T1_3"><text:s/></text:span><text:span text:style-name="T1_4">API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column table:style-name="Column5"/>
        <table:table-row table:style-name="Row1">
          <table:table-cell table:style-name="Cell1">
            <text:p text:style-name="P2"><text:span text:style-name="T2_1">#</text:span></text:p>
          </table:table-cell>
          <table:table-cell table:style-name="Cell2">
            <text:p text:style-name="P3"><text:span text:style-name="T3_1">Function</text:span></text:p>
          </table:table-cell>
          <table:table-cell table:style-name="Cell3">
            <text:p text:style-name="P4"><text:span text:style-name="T4_1">URL</text:span></text:p>
          </table:table-cell>
          <table:table-cell table:style-name="Cell4">
            <text:p text:style-name="P5"><text:span text:style-name="T5_1">Method</text:span></text:p>
          </table:table-cell>
          <table:table-cell table:style-name="Cell5">
            <text:p text:style-name="P6"><text:span text:style-name="T6_1">Fields</text:span></text:p>
          </table:table-cell>
        </table:table-row>
        <table:table-row table:style-name="Row2">
          <table:table-cell table:style-name="Cell6">
            <text:p text:style-name="P7"><text:span text:style-name="T7_1">1</text:span></text:p>
          </table:table-cell>
          <table:table-cell table:style-name="Cell7">
            <text:p text:style-name="P8"><text:span text:style-name="T8_1">Signup</text:span></text:p>
          </table:table-cell>
          <table:table-cell table:style-name="Cell8">
            <text:p text:style-name="P9"><text:span text:style-name="T9_1">http</text:span><text:span text:style-name="T9_2">://54.164.83.129:8555/</text:span><text:span text:style-name="T9_3">api</text:span><text:span text:style-name="T9_4">/</text:span><text:span text:style-name="T9_5">account</text:span><text:span text:style-name="T9_6">/</text:span><text:span text:style-name="T9_7">signup</text:span></text:p>
          </table:table-cell>
          <table:table-cell table:style-name="Cell9">
            <text:p text:style-name="P10"><text:span text:style-name="T10_1">POST</text:span></text:p>
          </table:table-cell>
          <table:table-cell table:style-name="Cell10">
            <text:p text:style-name="P11"><text:span text:style-name="T11_1">Postdata</text:span><text:span text:style-name="T11_2"><text:s/>:<text:s/></text:span><text:span text:style-name="T11_3">username</text:span><text:span text:style-name="T11_4">,<text:s/></text:span><text:span text:style-name="T11_5">name</text:span><text:span text:style-name="T11_6">,<text:s/></text:span><text:span text:style-name="T11_7">password</text:span><text:span text:style-name="T11_8">,<text:s/></text:span><text:span text:style-name="T11_9">email</text:span><text:span text:style-name="T11_10">,<text:s/></text:span><text:span text:style-name="T11_11">mobile</text:span></text:p>
          </table:table-cell>
        </table:table-row>
        <table:table-row table:style-name="Row3">
          <table:table-cell table:style-name="Cell11">
            <text:p text:style-name="P12"><text:span text:style-name="T12_1">2</text:span></text:p>
          </table:table-cell>
          <table:table-cell table:style-name="Cell12">
            <text:p text:style-name="P13"><text:span text:style-name="T13_1">Login</text:span></text:p>
          </table:table-cell>
          <table:table-cell table:style-name="Cell13">
            <text:p text:style-name="P14"><text:span text:style-name="T14_1">http</text:span><text:span text:style-name="T14_2">://54.164.83.129:8555/</text:span><text:span text:style-name="T14_3">api</text:span><text:span text:style-name="T14_4">/</text:span><text:span text:style-name="T14_5">account</text:span><text:span text:style-name="T14_6">/</text:span><text:span text:style-name="T14_7">token</text:span><text:span text:style-name="T14_8">-</text:span><text:span text:style-name="T14_9">auth</text:span></text:p>
          </table:table-cell>
          <table:table-cell table:style-name="Cell14">
            <text:p text:style-name="P15"><text:span text:style-name="T15_1">POST</text:span></text:p>
          </table:table-cell>
          <table:table-cell table:style-name="Cell15">
            <text:p text:style-name="P16"><text:span text:style-name="T16_1">Postdata</text:span><text:span text:style-name="T16_2"><text:s/>:<text:s/></text:span><text:span text:style-name="T16_3">username</text:span><text:span text:style-name="T16_4">,<text:s/></text:span><text:span text:style-name="T16_5">password</text:span></text:p>
          </table:table-cell>
        </table:table-row>
        <table:table-row table:style-name="Row4">
          <table:table-cell table:style-name="Cell16">
            <text:p text:style-name="P17"><text:span text:style-name="T17_1">3</text:span></text:p>
          </table:table-cell>
          <table:table-cell table:style-name="Cell17">
            <text:p text:style-name="P18"><text:span text:style-name="T18_1">Logout</text:span></text:p>
          </table:table-cell>
          <table:table-cell table:style-name="Cell18">
            <text:p text:style-name="P19"><text:span text:style-name="T19_1">http</text:span><text:span text:style-name="T19_2">://54.164.83.129:8555/</text:span><text:span text:style-name="T19_3">api</text:span><text:span text:style-name="T19_4">/</text:span><text:span text:style-name="T19_5">account</text:span><text:span text:style-name="T19_6">/</text:span><text:span text:style-name="T19_7">logout</text:span></text:p>
          </table:table-cell>
          <table:table-cell table:style-name="Cell19">
            <text:p text:style-name="P20"><text:span text:style-name="T20_1">DELETE</text:span></text:p>
          </table:table-cell>
          <table:table-cell table:style-name="Cell20">
            <text:p text:style-name="P21"><text:span text:style-name="T21_1">Header</text:span><text:span text:style-name="T21_2">:<text:s/></text:span><text:span text:style-name="T21_3">X</text:span><text:span text:style-name="T21_4">-</text:span><text:span text:style-name="T21_5">Auth</text:span><text:span text:style-name="T21_6">-</text:span><text:span text:style-name="T21_7">Token</text:span><text:span text:style-name="T21_8">:&lt;</text:span><text:span text:style-name="T21_9">token</text:span><text:span text:style-name="T21_10">&gt;</text:span></text:p>
            <text:p text:style-name="P22"/>
          </table:table-cell>
        </table:table-row>
      </table:table>
      <text:p text:style-name="P23"/>
      <text:p text:style-name="P24"/>
      <text:p text:style-name="P25"><text:span text:style-name="T25_1">2.<text:s/></text:span><text:span text:style-name="T25_2">Social</text:span><text:span text:style-name="T25_3"><text:s/></text:span><text:span text:style-name="T25_4">Auth</text:span><text:span text:style-name="T25_5"><text:s/></text:span><text:span text:style-name="T25_6">API</text:span></text:p>
      <table:table table:style-name="Table2">
        <table:table-column table:style-name="Column6"/>
        <table:table-column table:style-name="Column7"/>
        <table:table-column table:style-name="Column8"/>
        <table:table-column table:style-name="Column9"/>
        <table:table-column table:style-name="Column10"/>
        <table:table-row table:style-name="Row5">
          <table:table-cell table:style-name="Cell21">
            <text:p text:style-name="P26"><text:span text:style-name="T26_1">#</text:span></text:p>
          </table:table-cell>
          <table:table-cell table:style-name="Cell22">
            <text:p text:style-name="P27"><text:span text:style-name="T27_1">Function</text:span></text:p>
          </table:table-cell>
          <table:table-cell table:style-name="Cell23">
            <text:p text:style-name="P28"><text:span text:style-name="T28_1">URL</text:span></text:p>
          </table:table-cell>
          <table:table-cell table:style-name="Cell24">
            <text:p text:style-name="P29"><text:span text:style-name="T29_1">Method</text:span></text:p>
          </table:table-cell>
          <table:table-cell table:style-name="Cell25">
            <text:p text:style-name="P30"><text:span text:style-name="T30_1">Fields</text:span></text:p>
          </table:table-cell>
        </table:table-row>
        <table:table-row table:style-name="Row6">
          <table:table-cell table:style-name="Cell26">
            <text:p text:style-name="P31"><text:span text:style-name="T31_1">1</text:span></text:p>
          </table:table-cell>
          <table:table-cell table:style-name="Cell27">
            <text:p text:style-name="P32"><text:span text:style-name="T32_1">Signup</text:span></text:p>
          </table:table-cell>
          <table:table-cell table:style-name="Cell28">
            <text:p text:style-name="P33"><text:span text:style-name="T33_1">http</text:span><text:span text:style-name="T33_2">://54.164.83.129:8555/</text:span><text:span text:style-name="T33_3">api</text:span><text:span text:style-name="T33_4">/</text:span><text:span text:style-name="T33_5">account</text:span><text:span text:style-name="T33_6">/</text:span><text:span text:style-name="T33_7">social</text:span><text:span text:style-name="T33_8">/</text:span><text:span text:style-name="T33_9">signup</text:span></text:p>
          </table:table-cell>
          <table:table-cell table:style-name="Cell29">
            <text:p text:style-name="P34"><text:span text:style-name="T34_1">POST</text:span></text:p>
          </table:table-cell>
          <table:table-cell table:style-name="Cell30">
            <text:p text:style-name="P35"><text:span text:style-name="T35_1">Postdata</text:span><text:span text:style-name="T35_2"><text:s/>:<text:s text:c="2"/></text:span><text:span text:style-name="T35_3">name</text:span><text:span text:style-name="T35_4">,<text:s/></text:span><text:span text:style-name="T35_5">email</text:span><text:span text:style-name="T35_6">,<text:s/></text:span><text:span text:style-name="T35_7">mobile</text:span><text:span text:style-name="T35_8">,<text:s/></text:span><text:span text:style-name="T35_9">social</text:span><text:span text:style-name="T35_10">_</text:span><text:span text:style-name="T35_11">id</text:span><text:span text:style-name="T35_12">,<text:s/></text:span><text:span text:style-name="T35_13">token</text:span><text:span text:style-name="T35_14">,<text:s/></text:span><text:span text:style-name="T35_15">provider</text:span></text:p>
          </table:table-cell>
        </table:table-row>
        <table:table-row table:style-name="Row7">
          <table:table-cell table:style-name="Cell31">
            <text:p text:style-name="P36"><text:span text:style-name="T36_1">2</text:span></text:p>
          </table:table-cell>
          <table:table-cell table:style-name="Cell32">
            <text:p text:style-name="P37"><text:span text:style-name="T37_1">Login</text:span></text:p>
          </table:table-cell>
          <table:table-cell table:style-name="Cell33">
            <text:p text:style-name="P38"><text:span text:style-name="T38_1">http</text:span><text:span text:style-name="T38_2">://54.164.83.129:8555/</text:span><text:span text:style-name="T38_3">api</text:span><text:span text:style-name="T38_4">/</text:span><text:span text:style-name="T38_5">account</text:span><text:span text:style-name="T38_6">/</text:span><text:span text:style-name="T38_7">social</text:span><text:span text:style-name="T38_8">/</text:span><text:span text:style-name="T38_9">token</text:span><text:span text:style-name="T38_10">-</text:span><text:span text:style-name="T38_11">auth</text:span></text:p>
          </table:table-cell>
          <table:table-cell table:style-name="Cell34">
            <text:p text:style-name="P39"><text:span text:style-name="T39_1">POST</text:span></text:p>
          </table:table-cell>
          <table:table-cell table:style-name="Cell35">
            <text:p text:style-name="P40"><text:span text:style-name="T40_1">Postdata</text:span><text:span text:style-name="T40_2"><text:s/>:<text:s/></text:span><text:span text:style-name="T40_3">social</text:span><text:span text:style-name="T40_4">_</text:span><text:span text:style-name="T40_5">id</text:span><text:span text:style-name="T40_6">,<text:s/></text:span><text:span text:style-name="T40_7">token</text:span><text:span text:style-name="T40_8">,<text:s/></text:span><text:span text:style-name="T40_9">provider</text:span><text:span text:style-name="T40_10">(</text:span><text:span text:style-name="T40_11">eg</text:span><text:span text:style-name="T40_12">:<text:s/></text:span><text:span text:style-name="T40_13">facebook</text:span><text:span text:style-name="T40_14">)</text:span></text:p>
          </table:table-cell>
        </table:table-row>
      </table:table>
      <text:p text:style-name="P41"/>
      <text:p text:style-name="P42"/>
      <text:p text:style-name="P43"><text:span text:style-name="T43_1">3.<text:s/></text:span><text:span text:style-name="T43_2">Company</text:span><text:span text:style-name="T43_3"><text:s/></text:span><text:span text:style-name="T43_4">API</text:span></text:p>
      <table:table table:style-name="Table3">
        <table:table-column table:style-name="Column11"/>
        <table:table-column table:style-name="Column12"/>
        <table:table-column table:style-name="Column13"/>
        <table:table-column table:style-name="Column14"/>
        <table:table-column table:style-name="Column15"/>
        <table:table-row table:style-name="Row8">
          <table:table-cell table:style-name="Cell36">
            <text:p text:style-name="P44"><text:span text:style-name="T44_1">#</text:span></text:p>
          </table:table-cell>
          <table:table-cell table:style-name="Cell37">
            <text:p text:style-name="P45"><text:span text:style-name="T45_1">Function</text:span></text:p>
          </table:table-cell>
          <table:table-cell table:style-name="Cell38">
            <text:p text:style-name="P46"><text:span text:style-name="T46_1">URL</text:span></text:p>
          </table:table-cell>
          <table:table-cell table:style-name="Cell39">
            <text:p text:style-name="P47"><text:span text:style-name="T47_1">Method</text:span></text:p>
          </table:table-cell>
          <table:table-cell table:style-name="Cell40">
            <text:p text:style-name="P48"><text:span text:style-name="T48_1">Fields</text:span></text:p>
          </table:table-cell>
        </table:table-row>
        <table:table-row table:style-name="Row9">
          <table:table-cell table:style-name="Cell41">
            <text:p text:style-name="P49"><text:span text:style-name="T49_1">1</text:span></text:p>
          </table:table-cell>
          <table:table-cell table:style-name="Cell42">
            <text:p text:style-name="P50"><text:span text:style-name="T50_1">create</text:span><text:span text:style-name="T50_2"><text:s/>/</text:span><text:span text:style-name="T50_3">edit</text:span></text:p>
          </table:table-cell>
          <table:table-cell table:style-name="Cell43">
            <text:p text:style-name="P51"><text:span text:style-name="T51_1">http</text:span><text:span text:style-name="T51_2">://54.164.83.129:8555/</text:span><text:span text:style-name="T51_3">api</text:span><text:span text:style-name="T51_4">/</text:span><text:span text:style-name="T51_5">profile</text:span></text:p>
          </table:table-cell>
          <table:table-cell table:style-name="Cell44">
            <text:p text:style-name="P52"><text:span text:style-name="T52_1">POST</text:span></text:p>
          </table:table-cell>
          <table:table-cell table:style-name="Cell45">
            <text:p text:style-name="P53"><text:span text:style-name="T53_1">Postdata</text:span><text:span text:style-name="T53_2"><text:s/>:<text:s/></text:span><text:span text:style-name="T53_3">company</text:span><text:span text:style-name="T53_4">_</text:span><text:span text:style-name="T53_5">name</text:span><text:span text:style-name="T53_6">,<text:s/></text:span><text:span text:style-name="T53_7">designation</text:span><text:span text:style-name="T53_8">,<text:s/></text:span><text:span text:style-name="T53_9">membership</text:span><text:span text:style-name="T53_10">_</text:span><text:span text:style-name="T53_11">number</text:span><text:span text:style-name="T53_12">,<text:s/></text:span><text:span text:style-name="T53_13">trade</text:span><text:span text:style-name="T53_14">_</text:span><text:span text:style-name="T53_15">license</text:span><text:span text:style-name="T53_16">_</text:span><text:span text:style-name="T53_17">number</text:span><text:span text:style-name="T53_18">,<text:s/></text:span><text:span text:style-name="T53_19">company</text:span><text:span text:style-name="T53_20">_</text:span><text:span text:style-name="T53_21">email</text:span><text:span text:style-name="T53_22">,<text:s/></text:span><text:span text:style-name="T53_23">image</text:span><text:span text:style-name="T53_24"><text:s text:c="4"/>(</text:span><text:span text:style-name="T53_25">optional</text:span><text:span text:style-name="T53_26">)</text:span></text:p>
            <text:p text:style-name="P54"><text:span text:style-name="T54_1">Header</text:span><text:span text:style-name="T54_2"><text:s/>:<text:s text:c="2"/></text:span><text:span text:style-name="T54_3">X</text:span><text:span text:style-name="T54_4">-</text:span><text:span text:style-name="T54_5">Auth</text:span><text:span text:style-name="T54_6">-</text:span><text:span text:style-name="T54_7">Token</text:span><text:span text:style-name="T54_8">:&lt;</text:span><text:span text:style-name="T54_9">token</text:span><text:span text:style-name="T54_10">&gt;</text:span></text:p>
          </table:table-cell>
        </table:table-row>
        <table:table-row table:style-name="Row10">
          <table:table-cell table:style-name="Cell46">
            <text:p text:style-name="P55"><text:span text:style-name="T55_1">2</text:span></text:p>
          </table:table-cell>
          <table:table-cell table:style-name="Cell47">
            <text:p text:style-name="P56"><text:span text:style-name="T56_1">View</text:span></text:p>
          </table:table-cell>
          <table:table-cell table:style-name="Cell48">
            <text:p text:style-name="P57"><text:span text:style-name="T57_1">http</text:span><text:span text:style-name="T57_2">://54.164.83.129:8555/</text:span><text:span text:style-name="T57_3">api</text:span><text:span text:style-name="T57_4">/</text:span><text:span text:style-name="T57_5">profile</text:span></text:p>
          </table:table-cell>
          <table:table-cell table:style-name="Cell49">
            <text:p text:style-name="P58"><text:span text:style-name="T58_1">GET</text:span></text:p>
          </table:table-cell>
          <table:table-cell table:style-name="Cell50">
            <text:p text:style-name="P59"><text:span text:style-name="T59_1">Header</text:span><text:span text:style-name="T59_2"><text:s/>:<text:s text:c="2"/></text:span><text:span text:style-name="T59_3">X</text:span><text:span text:style-name="T59_4">-</text:span><text:span text:style-name="T59_5">Auth</text:span><text:span text:style-name="T59_6">-</text:span><text:span text:style-name="T59_7">Token</text:span><text:span text:style-name="T59_8">:&lt;</text:span><text:span text:style-name="T59_9">token</text:span><text:span text:style-name="T59_10">&gt;</text:span></text:p>
          </table:table-cell>
        </table:table-row>
        <table:table-row table:style-name="Row11">
          <table:table-cell table:style-name="Cell51">
            <text:p text:style-name="P60"><text:span text:style-name="T60_1">3</text:span></text:p>
          </table:table-cell>
          <table:table-cell table:style-name="Cell52">
            <text:p text:style-name="P61"><text:span text:style-name="T61_1">Set</text:span><text:span text:style-name="T61_2"><text:s/></text:span><text:span text:style-name="T61_3">Region</text:span></text:p>
          </table:table-cell>
          <table:table-cell table:style-name="Cell53">
            <text:p text:style-name="P62"><text:span text:style-name="T62_1">http</text:span><text:span text:style-name="T62_2">://54.164.83.129:8555/</text:span><text:span text:style-name="T62_3">api</text:span><text:span text:style-name="T62_4">/</text:span><text:span text:style-name="T62_5">profile</text:span><text:span text:style-name="T62_6">/</text:span><text:span text:style-name="T62_7">set</text:span><text:span text:style-name="T62_8">-</text:span><text:span text:style-name="T62_9">region</text:span></text:p>
          </table:table-cell>
          <table:table-cell table:style-name="Cell54">
            <text:p text:style-name="P63"><text:span text:style-name="T63_1">POST</text:span></text:p>
          </table:table-cell>
          <table:table-cell table:style-name="Cell55">
            <text:p text:style-name="P64"><text:span text:style-name="T64_1">Postdata</text:span><text:span text:style-name="T64_2">:<text:s/></text:span><text:span text:style-name="T64_3">region</text:span><text:span text:style-name="T64_4">_</text:span><text:span text:style-name="T64_5">id</text:span><text:span text:style-name="T64_6"><text:s text:c="2"/>(</text:span><text:span text:style-name="T64_7">integer</text:span><text:span text:style-name="T64_8">)</text:span></text:p>
            <text:p text:style-name="P65"><text:span text:style-name="T65_1">(</text:span><text:span text:style-name="T65_2">available</text:span><text:span text:style-name="T65_3"><text:s/></text:span><text:span text:style-name="T65_4">IDs</text:span><text:span text:style-name="T65_5"><text:s/></text:span><text:span text:style-name="T65_6">are</text:span><text:span text:style-name="T65_7">:<text:s/>1(</text:span><text:span text:style-name="T65_8">Middle</text:span><text:span text:style-name="T65_9"><text:s/></text:span><text:span text:style-name="T65_10">East</text:span><text:span text:style-name="T65_11">),<text:s/>2(</text:span><text:span text:style-name="T65_12">Africa</text:span><text:span text:style-name="T65_13">),<text:s/>3(</text:span><text:span text:style-name="T65_14">CIS</text:span><text:span text:style-name="T65_15">),<text:s/>4(</text:span><text:span text:style-name="T65_16">Indian</text:span><text:span text:style-name="T65_17"><text:s/></text:span><text:span text:style-name="T65_18">Subcontinent</text:span><text:span text:style-name="T65_19">),<text:s/>5(</text:span><text:span text:style-name="T65_20">Asia</text:span><text:span text:style-name="T65_21">),<text:s/>6(</text:span><text:span text:style-name="T65_22">Australia</text:span><text:span text:style-name="T65_23">),<text:s/>7(</text:span><text:span text:style-name="T65_24">North</text:span><text:span text:style-name="T65_25"><text:s/></text:span><text:span text:style-name="T65_26">America</text:span><text:span text:style-name="T65_27">),<text:s/>8(</text:span><text:span text:style-name="T65_28">South</text:span><text:span text:style-name="T65_29"><text:s/></text:span><text:span text:style-name="T65_30">America</text:span><text:span text:style-name="T65_31">).</text:span></text:p>
            <text:p text:style-name="P66"><text:span text:style-name="T66_1">Header</text:span><text:span text:style-name="T66_2"><text:s/>:<text:s text:c="2"/></text:span><text:span text:style-name="T66_3">X</text:span><text:span text:style-name="T66_4">-</text:span><text:span text:style-name="T66_5">Auth</text:span><text:span text:style-name="T66_6">-</text:span><text:span text:style-name="T66_7">Token</text:span><text:span text:style-name="T66_8">:&lt;</text:span><text:span text:style-name="T66_9">token</text:span><text:span text:style-name="T66_10">&gt;</text:span></text:p>
          </table:table-cell>
        </table:table-row>
      </table:table>
      <text:p text:style-name="P67"/>
      <text:p text:style-name="P68"/>
      <text:p text:style-name="P69"><text:span text:style-name="T69_1">4.<text:s/></text:span><text:span text:style-name="T69_2">Business</text:span><text:span text:style-name="T69_3"><text:s/></text:span><text:span text:style-name="T69_4">Matching</text:span><text:span text:style-name="T69_5"><text:s/></text:span><text:span text:style-name="T69_6">API</text:span></text:p>
      <table:table table:style-name="Table4">
        <table:table-column table:style-name="Column16"/>
        <table:table-column table:style-name="Column17"/>
        <table:table-column table:style-name="Column18"/>
        <table:table-column table:style-name="Column19"/>
        <table:table-column table:style-name="Column20"/>
        <table:table-row table:style-name="Row12">
          <table:table-cell table:style-name="Cell56">
            <text:p text:style-name="P70"><text:span text:style-name="T70_1">#</text:span></text:p>
          </table:table-cell>
          <table:table-cell table:style-name="Cell57">
            <text:p text:style-name="P71"><text:span text:style-name="T71_1">Function</text:span></text:p>
          </table:table-cell>
          <table:table-cell table:style-name="Cell58">
            <text:p text:style-name="P72"><text:span text:style-name="T72_1">URL</text:span></text:p>
          </table:table-cell>
          <table:table-cell table:style-name="Cell59">
            <text:p text:style-name="P73"><text:span text:style-name="T73_1">Method</text:span></text:p>
          </table:table-cell>
          <table:table-cell table:style-name="Cell60">
            <text:p text:style-name="P74"><text:span text:style-name="T74_1">Fields</text:span></text:p>
          </table:table-cell>
        </table:table-row>
        <table:table-row table:style-name="Row13">
          <table:table-cell table:style-name="Cell61">
            <text:p text:style-name="P75"><text:span text:style-name="T75_1">1</text:span></text:p>
          </table:table-cell>
          <table:table-cell table:style-name="Cell62">
            <text:p text:style-name="P76"><text:span text:style-name="T76_1">Set</text:span><text:span text:style-name="T76_2"><text:s/></text:span><text:span text:style-name="T76_3">details</text:span></text:p>
          </table:table-cell>
          <table:table-cell table:style-name="Cell63">
            <text:p text:style-name="P77"><text:span text:style-name="T77_1">http</text:span><text:span text:style-name="T77_2">://54.164.83.129:8555/</text:span><text:span text:style-name="T77_3">api</text:span><text:span text:style-name="T77_4">/</text:span><text:span text:style-name="T77_5">business</text:span><text:span text:style-name="T77_6">-</text:span><text:span text:style-name="T77_7">matching</text:span></text:p>
          </table:table-cell>
          <table:table-cell table:style-name="Cell64">
            <text:p text:style-name="P78"><text:span text:style-name="T78_1">POST</text:span></text:p>
          </table:table-cell>
          <table:table-cell table:style-name="Cell65">
            <text:p text:style-name="P79"><text:span text:style-name="T79_1">Postdata</text:span><text:span text:style-name="T79_2"><text:s/>:<text:s/></text:span><text:span text:style-name="T79_3">provides</text:span><text:span text:style-name="T79_4">(</text:span><text:span text:style-name="T79_5">products</text:span><text:span text:style-name="T79_6">/</text:span><text:span text:style-name="T79_7">services</text:span><text:span text:style-name="T79_8">/</text:span><text:span text:style-name="T79_9">both</text:span><text:span text:style-name="T79_10">)</text:span></text:p>
            <text:p text:style-name="P80"><text:span text:style-name="T80_1">employee</text:span><text:span text:style-name="T80_2">_</text:span><text:span text:style-name="T80_3">count</text:span><text:span text:style-name="T80_4">,<text:s/></text:span><text:span text:style-name="T80_5">annual</text:span><text:span text:style-name="T80_6">_</text:span><text:span text:style-name="T80_7">turnover</text:span><text:span text:style-name="T80_8">.</text:span></text:p>
            <text:p text:style-name="P81"><text:span text:style-name="T81_1">Header</text:span><text:span text:style-name="T81_2"><text:s/>:<text:s text:c="2"/></text:span><text:span text:style-name="T81_3">X</text:span><text:span text:style-name="T81_4">-</text:span><text:span text:style-name="T81_5">Auth</text:span><text:span text:style-name="T81_6">-</text:span><text:span text:style-name="T81_7">Token</text:span><text:span text:style-name="T81_8">:&lt;</text:span><text:span text:style-name="T81_9">token</text:span><text:span text:style-name="T81_10">&gt;</text:span></text:p>
          </table:table-cell>
        </table:table-row>
        <table:table-row table:style-name="Row14">
          <table:table-cell table:style-name="Cell66">
            <text:p text:style-name="P82"><text:span text:style-name="T82_1">2</text:span></text:p>
          </table:table-cell>
          <table:table-cell table:style-name="Cell67">
            <text:p text:style-name="P83"><text:span text:style-name="T83_1">Get</text:span><text:span text:style-name="T83_2"><text:s/></text:span><text:span text:style-name="T83_3">details</text:span></text:p>
          </table:table-cell>
          <table:table-cell table:style-name="Cell68">
            <text:p text:style-name="P84"><text:span text:style-name="T84_1">http</text:span><text:span text:style-name="T84_2">://54.164.83.129:8555/</text:span><text:span text:style-name="T84_3">api</text:span><text:span text:style-name="T84_4">/</text:span><text:span text:style-name="T84_5">account</text:span><text:span text:style-name="T84_6">/</text:span><text:span text:style-name="T84_7">token</text:span><text:span text:style-name="T84_8">-</text:span><text:span text:style-name="T84_9">auth</text:span></text:p>
          </table:table-cell>
          <table:table-cell table:style-name="Cell69">
            <text:p text:style-name="P85"><text:span text:style-name="T85_1">GET</text:span></text:p>
          </table:table-cell>
          <table:table-cell table:style-name="Cell70">
            <text:p text:style-name="P86"><text:span text:style-name="T86_1">Header</text:span><text:span text:style-name="T86_2"><text:s/>:<text:s text:c="2"/></text:span><text:span text:style-name="T86_3">X</text:span><text:span text:style-name="T86_4">-</text:span><text:span text:style-name="T86_5">Auth</text:span><text:span text:style-name="T86_6">-</text:span><text:span text:style-name="T86_7">Token</text:span><text:span text:style-name="T86_8">:&lt;</text:span><text:span text:style-name="T86_9">token</text:span><text:span text:style-name="T86_10">&gt;</text:span></text:p>
            <text:p text:style-name="P87"/>
          </table:table-cell>
        </table:table-row>
      </table:table>
      <text:p text:style-name="P88"/>
      <text:p text:style-name="P89"/>
      <text:p text:style-name="P90"><text:span text:style-name="T90_1">5.</text:span><text:span text:style-name="T90_2">Business</text:span><text:span text:style-name="T90_3"><text:s/></text:span><text:span text:style-name="T90_4">Listing</text:span><text:span text:style-name="T90_5">*<text:s/></text:span></text:p>
      <table:table table:style-name="Table5">
        <table:table-column table:style-name="Column21"/>
        <table:table-column table:style-name="Column22"/>
        <table:table-column table:style-name="Column23"/>
        <table:table-column table:style-name="Column24"/>
        <table:table-column table:style-name="Column25"/>
        <table:table-row table:style-name="Row15">
          <table:table-cell table:style-name="Cell71">
            <text:p text:style-name="P91"><text:span text:style-name="T91_1">#</text:span></text:p>
          </table:table-cell>
          <table:table-cell table:style-name="Cell72">
            <text:p text:style-name="P92"><text:span text:style-name="T92_1">Function</text:span></text:p>
          </table:table-cell>
          <table:table-cell table:style-name="Cell73">
            <text:p text:style-name="P93"><text:span text:style-name="T93_1">URL</text:span></text:p>
          </table:table-cell>
          <table:table-cell table:style-name="Cell74">
            <text:p text:style-name="P94"><text:span text:style-name="T94_1">Method</text:span></text:p>
          </table:table-cell>
          <table:table-cell table:style-name="Cell75">
            <text:p text:style-name="P95"><text:span text:style-name="T95_1">Fields</text:span></text:p>
          </table:table-cell>
        </table:table-row>
        <table:table-row table:style-name="Row16">
          <table:table-cell table:style-name="Cell76">
            <text:p text:style-name="P96"><text:span text:style-name="T96_1">1</text:span></text:p>
          </table:table-cell>
          <table:table-cell table:style-name="Cell77">
            <text:p text:style-name="P97"><text:span text:style-name="T97_1">View</text:span></text:p>
          </table:table-cell>
          <table:table-cell table:style-name="Cell78">
            <text:p text:style-name="P98"><text:span text:style-name="T98_1">http</text:span><text:span text:style-name="T98_2">://54.164.83.129:8555/</text:span><text:span text:style-name="T98_3">api</text:span><text:span text:style-name="T98_4">/</text:span><text:span text:style-name="T98_5">busine</text:span><text:span text:style-name="T98_6">ss</text:span><text:span text:style-name="T98_7">-</text:span><text:span text:style-name="T98_8">list</text:span></text:p>
          </table:table-cell>
          <table:table-cell table:style-name="Cell79">
            <text:p text:style-name="P99"><text:span text:style-name="T99_1">GET</text:span></text:p>
          </table:table-cell>
          <table:table-cell table:style-name="Cell80">
            <text:p text:style-name="P100"><text:span text:style-name="T100_1">Header</text:span><text:span text:style-name="T100_2"><text:s/>:<text:s text:c="2"/></text:span><text:span text:style-name="T100_3">X</text:span><text:span text:style-name="T100_4">-</text:span><text:span text:style-name="T100_5">Auth</text:span><text:span text:style-name="T100_6">-</text:span><text:span text:style-name="T100_7">Token</text:span><text:span text:style-name="T100_8">:&lt;</text:span><text:span text:style-name="T100_9">token</text:span><text:span text:style-name="T100_10">&gt;</text:span></text:p>
          </table:table-cell>
        </table:table-row>
        <table:table-row table:style-name="Row17">
          <table:table-cell table:style-name="Cell81">
            <text:p text:style-name="P101"><text:span text:style-name="T101_1">2</text:span></text:p>
          </table:table-cell>
          <table:table-cell table:style-name="Cell82">
            <text:p text:style-name="P102"><text:span text:style-name="T102_1">Members</text:span></text:p>
          </table:table-cell>
          <table:table-cell table:style-name="Cell83">
            <text:p text:style-name="P103"><text:span text:style-name="T103_1">http</text:span><text:span text:style-name="T103_2">://54.164.83.129:8555/</text:span><text:span text:style-name="T103_3">api</text:span><text:span text:style-name="T103_4">/</text:span><text:span text:style-name="T103_5">member</text:span><text:span text:style-name="T103_6">-</text:span><text:span text:style-name="T103_7">list</text:span><text:span text:style-name="T103_8">/</text:span><text:span text:style-name="T103_9">&lt;</text:span><text:span text:style-name="T103_10">trade</text:span><text:span text:style-name="T103_11">_</text:span><text:span text:style-name="T103_12">license</text:span><text:span text:style-name="T103_13">_</text:span><text:span text:style-name="T103_14">number</text:span><text:span text:style-name="T103_15">&gt;</text:span></text:p>
          </table:table-cell>
          <table:table-cell table:style-name="Cell84">
            <text:p text:style-name="P104"><text:span text:style-name="T104_1">GET</text:span></text:p>
          </table:table-cell>
          <table:table-cell table:style-name="Cell85">
            <text:p text:style-name="P105"><text:span text:style-name="T105_1">Header</text:span><text:span text:style-name="T105_2"><text:s/>:<text:s text:c="2"/></text:span><text:span text:style-name="T105_3">X</text:span><text:span text:style-name="T105_4">-</text:span><text:span text:style-name="T105_5">Auth</text:span><text:span text:style-name="T105_6">-</text:span><text:span text:style-name="T105_7">Token</text:span><text:span text:style-name="T105_8">:&lt;</text:span><text:span text:style-name="T105_9">token</text:span><text:span text:style-name="T105_10">&gt;</text:span></text:p>
          </table:table-cell>
        </table:table-row>
      </table:table>
      <text:p text:style-name="P106"/>
      <text:p text:style-name="P107"/>
      <text:p text:style-name="P108"><text:span text:style-name="T108_1">6.</text:span><text:span text:style-name="T108_2">Connections</text:span></text:p>
      <table:table table:style-name="Table6">
        <table:table-column table:style-name="Column26"/>
        <table:table-column table:style-name="Column27"/>
        <table:table-column table:style-name="Column28"/>
        <table:table-column table:style-name="Column29"/>
        <table:table-column table:style-name="Column30"/>
        <table:table-row table:style-name="Row18">
          <table:table-cell table:style-name="Cell86">
            <text:p text:style-name="P109"><text:span text:style-name="T109_1">#</text:span></text:p>
          </table:table-cell>
          <table:table-cell table:style-name="Cell87">
            <text:p text:style-name="P110"><text:span text:style-name="T110_1">Function</text:span></text:p>
          </table:table-cell>
          <table:table-cell table:style-name="Cell88">
            <text:p text:style-name="P111"><text:span text:style-name="T111_1">URL</text:span></text:p>
          </table:table-cell>
          <table:table-cell table:style-name="Cell89">
            <text:p text:style-name="P112"><text:span text:style-name="T112_1">Method</text:span></text:p>
          </table:table-cell>
          <table:table-cell table:style-name="Cell90">
            <text:p text:style-name="P113"><text:span text:style-name="T113_1">Fields</text:span></text:p>
          </table:table-cell>
        </table:table-row>
        <table:table-row table:style-name="Row19">
          <table:table-cell table:style-name="Cell91">
            <text:p text:style-name="P114"><text:span text:style-name="T114_1">1</text:span></text:p>
          </table:table-cell>
          <table:table-cell table:style-name="Cell92">
            <text:p text:style-name="P115"><text:span text:style-name="T115_1">send</text:span><text:span text:style-name="T115_2"><text:s/></text:span><text:span text:style-name="T115_3">invite</text:span></text:p>
          </table:table-cell>
          <table:table-cell table:style-name="Cell93">
            <text:p text:style-name="P116"><text:span text:style-name="T116_1">http</text:span><text:span text:style-name="T116_2">://54.164.83.129:8555/</text:span><text:span text:style-name="T116_3">api</text:span><text:span text:style-name="T116_4">/</text:span><text:span text:style-name="T116_5">connection</text:span><text:span text:style-name="T116_6">/</text:span><text:span text:style-name="T116_7">invite</text:span></text:p>
          </table:table-cell>
          <table:table-cell table:style-name="Cell94">
            <text:p text:style-name="P117"><text:span text:style-name="T117_1">POST</text:span></text:p>
          </table:table-cell>
          <table:table-cell table:style-name="Cell95">
            <text:p text:style-name="P118"><text:span text:style-name="T118_1">Postdata</text:span><text:span text:style-name="T118_2">:<text:s/></text:span><text:span text:style-name="T118_3">recipient</text:span><text:span text:style-name="T118_4">_</text:span><text:span text:style-name="T118_5">id</text:span></text:p>
            <text:p text:style-name="P119"><text:span text:style-name="T119_1">Header</text:span><text:span text:style-name="T119_2"><text:s/>:<text:s text:c="2"/></text:span><text:span text:style-name="T119_3">X</text:span><text:span text:style-name="T119_4">-</text:span><text:span text:style-name="T119_5">Auth</text:span><text:span text:style-name="T119_6">-</text:span><text:span text:style-name="T119_7">Token</text:span><text:span text:style-name="T119_8">:&lt;</text:span><text:span text:style-name="T119_9">token</text:span><text:span text:style-name="T119_10">&gt;</text:span></text:p>
          </table:table-cell>
        </table:table-row>
        <table:table-row table:style-name="Row20">
          <table:table-cell table:style-name="Cell96">
            <text:p text:style-name="P120"><text:span text:style-name="T120_1">2</text:span></text:p>
          </table:table-cell>
          <table:table-cell table:style-name="Cell97">
            <text:p text:style-name="P121"><text:span text:style-name="T121_1">open</text:span><text:span text:style-name="T121_2"><text:s/></text:span><text:span text:style-name="T121_3">Invitation</text:span><text:span text:style-name="T121_4"><text:s/></text:span><text:span text:style-name="T121_5">list</text:span></text:p>
          </table:table-cell>
          <table:table-cell table:style-name="Cell98">
            <text:p text:style-name="P122"><text:span text:style-name="T122_1">http</text:span><text:span text:style-name="T122_2">://54.164.83.129:8555/</text:span><text:span text:style-name="T122_3">api</text:span><text:span text:style-name="T122_4">/</text:span><text:span text:style-name="T122_5">connection</text:span><text:span text:style-name="T122_6">/</text:span><text:span text:style-name="T122_7">invitations</text:span></text:p>
          </table:table-cell>
          <table:table-cell table:style-name="Cell99">
            <text:p text:style-name="P123"><text:span text:style-name="T123_1">GET</text:span></text:p>
          </table:table-cell>
          <table:table-cell table:style-name="Cell100">
            <text:p text:style-name="P124"><text:span text:style-name="T124_1">Header</text:span><text:span text:style-name="T124_2"><text:s/>:<text:s text:c="2"/></text:span><text:span text:style-name="T124_3">X</text:span><text:span text:style-name="T124_4">-</text:span><text:span text:style-name="T124_5">Auth</text:span><text:span text:style-name="T124_6">-</text:span><text:span text:style-name="T124_7">Token</text:span><text:span text:style-name="T124_8">:&lt;</text:span><text:span text:style-name="T124_9">token</text:span><text:span text:style-name="T124_10">&gt;</text:span></text:p>
          </table:table-cell>
        </table:table-row>
        <table:table-row table:style-name="Row21">
          <table:table-cell table:style-name="Cell101">
            <text:p text:style-name="P125"><text:span text:style-name="T125_1">3</text:span></text:p>
          </table:table-cell>
          <table:table-cell table:style-name="Cell102">
            <text:p text:style-name="P126"><text:span text:style-name="T126_1">Accept</text:span></text:p>
          </table:table-cell>
          <table:table-cell table:style-name="Cell103">
            <text:p text:style-name="P127"><text:span text:style-name="T127_1">http</text:span><text:span text:style-name="T127_2">://54.164.83.129:8555/</text:span><text:span text:style-name="T127_3">api</text:span><text:span text:style-name="T127_4">/</text:span><text:span text:style-name="T127_5">connection</text:span><text:span text:style-name="T127_6">/</text:span><text:span text:style-name="T127_7">accept</text:span></text:p>
          </table:table-cell>
          <table:table-cell table:style-name="Cell104">
            <text:p text:style-name="P128"><text:span text:style-name="T128_1">POST</text:span></text:p>
          </table:table-cell>
          <table:table-cell table:style-name="Cell105">
            <text:p text:style-name="P129"><text:span text:style-name="T129_1">Postdata</text:span><text:span text:style-name="T129_2">:<text:s/></text:span><text:span text:style-name="T129_3">invitation</text:span><text:span text:style-name="T129_4">_</text:span><text:span text:style-name="T129_5">id</text:span></text:p>
            <text:p text:style-name="P130"><text:span text:style-name="T130_1">Header</text:span><text:span text:style-name="T130_2"><text:s/>:<text:s text:c="2"/></text:span><text:span text:style-name="T130_3">X</text:span><text:span text:style-name="T130_4">-</text:span><text:span text:style-name="T130_5">Auth</text:span><text:span text:style-name="T130_6">-</text:span><text:span text:style-name="T130_7">Token</text:span><text:span text:style-name="T130_8">:&lt;</text:span><text:span text:style-name="T130_9">token</text:span><text:span text:style-name="T130_10">&gt;</text:span></text:p>
          </table:table-cell>
        </table:table-row>
        <table:table-row table:style-name="Row22">
          <table:table-cell table:style-name="Cell106">
            <text:p text:style-name="P131"><text:span text:style-name="T131_1">4</text:span></text:p>
          </table:table-cell>
          <table:table-cell table:style-name="Cell107">
            <text:p text:style-name="P132"><text:span text:style-name="T132_1">my</text:span><text:span text:style-name="T132_2"><text:s/></text:span><text:span text:style-name="T132_3">connections</text:span></text:p>
          </table:table-cell>
          <table:table-cell table:style-name="Cell108">
            <text:p text:style-name="P133"><text:span text:style-name="T133_1">http</text:span><text:span text:style-name="T133_2">://54.164.83.129:8555/</text:span><text:span text:style-name="T133_3">api</text:span><text:span text:style-name="T133_4">/</text:span><text:span text:style-name="T133_5">connection</text:span><text:span text:style-name="T133_6">/</text:span><text:span text:style-name="T133_7">my</text:span><text:span text:style-name="T133_8">-</text:span><text:span text:style-name="T133_9">connections</text:span></text:p>
            <text:p text:style-name="P134"/>
          </table:table-cell>
          <table:table-cell table:style-name="Cell109">
            <text:p text:style-name="P135"><text:span text:style-name="T135_1">GET</text:span></text:p>
          </table:table-cell>
          <table:table-cell table:style-name="Cell110">
            <text:p text:style-name="P136"><text:span text:style-name="T136_1">Header</text:span><text:span text:style-name="T136_2"><text:s/>:<text:s text:c="2"/></text:span><text:span text:style-name="T136_3">X</text:span><text:span text:style-name="T136_4">-</text:span><text:span text:style-name="T136_5">Auth</text:span><text:span text:style-name="T136_6">-</text:span><text:span text:style-name="T136_7">Token</text:span><text:span text:style-name="T136_8">:&lt;</text:span><text:span text:style-name="T136_9">token</text:span><text:span text:style-name="T136_10">&gt;</text:span></text:p>
          </table:table-cell>
        </table:table-row>
        <table:table-row table:style-name="Row23">
          <table:table-cell table:style-name="Cell111">
            <text:p text:style-name="P137"><text:span text:style-name="T137_1">5</text:span></text:p>
          </table:table-cell>
          <table:table-cell table:style-name="Cell112">
            <text:p text:style-name="P138"><text:span text:style-name="T138_1">Public</text:span><text:span text:style-name="T138_2"><text:s/></text:span><text:span text:style-name="T138_3">list</text:span></text:p>
          </table:table-cell>
          <table:table-cell table:style-name="Cell113">
            <text:p text:style-name="P139"><text:span text:style-name="T139_1">http</text:span><text:span text:style-name="T139_2">://54.164.83.129:8555/</text:span><text:span text:style-name="T139_3">api</text:span><text:span text:style-name="T139_4">/</text:span><text:span text:style-name="T139_5">connection</text:span><text:span text:style-name="T139_6">/</text:span><text:span text:style-name="T139_7">list</text:span><text:span text:style-name="T139_8">/&lt;</text:span><text:span text:style-name="T139_9">id</text:span><text:span text:style-name="T139_10"><text:s/></text:span><text:span text:style-name="T139_11">of</text:span><text:span text:style-name="T139_12"><text:s/></text:span><text:span text:style-name="T139_13">target</text:span><text:span text:style-name="T139_14"><text:s/></text:span><text:span text:style-name="T139_15">user</text:span><text:span text:style-name="T139_16">&gt;</text:span></text:p>
            <text:p text:style-name="P140"/>
          </table:table-cell>
          <table:table-cell table:style-name="Cell114">
            <text:p text:style-name="P141"><text:span text:style-name="T141_1">GET</text:span></text:p>
          </table:table-cell>
          <table:table-cell table:style-name="Cell115">
            <text:p text:style-name="P142"><text:span text:style-name="T142_1">Header</text:span><text:span text:style-name="T142_2"><text:s/>:<text:s text:c="2"/></text:span><text:span text:style-name="T142_3">X</text:span><text:span text:style-name="T142_4">-</text:span><text:span text:style-name="T142_5">Auth</text:span><text:span text:style-name="T142_6">-</text:span><text:span text:style-name="T142_7">Token</text:span><text:span text:style-name="T142_8">:&lt;</text:span><text:span text:style-name="T142_9">token</text:span><text:span text:style-name="T142_10">&gt;</text:span></text:p>
          </table:table-cell>
        </table:table-row>
        <table:table-row table:style-name="Row24">
          <table:table-cell table:style-name="Cell116">
            <text:p text:style-name="P143"><text:span text:style-name="T143_1">6</text:span></text:p>
          </table:table-cell>
          <table:table-cell table:style-name="Cell117">
            <text:p text:style-name="P144"><text:span text:style-name="T144_1">Delete</text:span></text:p>
          </table:table-cell>
          <table:table-cell table:style-name="Cell118">
            <text:p text:style-name="P145"><text:span text:style-name="T145_1">http</text:span><text:span text:style-name="T145_2">://54.164.83.129:8555/</text:span><text:span text:style-name="T145_3">api</text:span><text:span text:style-name="T145_4">/</text:span><text:span text:style-name="T145_5">connection</text:span><text:span text:style-name="T145_6">/</text:span><text:span text:style-name="T145_7">delete</text:span></text:p>
          </table:table-cell>
          <table:table-cell table:style-name="Cell119">
            <text:p text:style-name="P146"><text:span text:style-name="T146_1">POST</text:span></text:p>
          </table:table-cell>
          <table:table-cell table:style-name="Cell120">
            <text:p text:style-name="P147"><text:span text:style-name="T147_1">Postdata</text:span><text:span text:style-name="T147_2">:<text:s/></text:span><text:span text:style-name="T147_3">connection</text:span><text:span text:style-name="T147_4">_</text:span><text:span text:style-name="T147_5">id</text:span></text:p>
            <text:p text:style-name="P148"><text:span text:style-name="T148_1">Header</text:span><text:span text:style-name="T148_2"><text:s/>:<text:s text:c="2"/></text:span><text:span text:style-name="T148_3">X</text:span><text:span text:style-name="T148_4">-</text:span><text:span text:style-name="T148_5">Auth</text:span><text:span text:style-name="T148_6">-</text:span><text:span text:style-name="T148_7">Token</text:span><text:span text:style-name="T148_8">:&lt;</text:span><text:span text:style-name="T148_9">token</text:span><text:span text:style-name="T148_10">&gt;</text:span></text:p>
          </table:table-cell>
        </table:table-row>
      </table:table>
      <text:p text:style-name="P149"/>
      <text:p text:style-name="P150"/>
      <text:p text:style-name="P151"><text:span text:style-name="T151_1">7.</text:span><text:span text:style-name="T151_2">Notifications</text:span></text:p>
      <table:table table:style-name="Table7">
        <table:table-column table:style-name="Column31"/>
        <table:table-column table:style-name="Column32"/>
        <table:table-column table:style-name="Column33"/>
        <table:table-column table:style-name="Column34"/>
        <table:table-column table:style-name="Column35"/>
        <table:table-row table:style-name="Row25">
          <table:table-cell table:style-name="Cell121">
            <text:p text:style-name="P152"><text:span text:style-name="T152_1">#</text:span></text:p>
          </table:table-cell>
          <table:table-cell table:style-name="Cell122">
            <text:p text:style-name="P153"><text:span text:style-name="T153_1">Function</text:span></text:p>
          </table:table-cell>
          <table:table-cell table:style-name="Cell123">
            <text:p text:style-name="P154"><text:span text:style-name="T154_1">URL</text:span></text:p>
          </table:table-cell>
          <table:table-cell table:style-name="Cell124">
            <text:p text:style-name="P155"><text:span text:style-name="T155_1">Method</text:span></text:p>
          </table:table-cell>
          <table:table-cell table:style-name="Cell125">
            <text:p text:style-name="P156"><text:span text:style-name="T156_1">Fields</text:span></text:p>
          </table:table-cell>
        </table:table-row>
        <table:table-row table:style-name="Row26">
          <table:table-cell table:style-name="Cell126">
            <text:p text:style-name="P157"><text:span text:style-name="T157_1">1</text:span></text:p>
          </table:table-cell>
          <table:table-cell table:style-name="Cell127">
            <text:p text:style-name="P158"><text:span text:style-name="T158_1">Notification</text:span><text:span text:style-name="T158_2"><text:s/></text:span><text:span text:style-name="T158_3">list</text:span></text:p>
          </table:table-cell>
          <table:table-cell table:style-name="Cell128">
            <text:p text:style-name="P159"><text:span text:style-name="T159_1">http</text:span><text:span text:style-name="T159_2">://54.164.83.129:8555/</text:span><text:span text:style-name="T159_3">api</text:span><text:span text:style-name="T159_4">/</text:span><text:span text:style-name="T159_5">notifications</text:span><text:span text:style-name="T159_6">/</text:span><text:span text:style-name="T159_7">list</text:span></text:p>
          </table:table-cell>
          <table:table-cell table:style-name="Cell129">
            <text:p text:style-name="P160"><text:span text:style-name="T160_1">POST</text:span></text:p>
          </table:table-cell>
          <table:table-cell table:style-name="Cell130">
            <text:p text:style-name="P161"><text:span text:style-name="T161_1">Postdata</text:span><text:span text:style-name="T161_2">:<text:s/></text:span><text:span text:style-name="T161_3">page</text:span></text:p>
            <text:p text:style-name="P162"><text:span text:style-name="T162_1">Header</text:span><text:span text:style-name="T162_2"><text:s/>:<text:s text:c="2"/></text:span><text:span text:style-name="T162_3">X</text:span><text:span text:style-name="T162_4">-</text:span><text:span text:style-name="T162_5">Auth</text:span><text:span text:style-name="T162_6">-</text:span><text:span text:style-name="T162_7">Token</text:span><text:span text:style-name="T162_8">:&lt;</text:span><text:span text:style-name="T162_9">token</text:span><text:span text:style-name="T162_10">&gt;</text:span></text:p>
          </table:table-cell>
        </table:table-row>
        <table:table-row table:style-name="Row27">
          <table:table-cell table:style-name="Cell131">
            <text:p text:style-name="P163"><text:span text:style-name="T163_1">2</text:span></text:p>
          </table:table-cell>
          <table:table-cell table:style-name="Cell132">
            <text:p text:style-name="P164"><text:span text:style-name="T164_1">Mark</text:span><text:span text:style-name="T164_2"><text:s/></text:span><text:span text:style-name="T164_3">Read</text:span></text:p>
          </table:table-cell>
          <table:table-cell table:style-name="Cell133">
            <text:p text:style-name="P165"><text:span text:style-name="T165_1">http</text:span><text:span text:style-name="T165_2">://54.164.83.129:8555/</text:span><text:span text:style-name="T165_3">api</text:span><text:span text:style-name="T165_4">/</text:span><text:span text:style-name="T165_5">notifications</text:span><text:span text:style-name="T165_6">/</text:span><text:span text:style-name="T165_7">list</text:span></text:p>
          </table:table-cell>
          <table:table-cell table:style-name="Cell134">
            <text:p text:style-name="P166"><text:span text:style-name="T166_1">POST</text:span></text:p>
          </table:table-cell>
          <table:table-cell table:style-name="Cell135">
            <text:p text:style-name="P167"><text:span text:style-name="T167_1">notification</text:span><text:span text:style-name="T167_2">_</text:span><text:span text:style-name="T167_3">ids</text:span><text:span text:style-name="T167_4">(</text:span><text:span text:style-name="T167_5">array</text:span><text:span text:style-name="T167_6">),<text:s/></text:span><text:span text:style-name="T167_7">read</text:span><text:span text:style-name="T167_8"><text:s/>(</text:span><text:span text:style-name="T167_9">bool</text:span><text:span text:style-name="T167_10">)</text:span></text:p>
            <text:p text:style-name="P168"><text:span text:style-name="T168_1">eg</text:span><text:span text:style-name="T168_2">:-</text:span></text:p>
            <text:p text:style-name="P169"><text:span text:style-name="T169_1">notification</text:span><text:span text:style-name="T169_2">_</text:span><text:span text:style-name="T169_3">ids</text:span><text:span text:style-name="T169_4">[0]<text:s/>=<text:s/>&lt;</text:span><text:span text:style-name="T169_5">id</text:span><text:span text:style-name="T169_6"><text:s/></text:span><text:span text:style-name="T169_7">of</text:span><text:span text:style-name="T169_8"><text:s/></text:span><text:span text:style-name="T169_9">notification</text:span><text:span text:style-name="T169_10">&gt;</text:span></text:p>
            <text:p text:style-name="P170"><text:span text:style-name="T170_1">notification</text:span><text:span text:style-name="T170_2">_</text:span><text:span text:style-name="T170_3">ids</text:span><text:span text:style-name="T170_4">[1]<text:s/>=<text:s/>&lt;</text:span><text:span text:style-name="T170_5">id</text:span><text:span text:style-name="T170_6"><text:s/></text:span><text:span text:style-name="T170_7">of</text:span><text:span text:style-name="T170_8"><text:s/></text:span><text:span text:style-name="T170_9">notification</text:span><text:span text:style-name="T170_10">&gt;</text:span></text:p>
            <text:p text:style-name="P171"><text:span text:style-name="T171_1">notification</text:span><text:span text:style-name="T171_2">_</text:span><text:span text:style-name="T171_3">ids</text:span><text:span text:style-name="T171_4">[2]<text:s/>=<text:s/>&lt;</text:span><text:span text:style-name="T171_5">id</text:span><text:span text:style-name="T171_6"><text:s/></text:span><text:span text:style-name="T171_7">of</text:span><text:span text:style-name="T171_8"><text:s/></text:span><text:span text:style-name="T171_9">notification</text:span><text:span text:style-name="T171_10">&gt;</text:span></text:p>
            <text:p text:style-name="P172"><text:span text:style-name="T172_1">............................................</text:span></text:p>
            <text:p text:style-name="P173"><text:span text:style-name="T173_1">............................................</text:span></text:p>
            <text:p text:style-name="P174"/>
            <text:p text:style-name="P175"><text:span text:style-name="T175_1">Header</text:span><text:span text:style-name="T175_2"><text:s/>:<text:s text:c="2"/></text:span><text:span text:style-name="T175_3">X</text:span><text:span text:style-name="T175_4">-</text:span><text:span text:style-name="T175_5">Auth</text:span><text:span text:style-name="T175_6">-</text:span><text:span text:style-name="T175_7">Token</text:span><text:span text:style-name="T175_8">:&lt;</text:span><text:span text:style-name="T175_9">token</text:span><text:span text:style-name="T175_10">&gt;</text:span></text:p>
          </table:table-cell>
        </table:table-row>
      </table:table>
      <text:p text:style-name="P176"/>
      <text:p text:style-name="P177"/>
      <text:p text:style-name="P178"><text:span text:style-name="T178_1">8.</text:span><text:span text:style-name="T178_2">News</text:span><text:span text:style-name="T178_3"><text:s/></text:span><text:span text:style-name="T178_4">and</text:span><text:span text:style-name="T178_5"><text:s/></text:span><text:span text:style-name="T178_6">Events</text:span></text:p>
      <table:table table:style-name="Table8">
        <table:table-column table:style-name="Column36"/>
        <table:table-column table:style-name="Column37"/>
        <table:table-column table:style-name="Column38"/>
        <table:table-column table:style-name="Column39"/>
        <table:table-column table:style-name="Column40"/>
        <table:table-row table:style-name="Row28">
          <table:table-cell table:style-name="Cell136">
            <text:p text:style-name="P179"><text:span text:style-name="T179_1">#</text:span></text:p>
          </table:table-cell>
          <table:table-cell table:style-name="Cell137">
            <text:p text:style-name="P180"><text:span text:style-name="T180_1">Function</text:span></text:p>
          </table:table-cell>
          <table:table-cell table:style-name="Cell138">
            <text:p text:style-name="P181"><text:span text:style-name="T181_1">URL</text:span></text:p>
          </table:table-cell>
          <table:table-cell table:style-name="Cell139">
            <text:p text:style-name="P182"><text:span text:style-name="T182_1">Method</text:span></text:p>
          </table:table-cell>
          <table:table-cell table:style-name="Cell140">
            <text:p text:style-name="P183"><text:span text:style-name="T183_1">Fields</text:span></text:p>
          </table:table-cell>
        </table:table-row>
        <table:table-row table:style-name="Row29">
          <table:table-cell table:style-name="Cell141">
            <text:p text:style-name="P184"><text:span text:style-name="T184_1">1</text:span></text:p>
          </table:table-cell>
          <table:table-cell table:style-name="Cell142">
            <text:p text:style-name="P185"><text:span text:style-name="T185_1">News</text:span></text:p>
          </table:table-cell>
          <table:table-cell table:style-name="Cell143">
            <text:p text:style-name="P186"><text:span text:style-name="T186_1">h</text:span><text:span text:style-name="T186_2">ttp</text:span><text:span text:style-name="T186_3">://54.164.83.129:8555/</text:span><text:span text:style-name="T186_4">api</text:span><text:span text:style-name="T186_5">/</text:span><text:span text:style-name="T186_6">news</text:span></text:p>
          </table:table-cell>
          <table:table-cell table:style-name="Cell144">
            <text:p text:style-name="P187"><text:span text:style-name="T187_1">GET</text:span></text:p>
          </table:table-cell>
          <table:table-cell table:style-name="Cell145">
            <text:p text:style-name="P188"><text:span text:style-name="T188_1">Null</text:span></text:p>
          </table:table-cell>
        </table:table-row>
        <table:table-row table:style-name="Row30">
          <table:table-cell table:style-name="Cell146">
            <text:p text:style-name="P189"><text:span text:style-name="T189_1">2</text:span></text:p>
          </table:table-cell>
          <table:table-cell table:style-name="Cell147">
            <text:p text:style-name="P190"><text:span text:style-name="T190_1">Events</text:span></text:p>
          </table:table-cell>
          <table:table-cell table:style-name="Cell148">
            <text:p text:style-name="P191"><text:span text:style-name="T191_1">http</text:span><text:span text:style-name="T191_2">://54.164.83.129:8555/</text:span><text:span text:style-name="T191_3">api</text:span><text:span text:style-name="T191_4">/</text:span><text:span text:style-name="T191_5">events</text:span></text:p>
          </table:table-cell>
          <table:table-cell table:style-name="Cell149">
            <text:p text:style-name="P192"><text:span text:style-name="T192_1">GET</text:span></text:p>
          </table:table-cell>
          <table:table-cell table:style-name="Cell150">
            <text:p text:style-name="P193"><text:span text:style-name="T193_1">Null</text:span></text:p>
          </table:table-cell>
        </table:table-row>
      </table:table>
      <text:p text:style-name="P194"/>
      <text:p text:style-name="P195"/>
      <text:p text:style-name="P196"><text:span text:style-name="T196_1">9.</text:span><text:span text:style-name="T196_2">Bookmarks</text:span></text:p>
      <table:table table:style-name="Table9">
        <table:table-column table:style-name="Column41"/>
        <table:table-column table:style-name="Column42"/>
        <table:table-column table:style-name="Column43"/>
        <table:table-column table:style-name="Column44"/>
        <table:table-column table:style-name="Column45"/>
        <table:table-row table:style-name="Row31">
          <table:table-cell table:style-name="Cell151">
            <text:p text:style-name="P197"><text:span text:style-name="T197_1">#</text:span></text:p>
          </table:table-cell>
          <table:table-cell table:style-name="Cell152">
            <text:p text:style-name="P198"><text:span text:style-name="T198_1">Function</text:span></text:p>
          </table:table-cell>
          <table:table-cell table:style-name="Cell153">
            <text:p text:style-name="P199"><text:span text:style-name="T199_1">URL</text:span></text:p>
          </table:table-cell>
          <table:table-cell table:style-name="Cell154">
            <text:p text:style-name="P200"><text:span text:style-name="T200_1">Method</text:span></text:p>
          </table:table-cell>
          <table:table-cell table:style-name="Cell155">
            <text:p text:style-name="P201"><text:span text:style-name="T201_1">Fields</text:span></text:p>
          </table:table-cell>
        </table:table-row>
        <table:table-row table:style-name="Row32">
          <table:table-cell table:style-name="Cell156">
            <text:p text:style-name="P202"><text:span text:style-name="T202_1">1</text:span></text:p>
          </table:table-cell>
          <table:table-cell table:style-name="Cell157">
            <text:p text:style-name="P203"><text:span text:style-name="T203_1">Add</text:span></text:p>
          </table:table-cell>
          <table:table-cell table:style-name="Cell158">
            <text:p text:style-name="P204"><text:span text:style-name="T204_1">http</text:span><text:span text:style-name="T204_2">://54.164.83.129:8555/</text:span><text:span text:style-name="T204_3">api</text:span><text:span text:style-name="T204_4">/</text:span><text:span text:style-name="T204_5">bookmarks</text:span><text:span text:style-name="T204_6">/</text:span><text:span text:style-name="T204_7">add</text:span></text:p>
          </table:table-cell>
          <table:table-cell table:style-name="Cell159">
            <text:p text:style-name="P205"><text:span text:style-name="T205_1">POST</text:span></text:p>
          </table:table-cell>
          <table:table-cell table:style-name="Cell160">
            <text:p text:style-name="P206"><text:span text:style-name="T206_1">Postdata</text:span><text:span text:style-name="T206_2">:<text:s/></text:span><text:span text:style-name="T206_3">title</text:span><text:span text:style-name="T206_4"><text:s/>,</text:span><text:span text:style-name="T206_5">item</text:span><text:span text:style-name="T206_6">_</text:span><text:span text:style-name="T206_7">id</text:span><text:span text:style-name="T206_8">,<text:s/></text:span><text:span text:style-name="T206_9">item</text:span><text:span text:style-name="T206_10">_</text:span><text:span text:style-name="T206_11">id</text:span><text:span text:style-name="T206_12">_</text:span><text:span text:style-name="T206_13">type</text:span><text:span text:style-name="T206_14">,<text:s/></text:span><text:span text:style-name="T206_15">item</text:span><text:span text:style-name="T206_16">_</text:span><text:span text:style-name="T206_17">parameter</text:span><text:span text:style-name="T206_18">,<text:s/></text:span><text:span text:style-name="T206_19">item</text:span><text:span text:style-name="T206_20">_</text:span><text:span text:style-name="T206_21">parm</text:span><text:span text:style-name="T206_22">_</text:span><text:span text:style-name="T206_23">type</text:span></text:p>
            <text:p text:style-name="P207"><text:span text:style-name="T207_1">Header</text:span><text:span text:style-name="T207_2"><text:s/>:<text:s text:c="2"/></text:span><text:span text:style-name="T207_3">X</text:span><text:span text:style-name="T207_4">-</text:span><text:span text:style-name="T207_5">Auth</text:span><text:span text:style-name="T207_6">-</text:span><text:span text:style-name="T207_7">Token</text:span><text:span text:style-name="T207_8">:&lt;</text:span><text:span text:style-name="T207_9">token</text:span><text:span text:style-name="T207_10">&gt;</text:span></text:p>
          </table:table-cell>
        </table:table-row>
        <table:table-row table:style-name="Row33">
          <table:table-cell table:style-name="Cell161">
            <text:p text:style-name="P208"><text:span text:style-name="T208_1">2</text:span></text:p>
          </table:table-cell>
          <table:table-cell table:style-name="Cell162">
            <text:p text:style-name="P209"><text:span text:style-name="T209_1">List</text:span></text:p>
          </table:table-cell>
          <table:table-cell table:style-name="Cell163">
            <text:p text:style-name="P210"><text:span text:style-name="T210_1">http</text:span><text:span text:style-name="T210_2">://54.164.83.129:8555/</text:span><text:span text:style-name="T210_3">api</text:span><text:span text:style-name="T210_4">/</text:span><text:span text:style-name="T210_5">bookmarks</text:span><text:span text:style-name="T210_6">/</text:span><text:span text:style-name="T210_7">list</text:span></text:p>
          </table:table-cell>
          <table:table-cell table:style-name="Cell164">
            <text:p text:style-name="P211"><text:span text:style-name="T211_1">POST</text:span></text:p>
          </table:table-cell>
          <table:table-cell table:style-name="Cell165">
            <text:p text:style-name="P212"><text:span text:style-name="T212_1">Postdata</text:span><text:span text:style-name="T212_2">:<text:s/></text:span><text:span text:style-name="T212_3">page</text:span><text:span text:style-name="T212_4">_</text:span><text:span text:style-name="T212_5">no</text:span></text:p>
            <text:p text:style-name="P213"><text:span text:style-name="T213_1">Header</text:span><text:span text:style-name="T213_2"><text:s/>:<text:s text:c="2"/></text:span><text:span text:style-name="T213_3">X</text:span><text:span text:style-name="T213_4">-</text:span><text:span text:style-name="T213_5">Auth</text:span><text:span text:style-name="T213_6">-</text:span><text:span text:style-name="T213_7">Token</text:span><text:span text:style-name="T213_8">:&lt;</text:span><text:span text:style-name="T213_9">token</text:span><text:span text:style-name="T213_10">&gt;</text:span></text:p>
          </table:table-cell>
        </table:table-row>
        <table:table-row table:style-name="Row34">
          <table:table-cell table:style-name="Cell166">
            <text:p text:style-name="P214"><text:span text:style-name="T214_1">3</text:span></text:p>
          </table:table-cell>
          <table:table-cell table:style-name="Cell167">
            <text:p text:style-name="P215"><text:span text:style-name="T215_1">Show</text:span></text:p>
          </table:table-cell>
          <table:table-cell table:style-name="Cell168">
            <text:p text:style-name="P216"><text:span text:style-name="T216_1">http</text:span><text:span text:style-name="T216_2">://54.164.83.129:8555</text:span><text:span text:style-name="T216_3">/</text:span><text:span text:style-name="T216_4">api</text:span><text:span text:style-name="T216_5">/</text:span><text:span text:style-name="T216_6">bookmarks</text:span><text:span text:style-name="T216_7">/</text:span><text:span text:style-name="T216_8">show</text:span><text:span text:style-name="T216_9">/&lt;</text:span><text:span text:style-name="T216_10">bookmark</text:span><text:span text:style-name="T216_11">_</text:span><text:span text:style-name="T216_12">id</text:span><text:span text:style-name="T216_13">&gt;</text:span></text:p>
          </table:table-cell>
          <table:table-cell table:style-name="Cell169">
            <text:p text:style-name="P217"><text:span text:style-name="T217_1">GET</text:span></text:p>
          </table:table-cell>
          <table:table-cell table:style-name="Cell170">
            <text:p text:style-name="P218"><text:span text:style-name="T218_1">Header</text:span><text:span text:style-name="T218_2"><text:s/>:<text:s text:c="2"/></text:span><text:span text:style-name="T218_3">X</text:span><text:span text:style-name="T218_4">-</text:span><text:span text:style-name="T218_5">Auth</text:span><text:span text:style-name="T218_6">-</text:span><text:span text:style-name="T218_7">Token</text:span><text:span text:style-name="T218_8">:&lt;</text:span><text:span text:style-name="T218_9">token</text:span><text:span text:style-name="T218_10">&gt;</text:span></text:p>
          </table:table-cell>
        </table:table-row>
        <table:table-row table:style-name="Row35">
          <table:table-cell table:style-name="Cell171">
            <text:p text:style-name="P219"><text:span text:style-name="T219_1">4</text:span></text:p>
          </table:table-cell>
          <table:table-cell table:style-name="Cell172">
            <text:p text:style-name="P220"><text:span text:style-name="T220_1">Delete</text:span></text:p>
          </table:table-cell>
          <table:table-cell table:style-name="Cell173">
            <text:p text:style-name="P221"><text:span text:style-name="T221_1">http</text:span><text:span text:style-name="T221_2">://54.164.83.129:8555/</text:span><text:span text:style-name="T221_3">api</text:span><text:span text:style-name="T221_4">/</text:span><text:span text:style-name="T221_5">bookmarks</text:span><text:span text:style-name="T221_6">/</text:span><text:span text:style-name="T221_7">delete</text:span></text:p>
          </table:table-cell>
          <table:table-cell table:style-name="Cell174">
            <text:p text:style-name="P222"><text:span text:style-name="T222_1">POST</text:span></text:p>
          </table:table-cell>
          <table:table-cell table:style-name="Cell175">
            <text:p text:style-name="P223"><text:span text:style-name="T223_1">Postdata</text:span><text:span text:style-name="T223_2">:<text:s/></text:span><text:span text:style-name="T223_3">bookmark</text:span><text:span text:style-name="T223_4">_</text:span><text:span text:style-name="T223_5">ids</text:span><text:span text:style-name="T223_6">(</text:span><text:span text:style-name="T223_7">array</text:span><text:span text:style-name="T223_8">)</text:span></text:p>
            <text:p text:style-name="P224"/>
            <text:p text:style-name="P225"><text:span text:style-name="T225_1">bookmark</text:span><text:span text:style-name="T225_2">_</text:span><text:span text:style-name="T225_3">ids</text:span><text:span text:style-name="T225_4">[0]<text:s/>=<text:s/>&lt;</text:span><text:span text:style-name="T225_5">id</text:span><text:span text:style-name="T225_6"><text:s/></text:span><text:span text:style-name="T225_7">of</text:span><text:span text:style-name="T225_8"><text:s/></text:span><text:span text:style-name="T225_9">bookmark</text:span><text:span text:style-name="T225_10">&gt;</text:span></text:p>
            <text:p text:style-name="P226"><text:span text:style-name="T226_1">bookmark</text:span><text:span text:style-name="T226_2">_</text:span><text:span text:style-name="T226_3">ids</text:span><text:span text:style-name="T226_4">[1]<text:s/>=<text:s/>&lt;</text:span><text:span text:style-name="T226_5">id</text:span><text:span text:style-name="T226_6"><text:s/></text:span><text:span text:style-name="T226_7">of</text:span><text:span text:style-name="T226_8"><text:s/></text:span><text:span text:style-name="T226_9">bookmark</text:span><text:span text:style-name="T226_10">&gt;</text:span></text:p>
            <text:p text:style-name="P227"><text:span text:style-name="T227_1">bookmark</text:span><text:span text:style-name="T227_2">_</text:span><text:span text:style-name="T227_3">ids</text:span><text:span text:style-name="T227_4">[2]<text:s/>=<text:s/>&lt;</text:span><text:span text:style-name="T227_5">id</text:span><text:span text:style-name="T227_6"><text:s/></text:span><text:span text:style-name="T227_7">of</text:span><text:span text:style-name="T227_8"><text:s/></text:span><text:span text:style-name="T227_9">bookmark</text:span><text:span text:style-name="T227_10">&gt;</text:span></text:p>
            <text:p text:style-name="P228"><text:span text:style-name="T228_1">............................................</text:span></text:p>
            <text:p text:style-name="P229"><text:span text:style-name="T229_1">............................................</text:span></text:p>
            <text:p text:style-name="P230"><text:span text:style-name="T230_1">Header</text:span><text:span text:style-name="T230_2"><text:s/>:<text:s text:c="2"/></text:span><text:span text:style-name="T230_3">X</text:span><text:span text:style-name="T230_4">-</text:span><text:span text:style-name="T230_5">Auth</text:span><text:span text:style-name="T230_6">-</text:span><text:span text:style-name="T230_7">Token</text:span><text:span text:style-name="T230_8">:&lt;</text:span><text:span text:style-name="T230_9">token</text:span><text:span text:style-name="T230_10">&gt;</text:span></text:p>
          </table:table-cell>
        </table:table-row>
      </table:table>
      <text:p text:style-name="P231"/>
      <text:p text:style-name="P232"><text:span text:style-name="T232_1">10.</text:span><text:span text:style-name="T232_2">User</text:span></text:p>
      <table:table table:style-name="Table10">
        <table:table-column table:style-name="Column46"/>
        <table:table-column table:style-name="Column47"/>
        <table:table-column table:style-name="Column48"/>
        <table:table-column table:style-name="Column49"/>
        <table:table-column table:style-name="Column50"/>
        <table:table-row table:style-name="Row36">
          <table:table-cell table:style-name="Cell176">
            <text:p text:style-name="P233"><text:span text:style-name="T233_1">#</text:span></text:p>
          </table:table-cell>
          <table:table-cell table:style-name="Cell177">
            <text:p text:style-name="P234"><text:span text:style-name="T234_1">Function</text:span></text:p>
          </table:table-cell>
          <table:table-cell table:style-name="Cell178">
            <text:p text:style-name="P235"><text:span text:style-name="T235_1">URL</text:span></text:p>
          </table:table-cell>
          <table:table-cell table:style-name="Cell179">
            <text:p text:style-name="P236"><text:span text:style-name="T236_1">Method</text:span></text:p>
          </table:table-cell>
          <table:table-cell table:style-name="Cell180">
            <text:p text:style-name="P237"><text:span text:style-name="T237_1">Fields</text:span></text:p>
          </table:table-cell>
        </table:table-row>
        <table:table-row table:style-name="Row37">
          <table:table-cell table:style-name="Cell181">
            <text:p text:style-name="P238"><text:span text:style-name="T238_1">1</text:span></text:p>
          </table:table-cell>
          <table:table-cell table:style-name="Cell182">
            <text:p text:style-name="P239"><text:span text:style-name="T239_1">Show</text:span></text:p>
          </table:table-cell>
          <table:table-cell table:style-name="Cell183">
            <text:p text:style-name="P240"><text:span text:style-name="T240_1">http</text:span><text:span text:style-name="T240_2">://54.164.83.129:8555</text:span><text:span text:style-name="T240_3">/</text:span><text:span text:style-name="T240_4">api</text:span><text:span text:style-name="T240_5">/</text:span><text:span text:style-name="T240_6">profile</text:span><text:span text:style-name="T240_7">/</text:span><text:span text:style-name="T240_8">show</text:span><text:span text:style-name="T240_9">/&lt;</text:span><text:span text:style-name="T240_10">user</text:span><text:span text:style-name="T240_11">_</text:span><text:span text:style-name="T240_12">id</text:span><text:span text:style-name="T240_13"><text:s/>&gt;</text:span></text:p>
          </table:table-cell>
          <table:table-cell table:style-name="Cell184">
            <text:p text:style-name="P241"><text:span text:style-name="T241_1">GET</text:span></text:p>
          </table:table-cell>
          <table:table-cell table:style-name="Cell185">
            <text:p text:style-name="P242"><text:span text:style-name="T242_1">Header</text:span><text:span text:style-name="T242_2"><text:s/>:<text:s text:c="2"/></text:span><text:span text:style-name="T242_3">X</text:span><text:span text:style-name="T242_4">-</text:span><text:span text:style-name="T242_5">Auth</text:span><text:span text:style-name="T242_6">-</text:span><text:span text:style-name="T242_7">Token</text:span><text:span text:style-name="T242_8">:&lt;</text:span><text:span text:style-name="T242_9">token</text:span><text:span text:style-name="T242_10">&gt;</text:span></text:p>
          </table:table-cell>
        </table:table-row>
      </table:table>
      <text:p text:style-name="P243"/>
      <text:p text:style-name="P244"/>
      <text:p text:style-name="P245"><text:span text:style-name="T245_1">11.</text:span><text:span text:style-name="T245_2">Calendar</text:span></text:p>
      <table:table table:style-name="Table11">
        <table:table-column table:style-name="Column51"/>
        <table:table-column table:style-name="Column52"/>
        <table:table-column table:style-name="Column53"/>
        <table:table-column table:style-name="Column54"/>
        <table:table-column table:style-name="Column55"/>
        <table:table-row table:style-name="Row38">
          <table:table-cell table:style-name="Cell186">
            <text:p text:style-name="P246"><text:span text:style-name="T246_1">#</text:span></text:p>
          </table:table-cell>
          <table:table-cell table:style-name="Cell187">
            <text:p text:style-name="P247"><text:span text:style-name="T247_1">Function</text:span></text:p>
          </table:table-cell>
          <table:table-cell table:style-name="Cell188">
            <text:p text:style-name="P248"><text:span text:style-name="T248_1">URL</text:span></text:p>
          </table:table-cell>
          <table:table-cell table:style-name="Cell189">
            <text:p text:style-name="P249"><text:span text:style-name="T249_1">Method</text:span></text:p>
          </table:table-cell>
          <table:table-cell table:style-name="Cell190">
            <text:p text:style-name="P250"><text:span text:style-name="T250_1">Fields</text:span></text:p>
          </table:table-cell>
        </table:table-row>
        <table:table-row table:style-name="Row39">
          <table:table-cell table:style-name="Cell191">
            <text:p text:style-name="P251"><text:span text:style-name="T251_1">1</text:span></text:p>
          </table:table-cell>
          <table:table-cell table:style-name="Cell192">
            <text:p text:style-name="P252"><text:span text:style-name="T252_1">Add</text:span></text:p>
          </table:table-cell>
          <table:table-cell table:style-name="Cell193">
            <text:p text:style-name="P253"><text:span text:style-name="T253_1">http</text:span><text:span text:style-name="T253_2">://54.164.83.129:8555/</text:span><text:span text:style-name="T253_3">api</text:span><text:span text:style-name="T253_4">/</text:span><text:span text:style-name="T253_5">calender</text:span><text:span text:style-name="T253_6">/</text:span><text:span text:style-name="T253_7">add</text:span></text:p>
          </table:table-cell>
          <table:table-cell table:style-name="Cell194">
            <text:p text:style-name="P254"><text:span text:style-name="T254_1">POST</text:span></text:p>
          </table:table-cell>
          <table:table-cell table:style-name="Cell195">
            <text:p text:style-name="P255"><text:span text:style-name="T255_1">Postdata</text:span><text:span text:style-name="T255_2">:<text:s/></text:span><text:span text:style-name="T255_3">date</text:span><text:span text:style-name="T255_4"><text:s/>,</text:span><text:span text:style-name="T255_5">item</text:span><text:span text:style-name="T255_6">_</text:span><text:span text:style-name="T255_7">id</text:span><text:span text:style-name="T255_8">,</text:span><text:span text:style-name="T255_9">item</text:span><text:span text:style-name="T255_10">_</text:span><text:span text:style-name="T255_11">id</text:span><text:span text:style-name="T255_12">_</text:span><text:span text:style-name="T255_13">type</text:span><text:span text:style-name="T255_14">,<text:s/></text:span><text:span text:style-name="T255_15">item</text:span><text:span text:style-name="T255_16">_</text:span><text:span text:style-name="T255_17">parameter</text:span><text:span text:style-name="T255_18">,<text:s/></text:span><text:span text:style-name="T255_19">item</text:span><text:span text:style-name="T255_20">_</text:span><text:span text:style-name="T255_21">parm</text:span><text:span text:style-name="T255_22">_</text:span><text:span text:style-name="T255_23">type</text:span></text:p>
            <text:p text:style-name="P256"><text:span text:style-name="T256_1">eg</text:span><text:span text:style-name="T256_2">:<text:s/></text:span><text:span text:style-name="T256_3">date</text:span><text:span text:style-name="T256_4"><text:s/>=<text:s/>&lt;</text:span><text:span text:style-name="T256_5">dd</text:span><text:span text:style-name="T256_6">-</text:span><text:span text:style-name="T256_7">mm</text:span><text:span text:style-name="T256_8">-</text:span><text:span text:style-name="T256_9">yyyy</text:span><text:span text:style-name="T256_10"><text:s/></text:span><text:span text:style-name="T256_11">hh</text:span><text:span text:style-name="T256_12">:</text:span><text:span text:style-name="T256_13">mm</text:span><text:span text:style-name="T256_14">&gt;<text:s/></text:span><text:span text:style-name="T256_15">format</text:span></text:p>
            <text:p text:style-name="P257"><text:span text:style-name="T257_1">Header</text:span><text:span text:style-name="T257_2"><text:s/>:<text:s text:c="2"/></text:span><text:span text:style-name="T257_3">X</text:span><text:span text:style-name="T257_4">-</text:span><text:span text:style-name="T257_5">Auth</text:span><text:span text:style-name="T257_6">-</text:span><text:span text:style-name="T257_7">Token</text:span><text:span text:style-name="T257_8">:&lt;</text:span><text:span text:style-name="T257_9">token</text:span><text:span text:style-name="T257_10">&gt;</text:span></text:p>
          </table:table-cell>
        </table:table-row>
        <table:table-row table:style-name="Row40">
          <table:table-cell table:style-name="Cell196">
            <text:p text:style-name="P258"><text:span text:style-name="T258_1">2</text:span></text:p>
          </table:table-cell>
          <table:table-cell table:style-name="Cell197">
            <text:p text:style-name="P259"><text:span text:style-name="T259_1">List</text:span></text:p>
          </table:table-cell>
          <table:table-cell table:style-name="Cell198">
            <text:p text:style-name="P260"><text:span text:style-name="T260_1">http</text:span><text:span text:style-name="T260_2">://54.164.83.129:8555/</text:span><text:span text:style-name="T260_3">api</text:span><text:span text:style-name="T260_4">/</text:span><text:span text:style-name="T260_5">calender</text:span><text:span text:style-name="T260_6">/</text:span><text:span text:style-name="T260_7">list</text:span></text:p>
          </table:table-cell>
          <table:table-cell table:style-name="Cell199">
            <text:p text:style-name="P261"><text:span text:style-name="T261_1">POST</text:span></text:p>
          </table:table-cell>
          <table:table-cell table:style-name="Cell200">
            <text:p text:style-name="P262"><text:span text:style-name="T262_1">Postdata</text:span><text:span text:style-name="T262_2">:<text:s/></text:span><text:span text:style-name="T262_3">page</text:span><text:span text:style-name="T262_4">_</text:span><text:span text:style-name="T262_5">no</text:span><text:span text:style-name="T262_6">(</text:span><text:span text:style-name="T262_7">optional</text:span><text:span text:style-name="T262_8">)</text:span></text:p>
            <text:p text:style-name="P263"><text:span text:style-name="T263_1">Header</text:span><text:span text:style-name="T263_2"><text:s/>:<text:s text:c="2"/></text:span><text:span text:style-name="T263_3">X</text:span><text:span text:style-name="T263_4">-</text:span><text:span text:style-name="T263_5">Auth</text:span><text:span text:style-name="T263_6">-</text:span><text:span text:style-name="T263_7">Token</text:span><text:span text:style-name="T263_8">:&lt;</text:span><text:span text:style-name="T263_9">token</text:span><text:span text:style-name="T263_10">&gt;</text:span></text:p>
          </table:table-cell>
        </table:table-row>
        <table:table-row table:style-name="Row41">
          <table:table-cell table:style-name="Cell201">
            <text:p text:style-name="P264"><text:span text:style-name="T264_1">3</text:span></text:p>
          </table:table-cell>
          <table:table-cell table:style-name="Cell202">
            <text:p text:style-name="P265"><text:span text:style-name="T265_1">Show</text:span></text:p>
          </table:table-cell>
          <table:table-cell table:style-name="Cell203">
            <text:p text:style-name="P266"><text:span text:style-name="T266_1">http</text:span><text:span text:style-name="T266_2">://54.164.83.129:8555</text:span><text:span text:style-name="T266_3">/</text:span><text:span text:style-name="T266_4">api</text:span><text:span text:style-name="T266_5">/</text:span><text:span text:style-name="T266_6">calender</text:span><text:span text:style-name="T266_7">/</text:span><text:span text:style-name="T266_8">show</text:span><text:span text:style-name="T266_9">/&lt;</text:span><text:span text:style-name="T266_10">calender</text:span><text:span text:style-name="T266_11">_</text:span><text:span text:style-name="T266_12">id</text:span><text:span text:style-name="T266_13">&gt;</text:span></text:p>
          </table:table-cell>
          <table:table-cell table:style-name="Cell204">
            <text:p text:style-name="P267"><text:span text:style-name="T267_1">GET</text:span></text:p>
          </table:table-cell>
          <table:table-cell table:style-name="Cell205">
            <text:p text:style-name="P268"><text:span text:style-name="T268_1">Header</text:span><text:span text:style-name="T268_2"><text:s/>:<text:s text:c="2"/></text:span><text:span text:style-name="T268_3">X</text:span><text:span text:style-name="T268_4">-</text:span><text:span text:style-name="T268_5">Auth</text:span><text:span text:style-name="T268_6">-</text:span><text:span text:style-name="T268_7">Token</text:span><text:span text:style-name="T268_8">:&lt;</text:span><text:span text:style-name="T268_9">token</text:span><text:span text:style-name="T268_10">&gt;</text:span></text:p>
          </table:table-cell>
        </table:table-row>
        <table:table-row table:style-name="Row42">
          <table:table-cell table:style-name="Cell206">
            <text:p text:style-name="P269"><text:span text:style-name="T269_1">4</text:span></text:p>
          </table:table-cell>
          <table:table-cell table:style-name="Cell207">
            <text:p text:style-name="P270"><text:span text:style-name="T270_1">Delete</text:span></text:p>
          </table:table-cell>
          <table:table-cell table:style-name="Cell208">
            <text:p text:style-name="P271"><text:span text:style-name="T271_1">http</text:span><text:span text:style-name="T271_2">://54.164.83.129:8555/</text:span><text:span text:style-name="T271_3">api</text:span><text:span text:style-name="T271_4">/</text:span><text:span text:style-name="T271_5">calender</text:span><text:span text:style-name="T271_6">/</text:span><text:span text:style-name="T271_7">delete</text:span></text:p>
          </table:table-cell>
          <table:table-cell table:style-name="Cell209">
            <text:p text:style-name="P272"><text:span text:style-name="T272_1">POST</text:span></text:p>
          </table:table-cell>
          <table:table-cell table:style-name="Cell210">
            <text:p text:style-name="P273"><text:span text:style-name="T273_1">Postdata</text:span><text:span text:style-name="T273_2">:<text:s/></text:span><text:span text:style-name="T273_3">calender</text:span><text:span text:style-name="T273_4">_</text:span><text:span text:style-name="T273_5">ids</text:span><text:span text:style-name="T273_6">(</text:span><text:span text:style-name="T273_7">array</text:span><text:span text:style-name="T273_8">)</text:span></text:p>
            <text:p text:style-name="P274"/>
            <text:p text:style-name="P275"><text:span text:style-name="T275_1">calender</text:span><text:span text:style-name="T275_2">_</text:span><text:span text:style-name="T275_3">ids</text:span><text:span text:style-name="T275_4">[0]<text:s/>=<text:s/>&lt;</text:span><text:span text:style-name="T275_5">id</text:span><text:span text:style-name="T275_6"><text:s/></text:span><text:span text:style-name="T275_7">of</text:span><text:span text:style-name="T275_8"><text:s/></text:span><text:span text:style-name="T275_9">Calender</text:span><text:span text:style-name="T275_10">&gt;</text:span></text:p>
            <text:p text:style-name="P276"><text:span text:style-name="T276_1">calender</text:span><text:span text:style-name="T276_2">_</text:span><text:span text:style-name="T276_3">ids</text:span><text:span text:style-name="T276_4">[1]<text:s/>=<text:s/>&lt;</text:span><text:span text:style-name="T276_5">id</text:span><text:span text:style-name="T276_6"><text:s/></text:span><text:span text:style-name="T276_7">of</text:span><text:span text:style-name="T276_8"><text:s/></text:span><text:span text:style-name="T276_9">Calender</text:span><text:span text:style-name="T276_10">&gt;</text:span></text:p>
            <text:p text:style-name="P277"><text:span text:style-name="T277_1">............................................</text:span></text:p>
            <text:p text:style-name="P278"><text:span text:style-name="T278_1">............................................</text:span></text:p>
            <text:p text:style-name="P279"><text:span text:style-name="T279_1">Header</text:span><text:span text:style-name="T279_2"><text:s/>:<text:s text:c="2"/></text:span><text:span text:style-name="T279_3">X</text:span><text:span text:style-name="T279_4">-</text:span><text:span text:style-name="T279_5">Auth</text:span><text:span text:style-name="T279_6">-</text:span><text:span text:style-name="T279_7">Token</text:span><text:span text:style-name="T279_8">:&lt;</text:span><text:span text:style-name="T279_9">token</text:span><text:span text:style-name="T279_10">&gt;</text:span></text:p>
          </table:table-cell>
        </table:table-row>
      </table:table>
      <text:p text:style-name="P280"/>
      <text:p text:style-name="P281"/>
      <text:p text:style-name="P282"><text:span text:style-name="T282_1">12.</text:span><text:span text:style-name="T282_2">Endorsement</text:span></text:p>
      <table:table table:style-name="Table12">
        <table:table-column table:style-name="Column56"/>
        <table:table-column table:style-name="Column57"/>
        <table:table-column table:style-name="Column58"/>
        <table:table-column table:style-name="Column59"/>
        <table:table-column table:style-name="Column60"/>
        <table:table-row table:style-name="Row43">
          <table:table-cell table:style-name="Cell211">
            <text:p text:style-name="P283"><text:span text:style-name="T283_1">#</text:span></text:p>
          </table:table-cell>
          <table:table-cell table:style-name="Cell212">
            <text:p text:style-name="P284"><text:span text:style-name="T284_1">Function</text:span></text:p>
          </table:table-cell>
          <table:table-cell table:style-name="Cell213">
            <text:p text:style-name="P285"><text:span text:style-name="T285_1">URL</text:span></text:p>
          </table:table-cell>
          <table:table-cell table:style-name="Cell214">
            <text:p text:style-name="P286"><text:span text:style-name="T286_1">Method</text:span></text:p>
          </table:table-cell>
          <table:table-cell table:style-name="Cell215">
            <text:p text:style-name="P287"><text:span text:style-name="T287_1">Fields</text:span></text:p>
          </table:table-cell>
        </table:table-row>
        <table:table-row table:style-name="Row44">
          <table:table-cell table:style-name="Cell216">
            <text:p text:style-name="P288"><text:span text:style-name="T288_1">1</text:span></text:p>
          </table:table-cell>
          <table:table-cell table:style-name="Cell217">
            <text:p text:style-name="P289"><text:span text:style-name="T289_1">Add</text:span></text:p>
          </table:table-cell>
          <table:table-cell table:style-name="Cell218">
            <text:p text:style-name="P290"><text:span text:style-name="T290_1">http</text:span><text:span text:style-name="T290_2">://54.164.83.129:8555/</text:span><text:span text:style-name="T290_3">api</text:span><text:span text:style-name="T290_4">/</text:span><text:span text:style-name="T290_5">endorsement</text:span><text:span text:style-name="T290_6">/</text:span><text:span text:style-name="T290_7">add</text:span></text:p>
          </table:table-cell>
          <table:table-cell table:style-name="Cell219">
            <text:p text:style-name="P291"><text:span text:style-name="T291_1">POST</text:span></text:p>
          </table:table-cell>
          <table:table-cell table:style-name="Cell220">
            <text:p text:style-name="P292"><text:span text:style-name="T292_1">Postdata</text:span><text:span text:style-name="T292_2">:<text:s/></text:span><text:span text:style-name="T292_3">user</text:span><text:span text:style-name="T292_4">_</text:span><text:span text:style-name="T292_5">id</text:span><text:span text:style-name="T292_6"><text:s/>(&lt;</text:span><text:span text:style-name="T292_7">integer</text:span><text:span text:style-name="T292_8">&gt;</text:span><text:span text:style-name="T292_9">of</text:span><text:span text:style-name="T292_10"><text:s/></text:span><text:span text:style-name="T292_11">target</text:span><text:span text:style-name="T292_12"><text:s/></text:span><text:span text:style-name="T292_13">user</text:span><text:span text:style-name="T292_14">),<text:s/></text:span><text:span text:style-name="T292_15">optional</text:span><text:span text:style-name="T292_16">_</text:span><text:span text:style-name="T292_17">msg</text:span><text:span text:style-name="T292_18"><text:s/>(</text:span><text:span text:style-name="T292_19">text</text:span><text:span text:style-name="T292_20">)</text:span></text:p>
            <text:p text:style-name="P293"><text:span text:style-name="T293_1">Header</text:span><text:span text:style-name="T293_2"><text:s/>:<text:s text:c="2"/></text:span><text:span text:style-name="T293_3">X</text:span><text:span text:style-name="T293_4">-</text:span><text:span text:style-name="T293_5">Auth</text:span><text:span text:style-name="T293_6">-</text:span><text:span text:style-name="T293_7">Token</text:span><text:span text:style-name="T293_8">:&lt;</text:span><text:span text:style-name="T293_9">token</text:span><text:span text:style-name="T293_10">&gt;</text:span></text:p>
          </table:table-cell>
        </table:table-row>
        <table:table-row table:style-name="Row45">
          <table:table-cell table:style-name="Cell221">
            <text:p text:style-name="P294"><text:span text:style-name="T294_1">2</text:span></text:p>
          </table:table-cell>
          <table:table-cell table:style-name="Cell222">
            <text:p text:style-name="P295"><text:span text:style-name="T295_1">My</text:span><text:span text:style-name="T295_2"><text:s/></text:span><text:span text:style-name="T295_3">Endorsements</text:span></text:p>
          </table:table-cell>
          <table:table-cell table:style-name="Cell223">
            <text:p text:style-name="P296"><text:span text:style-name="T296_1">http</text:span><text:span text:style-name="T296_2">://54.164.83.129:8555/</text:span><text:span text:style-name="T296_3">api</text:span><text:span text:style-name="T296_4">/</text:span><text:span text:style-name="T296_5">endorsement</text:span><text:span text:style-name="T296_6">/</text:span><text:span text:style-name="T296_7">my</text:span><text:span text:style-name="T296_8">_</text:span><text:span text:style-name="T296_9">endorsements</text:span></text:p>
          </table:table-cell>
          <table:table-cell table:style-name="Cell224">
            <text:p text:style-name="P297"><text:span text:style-name="T297_1">POST</text:span></text:p>
          </table:table-cell>
          <table:table-cell table:style-name="Cell225">
            <text:p text:style-name="P298"><text:span text:style-name="T298_1">Postdata</text:span><text:span text:style-name="T298_2">:<text:s/></text:span><text:span text:style-name="T298_3">page</text:span><text:span text:style-name="T298_4">_</text:span><text:span text:style-name="T298_5">no</text:span><text:span text:style-name="T298_6">(</text:span><text:span text:style-name="T298_7">optional</text:span><text:span text:style-name="T298_8">)</text:span></text:p>
            <text:p text:style-name="P299"><text:span text:style-name="T299_1">Header</text:span><text:span text:style-name="T299_2"><text:s/>:<text:s text:c="2"/></text:span><text:span text:style-name="T299_3">X</text:span><text:span text:style-name="T299_4">-</text:span><text:span text:style-name="T299_5">Auth</text:span><text:span text:style-name="T299_6">-</text:span><text:span text:style-name="T299_7">Token</text:span><text:span text:style-name="T299_8">:&lt;</text:span><text:span text:style-name="T299_9">token</text:span><text:span text:style-name="T299_10">&gt;</text:span></text:p>
          </table:table-cell>
        </table:table-row>
        <table:table-row table:style-name="Row46">
          <table:table-cell table:style-name="Cell226">
            <text:p text:style-name="P300"><text:span text:style-name="T300_1">3</text:span></text:p>
          </table:table-cell>
          <table:table-cell table:style-name="Cell227">
            <text:p text:style-name="P301"><text:span text:style-name="T301_1">public</text:span><text:span text:style-name="T301_2"><text:s/></text:span><text:span text:style-name="T301_3">list</text:span><text:span text:style-name="T301_4"><text:s/></text:span><text:span text:style-name="T301_5">view</text:span></text:p>
          </table:table-cell>
          <table:table-cell table:style-name="Cell228">
            <text:p text:style-name="P302"><text:span text:style-name="T302_1">http</text:span><text:span text:style-name="T302_2">://54.164.83.129:8555/</text:span><text:span text:style-name="T302_3">api</text:span><text:span text:style-name="T302_4">/</text:span><text:span text:style-name="T302_5">endorsement</text:span><text:span text:style-name="T302_6">/</text:span><text:span text:style-name="T302_7">show</text:span><text:span text:style-name="T302_8">_</text:span><text:span text:style-name="T302_9">endorsements</text:span><text:span text:style-name="T302_10">/&lt;</text:span><text:span text:style-name="T302_11">id</text:span><text:span text:style-name="T302_12"><text:s/></text:span><text:span text:style-name="T302_13">of</text:span><text:span text:style-name="T302_14"><text:s/></text:span><text:span text:style-name="T302_15">target</text:span><text:span text:style-name="T302_16"><text:s/></text:span><text:span text:style-name="T302_17">user</text:span><text:span text:style-name="T302_18">&gt;</text:span></text:p>
          </table:table-cell>
          <table:table-cell table:style-name="Cell229">
            <text:p text:style-name="P303"><text:span text:style-name="T303_1">POST</text:span></text:p>
          </table:table-cell>
          <table:table-cell table:style-name="Cell230">
            <text:p text:style-name="P304"><text:span text:style-name="T304_1">Postdata</text:span><text:span text:style-name="T304_2">:<text:s/></text:span><text:span text:style-name="T304_3">page</text:span><text:span text:style-name="T304_4">_</text:span><text:span text:style-name="T304_5">no</text:span><text:span text:style-name="T304_6">(</text:span><text:span text:style-name="T304_7">optional</text:span><text:span text:style-name="T304_8">)</text:span></text:p>
            <text:p text:style-name="P305"><text:span text:style-name="T305_1">Header</text:span><text:span text:style-name="T305_2"><text:s/>:<text:s text:c="2"/></text:span><text:span text:style-name="T305_3">X</text:span><text:span text:style-name="T305_4">-</text:span><text:span text:style-name="T305_5">Auth</text:span><text:span text:style-name="T305_6">-</text:span><text:span text:style-name="T305_7">Token</text:span><text:span text:style-name="T305_8">:&lt;</text:span><text:span text:style-name="T305_9">token</text:span><text:span text:style-name="T305_10">&gt;</text:span></text:p>
          </table:table-cell>
        </table:table-row>
        <table:table-row table:style-name="Row47">
          <table:table-cell table:style-name="Cell231">
            <text:p text:style-name="P306"><text:span text:style-name="T306_1">4</text:span></text:p>
          </table:table-cell>
          <table:table-cell table:style-name="Cell232">
            <text:p text:style-name="P307"><text:span text:style-name="T307_1">Show</text:span></text:p>
          </table:table-cell>
          <table:table-cell table:style-name="Cell233">
            <text:p text:style-name="P308"><text:span text:style-name="T308_1">http</text:span><text:span text:style-name="T308_2">://54.164.83.129:8555</text:span><text:span text:style-name="T308_3">/</text:span><text:span text:style-name="T308_4">api</text:span><text:span text:style-name="T308_5">/</text:span><text:span text:style-name="T308_6">endorsement</text:span><text:span text:style-name="T308_7">/</text:span><text:span text:style-name="T308_8">show</text:span><text:span text:style-name="T308_9">/&lt;</text:span><text:span text:style-name="T308_10">id</text:span><text:span text:style-name="T308_11"><text:s/></text:span><text:span text:style-name="T308_12">of</text:span><text:span text:style-name="T308_13"><text:s/></text:span><text:span text:style-name="T308_14">endorsement</text:span><text:span text:style-name="T308_15">&gt;</text:span></text:p>
          </table:table-cell>
          <table:table-cell table:style-name="Cell234">
            <text:p text:style-name="P309"><text:span text:style-name="T309_1">GET</text:span></text:p>
          </table:table-cell>
          <table:table-cell table:style-name="Cell235">
            <text:p text:style-name="P310"><text:span text:style-name="T310_1">Header</text:span><text:span text:style-name="T310_2"><text:s/>:<text:s text:c="2"/></text:span><text:span text:style-name="T310_3">X</text:span><text:span text:style-name="T310_4">-</text:span><text:span text:style-name="T310_5">Auth</text:span><text:span text:style-name="T310_6">-</text:span><text:span text:style-name="T310_7">Token</text:span><text:span text:style-name="T310_8">:&lt;</text:span><text:span text:style-name="T310_9">token</text:span><text:span text:style-name="T310_10">&gt;</text:span></text:p>
          </table:table-cell>
        </table:table-row>
        <table:table-row table:style-name="Row48">
          <table:table-cell table:style-name="Cell236">
            <text:p text:style-name="P311"><text:span text:style-name="T311_1">5</text:span></text:p>
          </table:table-cell>
          <table:table-cell table:style-name="Cell237">
            <text:p text:style-name="P312"><text:span text:style-name="T312_1">Delete</text:span></text:p>
          </table:table-cell>
          <table:table-cell table:style-name="Cell238">
            <text:p text:style-name="P313"><text:span text:style-name="T313_1">http</text:span><text:span text:style-name="T313_2">://54.164.83.129:8555/</text:span><text:span text:style-name="T313_3">api</text:span><text:span text:style-name="T313_4">/</text:span><text:span text:style-name="T313_5">endorsement</text:span><text:span text:style-name="T313_6">/</text:span><text:span text:style-name="T313_7">delete</text:span></text:p>
          </table:table-cell>
          <table:table-cell table:style-name="Cell239">
            <text:p text:style-name="P314"><text:span text:style-name="T314_1">POST</text:span></text:p>
          </table:table-cell>
          <table:table-cell table:style-name="Cell240">
            <text:p text:style-name="P315"><text:span text:style-name="T315_1">Postdata</text:span><text:span text:style-name="T315_2">:<text:s/></text:span><text:span text:style-name="T315_3">endorsement</text:span><text:span text:style-name="T315_4">_</text:span><text:span text:style-name="T315_5">ids</text:span><text:span text:style-name="T315_6">(</text:span><text:span text:style-name="T315_7">array</text:span><text:span text:style-name="T315_8">)</text:span></text:p>
            <text:p text:style-name="P316"/>
            <text:p text:style-name="P317"><text:span text:style-name="T317_1">endorsement</text:span><text:span text:style-name="T317_2">_</text:span><text:span text:style-name="T317_3">ids</text:span><text:span text:style-name="T317_4">[0]<text:s/>=<text:s/>&lt;</text:span><text:span text:style-name="T317_5">id</text:span><text:span text:style-name="T317_6"><text:s/></text:span><text:span text:style-name="T317_7">of</text:span><text:span text:style-name="T317_8"><text:s/></text:span><text:span text:style-name="T317_9">Endorsement</text:span><text:span text:style-name="T317_10">&gt;</text:span></text:p>
            <text:p text:style-name="P318"><text:span text:style-name="T318_1">endorsement</text:span><text:span text:style-name="T318_2">_</text:span><text:span text:style-name="T318_3">ids</text:span><text:span text:style-name="T318_4">[1]<text:s/>=<text:s/>&lt;</text:span><text:span text:style-name="T318_5">id</text:span><text:span text:style-name="T318_6"><text:s/></text:span><text:span text:style-name="T318_7">of</text:span><text:span text:style-name="T318_8"><text:s/></text:span><text:span text:style-name="T318_9">Endorsement</text:span><text:span text:style-name="T318_10">&gt;</text:span></text:p>
            <text:p text:style-name="P319"><text:span text:style-name="T319_1">............................................</text:span></text:p>
            <text:p text:style-name="P320"><text:span text:style-name="T320_1">............................................</text:span></text:p>
            <text:p text:style-name="P321"><text:span text:style-name="T321_1">Header</text:span><text:span text:style-name="T321_2"><text:s/>:<text:s text:c="2"/></text:span><text:span text:style-name="T321_3">X</text:span><text:span text:style-name="T321_4">-</text:span><text:span text:style-name="T321_5">Auth</text:span><text:span text:style-name="T321_6">-</text:span><text:span text:style-name="T321_7">Token</text:span><text:span text:style-name="T321_8">:&lt;</text:span><text:span text:style-name="T321_9">token</text:span><text:span text:style-name="T321_10">&gt;</text:span></text:p>
          </table:table-cell>
        </table:table-row>
      </table:table>
      <text:p text:style-name="P322"/>
      <text:p text:style-name="P323"/>
      <text:p text:style-name="P324"><text:span text:style-name="T324_1">13.</text:span><text:span text:style-name="T324_2">Meeting</text:span></text:p>
      <table:table table:style-name="Table13">
        <table:table-column table:style-name="Column61"/>
        <table:table-column table:style-name="Column62"/>
        <table:table-column table:style-name="Column63"/>
        <table:table-column table:style-name="Column64"/>
        <table:table-column table:style-name="Column65"/>
        <table:table-row table:style-name="Row49">
          <table:table-cell table:style-name="Cell241">
            <text:p text:style-name="P325"><text:span text:style-name="T325_1">#</text:span></text:p>
          </table:table-cell>
          <table:table-cell table:style-name="Cell242">
            <text:p text:style-name="P326"><text:span text:style-name="T326_1">Function</text:span></text:p>
          </table:table-cell>
          <table:table-cell table:style-name="Cell243">
            <text:p text:style-name="P327"><text:span text:style-name="T327_1">URL</text:span></text:p>
          </table:table-cell>
          <table:table-cell table:style-name="Cell244">
            <text:p text:style-name="P328"><text:span text:style-name="T328_1">Method</text:span></text:p>
          </table:table-cell>
          <table:table-cell table:style-name="Cell245">
            <text:p text:style-name="P329"><text:span text:style-name="T329_1">Fields</text:span></text:p>
          </table:table-cell>
        </table:table-row>
        <table:table-row table:style-name="Row50">
          <table:table-cell table:style-name="Cell246">
            <text:p text:style-name="P330"><text:span text:style-name="T330_1">1</text:span></text:p>
          </table:table-cell>
          <table:table-cell table:style-name="Cell247">
            <text:p text:style-name="P331"><text:span text:style-name="T331_1">Add</text:span></text:p>
          </table:table-cell>
          <table:table-cell table:style-name="Cell248">
            <text:p text:style-name="P332"><text:span text:style-name="T332_1">http</text:span><text:span text:style-name="T332_2">://54.164.83.129:8555</text:span><text:span text:style-name="T332_3">/</text:span><text:span text:style-name="T332_4">api</text:span><text:span text:style-name="T332_5">/</text:span><text:span text:style-name="T332_6">meeting</text:span><text:span text:style-name="T332_7">/</text:span><text:span text:style-name="T332_8">add</text:span></text:p>
          </table:table-cell>
          <table:table-cell table:style-name="Cell249">
            <text:p text:style-name="P333"><text:span text:style-name="T333_1">POST</text:span></text:p>
          </table:table-cell>
          <table:table-cell table:style-name="Cell250">
            <text:p text:style-name="P334"><text:span text:style-name="T334_1">Postdata</text:span><text:span text:style-name="T334_2">:<text:s/></text:span><text:span text:style-name="T334_3">to</text:span><text:span text:style-name="T334_4">_</text:span><text:span text:style-name="T334_5">user</text:span><text:span text:style-name="T334_6">_</text:span><text:span text:style-name="T334_7">id</text:span><text:span text:style-name="T334_8"><text:s text:c="2"/>(</text:span><text:span text:style-name="T334_9">user</text:span><text:span text:style-name="T334_10"><text:s/></text:span><text:span text:style-name="T334_11">id</text:span><text:span text:style-name="T334_12"><text:s/></text:span><text:span text:style-name="T334_13">of</text:span><text:span text:style-name="T334_14"><text:s/></text:span><text:span text:style-name="T334_15">recipient</text:span><text:span text:style-name="T334_16">)</text:span></text:p>
            <text:p text:style-name="P335"><text:span text:style-name="T335_1">optional</text:span><text:span text:style-name="T335_2"><text:s/></text:span><text:span text:style-name="T335_3">fields</text:span><text:span text:style-name="T335_4"><text:s/>:<text:s/></text:span></text:p>
            <text:p text:style-name="P336"><text:span text:style-name="T336_1">timing</text:span><text:span text:style-name="T336_2">,</text:span><text:span text:style-name="T336_3">timing</text:span><text:span text:style-name="T336_4">_</text:span><text:span text:style-name="T336_5">two</text:span><text:span text:style-name="T336_6">,<text:s/></text:span><text:span text:style-name="T336_7">timing</text:span><text:span text:style-name="T336_8">_</text:span><text:span text:style-name="T336_9">three</text:span><text:span text:style-name="T336_10">,<text:s/></text:span><text:span text:style-name="T336_11">optional</text:span><text:span text:style-name="T336_12">_</text:span><text:span text:style-name="T336_13">msg</text:span></text:p>
            <text:p text:style-name="P337"><text:span text:style-name="T337_1"><text:s/>&lt;</text:span><text:span text:style-name="T337_2">dd</text:span><text:span text:style-name="T337_3">-</text:span><text:span text:style-name="T337_4">mm</text:span><text:span text:style-name="T337_5">-</text:span><text:span text:style-name="T337_6">yyyy</text:span><text:span text:style-name="T337_7"><text:s/></text:span><text:span text:style-name="T337_8">hh</text:span><text:span text:style-name="T337_9">:</text:span><text:span text:style-name="T337_10">mm</text:span><text:span text:style-name="T337_11">&gt;<text:s/></text:span></text:p>
            <text:p text:style-name="P338"><text:span text:style-name="T338_1">Header</text:span><text:span text:style-name="T338_2"><text:s/>:<text:s text:c="2"/></text:span><text:span text:style-name="T338_3">X</text:span><text:span text:style-name="T338_4">-</text:span><text:span text:style-name="T338_5">Auth</text:span><text:span text:style-name="T338_6">-</text:span><text:span text:style-name="T338_7">Token</text:span><text:span text:style-name="T338_8">:&lt;</text:span><text:span text:style-name="T338_9">token</text:span><text:span text:style-name="T338_10">&gt;</text:span></text:p>
          </table:table-cell>
        </table:table-row>
        <table:table-row table:style-name="Row51">
          <table:table-cell table:style-name="Cell251">
            <text:p text:style-name="P339"><text:span text:style-name="T339_1">2</text:span></text:p>
          </table:table-cell>
          <table:table-cell table:style-name="Cell252">
            <text:p text:style-name="P340"><text:span text:style-name="T340_1">Accept</text:span></text:p>
          </table:table-cell>
          <table:table-cell table:style-name="Cell253">
            <text:p text:style-name="P341"><text:span text:style-name="T341_1">http</text:span><text:span text:style-name="T341_2">://54.164.83.129:8555/</text:span><text:span text:style-name="T341_3">api</text:span><text:span text:style-name="T341_4">/</text:span><text:span text:style-name="T341_5">meeting</text:span><text:span text:style-name="T341_6">/</text:span><text:span text:style-name="T341_7">accept</text:span></text:p>
          </table:table-cell>
          <table:table-cell table:style-name="Cell254">
            <text:p text:style-name="P342"><text:span text:style-name="T342_1">POST</text:span></text:p>
          </table:table-cell>
          <table:table-cell table:style-name="Cell255">
            <text:p text:style-name="P343"><text:span text:style-name="T343_1">Postdata</text:span><text:span text:style-name="T343_2">:<text:s/></text:span><text:span text:style-name="T343_3">meeting</text:span><text:span text:style-name="T343_4">_</text:span><text:span text:style-name="T343_5">id</text:span><text:span text:style-name="T343_6">,<text:s/></text:span><text:span text:style-name="T343_7">accepted</text:span><text:span text:style-name="T343_8">_</text:span><text:span text:style-name="T343_9">timing</text:span><text:span text:style-name="T343_10">_</text:span><text:span text:style-name="T343_11">no</text:span></text:p>
            <text:p text:style-name="P344"><text:span text:style-name="T344_1">Header</text:span><text:span text:style-name="T344_2"><text:s/>:<text:s text:c="2"/></text:span><text:span text:style-name="T344_3">X</text:span><text:span text:style-name="T344_4">-</text:span><text:span text:style-name="T344_5">Auth</text:span><text:span text:style-name="T344_6">-</text:span><text:span text:style-name="T344_7">Token</text:span><text:span text:style-name="T344_8">:&lt;</text:span><text:span text:style-name="T344_9">token</text:span><text:span text:style-name="T344_10">&gt;</text:span></text:p>
          </table:table-cell>
        </table:table-row>
        <table:table-row table:style-name="Row52">
          <table:table-cell table:style-name="Cell256">
            <text:p text:style-name="P345"><text:span text:style-name="T345_1">3</text:span></text:p>
          </table:table-cell>
          <table:table-cell table:style-name="Cell257">
            <text:p text:style-name="P346"><text:span text:style-name="T346_1">Confirmed</text:span><text:span text:style-name="T346_2"><text:s/></text:span><text:span text:style-name="T346_3">meetings</text:span></text:p>
          </table:table-cell>
          <table:table-cell table:style-name="Cell258">
            <text:p text:style-name="P347"><text:span text:style-name="T347_1">http</text:span><text:span text:style-name="T347_2">://54.164.83.129:8555/</text:span><text:span text:style-name="T347_3">api</text:span><text:span text:style-name="T347_4">/</text:span><text:span text:style-name="T347_5">meeting</text:span><text:span text:style-name="T347_6">/</text:span><text:span text:style-name="T347_7">confirmed</text:span></text:p>
          </table:table-cell>
          <table:table-cell table:style-name="Cell259">
            <text:p text:style-name="P348"><text:span text:style-name="T348_1">POST</text:span></text:p>
          </table:table-cell>
          <table:table-cell table:style-name="Cell260">
            <text:p text:style-name="P349"><text:span text:style-name="T349_1">Postdata</text:span><text:span text:style-name="T349_2">:<text:s/></text:span><text:span text:style-name="T349_3">page</text:span><text:span text:style-name="T349_4">_</text:span><text:span text:style-name="T349_5">no</text:span><text:span text:style-name="T349_6">(</text:span><text:span text:style-name="T349_7">optional</text:span><text:span text:style-name="T349_8">)</text:span></text:p>
            <text:p text:style-name="P350"><text:span text:style-name="T350_1">Header</text:span><text:span text:style-name="T350_2"><text:s/>:<text:s text:c="2"/></text:span><text:span text:style-name="T350_3">X</text:span><text:span text:style-name="T350_4">-</text:span><text:span text:style-name="T350_5">Auth</text:span><text:span text:style-name="T350_6">-</text:span><text:span text:style-name="T350_7">Token</text:span><text:span text:style-name="T350_8">:&lt;</text:span><text:span text:style-name="T350_9">token</text:span><text:span text:style-name="T350_10">&gt;</text:span></text:p>
          </table:table-cell>
        </table:table-row>
        <table:table-row table:style-name="Row53">
          <table:table-cell table:style-name="Cell261">
            <text:p text:style-name="P351"><text:span text:style-name="T351_1">4</text:span></text:p>
          </table:table-cell>
          <table:table-cell table:style-name="Cell262">
            <text:p text:style-name="P352"><text:span text:style-name="T352_1">List</text:span><text:span text:style-name="T352_2"><text:s/></text:span><text:span text:style-name="T352_3">requests</text:span></text:p>
          </table:table-cell>
          <table:table-cell table:style-name="Cell263">
            <text:p text:style-name="P353"><text:span text:style-name="T353_1">http</text:span><text:span text:style-name="T353_2">://54.164.83.129:8555/</text:span><text:span text:style-name="T353_3">api</text:span><text:span text:style-name="T353_4">/</text:span><text:span text:style-name="T353_5">meeting</text:span><text:span text:style-name="T353_6">/</text:span><text:span text:style-name="T353_7">requests</text:span></text:p>
          </table:table-cell>
          <table:table-cell table:style-name="Cell264">
            <text:p text:style-name="P354"><text:span text:style-name="T354_1">POST</text:span></text:p>
          </table:table-cell>
          <table:table-cell table:style-name="Cell265">
            <text:p text:style-name="P355"><text:span text:style-name="T355_1">Postdata</text:span><text:span text:style-name="T355_2">:<text:s/></text:span><text:span text:style-name="T355_3">page</text:span><text:span text:style-name="T355_4">_</text:span><text:span text:style-name="T355_5">no</text:span><text:span text:style-name="T355_6">(</text:span><text:span text:style-name="T355_7">optional</text:span><text:span text:style-name="T355_8">)</text:span></text:p>
            <text:p text:style-name="P356"><text:span text:style-name="T356_1">Header</text:span><text:span text:style-name="T356_2"><text:s/>:<text:s text:c="2"/></text:span><text:span text:style-name="T356_3">X</text:span><text:span text:style-name="T356_4">-</text:span><text:span text:style-name="T356_5">Auth</text:span><text:span text:style-name="T356_6">-</text:span><text:span text:style-name="T356_7">Token</text:span><text:span text:style-name="T356_8">:&lt;</text:span><text:span text:style-name="T356_9">token</text:span><text:span text:style-name="T356_10">&gt;</text:span></text:p>
          </table:table-cell>
        </table:table-row>
        <table:table-row table:style-name="Row54">
          <table:table-cell table:style-name="Cell266">
            <text:p text:style-name="P357"><text:span text:style-name="T357_1">5</text:span></text:p>
          </table:table-cell>
          <table:table-cell table:style-name="Cell267">
            <text:p text:style-name="P358"><text:span text:style-name="T358_1">Reject</text:span></text:p>
          </table:table-cell>
          <table:table-cell table:style-name="Cell268">
            <text:p text:style-name="P359"><text:span text:style-name="T359_1">http</text:span><text:span text:style-name="T359_2">://54.164.83.129:8555/</text:span><text:span text:style-name="T359_3">api</text:span><text:span text:style-name="T359_4">/</text:span><text:span text:style-name="T359_5">meeting</text:span><text:span text:style-name="T359_6">/</text:span><text:span text:style-name="T359_7">reject</text:span></text:p>
          </table:table-cell>
          <table:table-cell table:style-name="Cell269">
            <text:p text:style-name="P360"><text:span text:style-name="T360_1">POST</text:span></text:p>
          </table:table-cell>
          <table:table-cell table:style-name="Cell270">
            <text:p text:style-name="P361"><text:span text:style-name="T361_1">Postdata</text:span><text:span text:style-name="T361_2">:<text:s/></text:span><text:span text:style-name="T361_3">meeting</text:span><text:span text:style-name="T361_4">_</text:span><text:span text:style-name="T361_5">id</text:span></text:p>
            <text:p text:style-name="P362"><text:span text:style-name="T362_1">Header</text:span><text:span text:style-name="T362_2"><text:s/>:<text:s text:c="2"/></text:span><text:span text:style-name="T362_3">X</text:span><text:span text:style-name="T362_4">-</text:span><text:span text:style-name="T362_5">Auth</text:span><text:span text:style-name="T362_6">-</text:span><text:span text:style-name="T362_7">Token</text:span><text:span text:style-name="T362_8">:&lt;</text:span><text:span text:style-name="T362_9">token</text:span><text:span text:style-name="T362_10">&gt;</text:span></text:p>
          </table:table-cell>
        </table:table-row>
        <table:table-row table:style-name="Row55">
          <table:table-cell table:style-name="Cell271">
            <text:p text:style-name="P363"><text:span text:style-name="T363_1">6</text:span></text:p>
          </table:table-cell>
          <table:table-cell table:style-name="Cell272">
            <text:p text:style-name="P364"><text:span text:style-name="T364_1">Modify</text:span><text:span text:style-name="T364_2">(</text:span><text:span text:style-name="T364_3">unused</text:span><text:span text:style-name="T364_4">)</text:span></text:p>
          </table:table-cell>
          <table:table-cell table:style-name="Cell273">
            <text:p text:style-name="P365"><text:span text:style-name="T365_1">http</text:span><text:span text:style-name="T365_2">://54.164.83.129:8555/</text:span><text:span text:style-name="T365_3">api</text:span><text:span text:style-name="T365_4">/</text:span><text:span text:style-name="T365_5">meeting</text:span><text:span text:style-name="T365_6">/</text:span><text:span text:style-name="T365_7">return</text:span></text:p>
          </table:table-cell>
          <table:table-cell table:style-name="Cell274">
            <text:p text:style-name="P366"><text:span text:style-name="T366_1">POST</text:span></text:p>
          </table:table-cell>
          <table:table-cell table:style-name="Cell275">
            <text:p text:style-name="P367"><text:span text:style-name="T367_1">Postdata</text:span><text:span text:style-name="T367_2">:<text:s/></text:span><text:span text:style-name="T367_3">meeting</text:span><text:span text:style-name="T367_4">_</text:span><text:span text:style-name="T367_5">id</text:span><text:span text:style-name="T367_6"><text:s/></text:span></text:p>
            <text:p text:style-name="P368"><text:span text:style-name="T368_1">optional</text:span><text:span text:style-name="T368_2"><text:s/></text:span><text:span text:style-name="T368_3">fields</text:span><text:span text:style-name="T368_4"><text:s/>:<text:s/></text:span></text:p>
            <text:p text:style-name="P369"><text:span text:style-name="T369_1">timing</text:span><text:span text:style-name="T369_2">,</text:span><text:span text:style-name="T369_3">timing</text:span><text:span text:style-name="T369_4">_</text:span><text:span text:style-name="T369_5">two</text:span><text:span text:style-name="T369_6">,<text:s/></text:span><text:span text:style-name="T369_7">timing</text:span><text:span text:style-name="T369_8">_</text:span><text:span text:style-name="T369_9">three</text:span><text:span text:style-name="T369_10">,<text:s/></text:span></text:p>
            <text:p text:style-name="P370"><text:span text:style-name="T370_1">Header</text:span><text:span text:style-name="T370_2"><text:s/>:<text:s text:c="2"/></text:span><text:span text:style-name="T370_3">X</text:span><text:span text:style-name="T370_4">-</text:span><text:span text:style-name="T370_5">Auth</text:span><text:span text:style-name="T370_6">-</text:span><text:span text:style-name="T370_7">Token</text:span><text:span text:style-name="T370_8">:&lt;</text:span><text:span text:style-name="T370_9">token</text:span><text:span text:style-name="T370_10">&gt;</text:span></text:p>
          </table:table-cell>
        </table:table-row>
      </table:table>
      <text:p text:style-name="P371"/>
      <text:p text:style-name="P372"/>
      <text:p text:style-name="P373"><text:span text:style-name="T373_1">14.</text:span><text:span text:style-name="T373_2">Refer</text:span></text:p>
      <table:table table:style-name="Table14">
        <table:table-column table:style-name="Column66"/>
        <table:table-column table:style-name="Column67"/>
        <table:table-column table:style-name="Column68"/>
        <table:table-column table:style-name="Column69"/>
        <table:table-column table:style-name="Column70"/>
        <table:table-row table:style-name="Row56">
          <table:table-cell table:style-name="Cell276">
            <text:p text:style-name="P374"><text:span text:style-name="T374_1">#</text:span></text:p>
          </table:table-cell>
          <table:table-cell table:style-name="Cell277">
            <text:p text:style-name="P375"><text:span text:style-name="T375_1">Function</text:span></text:p>
          </table:table-cell>
          <table:table-cell table:style-name="Cell278">
            <text:p text:style-name="P376"><text:span text:style-name="T376_1">URL</text:span></text:p>
          </table:table-cell>
          <table:table-cell table:style-name="Cell279">
            <text:p text:style-name="P377"><text:span text:style-name="T377_1">Method</text:span></text:p>
          </table:table-cell>
          <table:table-cell table:style-name="Cell280">
            <text:p text:style-name="P378"><text:span text:style-name="T378_1">Fields</text:span></text:p>
          </table:table-cell>
        </table:table-row>
        <table:table-row table:style-name="Row57">
          <table:table-cell table:style-name="Cell281">
            <text:p text:style-name="P379"><text:span text:style-name="T379_1">1</text:span></text:p>
          </table:table-cell>
          <table:table-cell table:style-name="Cell282">
            <text:p text:style-name="P380"><text:span text:style-name="T380_1">Add</text:span></text:p>
          </table:table-cell>
          <table:table-cell table:style-name="Cell283">
            <text:p text:style-name="P381"><text:span text:style-name="T381_1">http</text:span><text:span text:style-name="T381_2">://54.164.83.129:8555/</text:span><text:span text:style-name="T381_3">api</text:span><text:span text:style-name="T381_4">/</text:span><text:span text:style-name="T381_5">refer</text:span><text:span text:style-name="T381_6">/</text:span><text:span text:style-name="T381_7">add</text:span></text:p>
          </table:table-cell>
          <table:table-cell table:style-name="Cell284">
            <text:p text:style-name="P382"><text:span text:style-name="T382_1">POST</text:span></text:p>
          </table:table-cell>
          <table:table-cell table:style-name="Cell285">
            <text:p text:style-name="P383"><text:span text:style-name="T383_1">Postdata</text:span><text:span text:style-name="T383_2">:<text:s/></text:span><text:span text:style-name="T383_3">to</text:span><text:span text:style-name="T383_4">_</text:span><text:span text:style-name="T383_5">user</text:span><text:span text:style-name="T383_6">_</text:span><text:span text:style-name="T383_7">id</text:span><text:span text:style-name="T383_8"><text:s/>(</text:span><text:span text:style-name="T383_9">user</text:span><text:span text:style-name="T383_10"><text:s/></text:span><text:span text:style-name="T383_11">id</text:span><text:span text:style-name="T383_12"><text:s/></text:span><text:span text:style-name="T383_13">of</text:span><text:span text:style-name="T383_14"><text:s/></text:span><text:span text:style-name="T383_15">target</text:span><text:span text:style-name="T383_16"><text:s/></text:span><text:span text:style-name="T383_17">user</text:span><text:span text:style-name="T383_18">)(</text:span><text:span text:style-name="T383_19">int</text:span><text:span text:style-name="T383_20">),<text:s/></text:span><text:span text:style-name="T383_21">item</text:span><text:span text:style-name="T383_22">_</text:span><text:span text:style-name="T383_23">type</text:span><text:span text:style-name="T383_24"><text:s/>(</text:span><text:span text:style-name="T383_25">type</text:span><text:span text:style-name="T383_26"><text:s/></text:span><text:span text:style-name="T383_27">of</text:span><text:span text:style-name="T383_28"><text:s/></text:span><text:span text:style-name="T383_29">the</text:span><text:span text:style-name="T383_30"><text:s/></text:span><text:span text:style-name="T383_31">item</text:span><text:span text:style-name="T383_32"><text:s/></text:span><text:span text:style-name="T383_33">referred</text:span><text:span text:style-name="T383_34">,<text:s/></text:span><text:span text:style-name="T383_35">for</text:span><text:span text:style-name="T383_36"><text:s/></text:span><text:span text:style-name="T383_37">events</text:span><text:span text:style-name="T383_38"><text:s/></text:span><text:span text:style-name="T383_39">item</text:span><text:span text:style-name="T383_40">_</text:span><text:span text:style-name="T383_41">type</text:span><text:span text:style-name="T383_42">=</text:span><text:span text:style-name="T383_43">event</text:span><text:span text:style-name="T383_44">)(</text:span><text:span text:style-name="T383_45">string</text:span><text:span text:style-name="T383_46">),<text:s/></text:span><text:span text:style-name="T383_47">item</text:span><text:span text:style-name="T383_48">_</text:span><text:span text:style-name="T383_49">id</text:span><text:span text:style-name="T383_50"><text:s/>(</text:span><text:span text:style-name="T383_51">id</text:span><text:span text:style-name="T383_52"><text:s/></text:span><text:span text:style-name="T383_53">of</text:span><text:span text:style-name="T383_54"><text:s/></text:span><text:span text:style-name="T383_55">the</text:span><text:span text:style-name="T383_56"><text:s/></text:span><text:span text:style-name="T383_57">item</text:span><text:span text:style-name="T383_58">)(</text:span><text:span text:style-name="T383_59">int</text:span><text:span text:style-name="T383_60">),<text:s/></text:span><text:span text:style-name="T383_61">optional</text:span><text:span text:style-name="T383_62">_</text:span><text:span text:style-name="T383_63">msg</text:span></text:p>
            <text:p text:style-name="P384"><text:span text:style-name="T384_1">Header</text:span><text:span text:style-name="T384_2"><text:s/>:<text:s text:c="2"/></text:span><text:span text:style-name="T384_3">X</text:span><text:span text:style-name="T384_4">-</text:span><text:span text:style-name="T384_5">Auth</text:span><text:span text:style-name="T384_6">-</text:span><text:span text:style-name="T384_7">Token</text:span><text:span text:style-name="T384_8">:&lt;</text:span><text:span text:style-name="T384_9">token</text:span><text:span text:style-name="T384_10">&gt;</text:span></text:p>
          </table:table-cell>
        </table:table-row>
        <table:table-row table:style-name="Row58">
          <table:table-cell table:style-name="Cell286">
            <text:p text:style-name="P385"><text:span text:style-name="T385_1">2</text:span></text:p>
          </table:table-cell>
          <table:table-cell table:style-name="Cell287">
            <text:p text:style-name="P386"><text:span text:style-name="T386_1">List</text:span></text:p>
          </table:table-cell>
          <table:table-cell table:style-name="Cell288">
            <text:p text:style-name="P387"><text:span text:style-name="T387_1">http</text:span><text:span text:style-name="T387_2">://54.164.83.129:8555/</text:span><text:span text:style-name="T387_3">api</text:span><text:span text:style-name="T387_4">/</text:span><text:span text:style-name="T387_5">refer</text:span><text:span text:style-name="T387_6">/</text:span><text:span text:style-name="T387_7">list</text:span></text:p>
          </table:table-cell>
          <table:table-cell table:style-name="Cell289">
            <text:p text:style-name="P388"><text:span text:style-name="T388_1">POST</text:span></text:p>
          </table:table-cell>
          <table:table-cell table:style-name="Cell290">
            <text:p text:style-name="P389"><text:span text:style-name="T389_1">Postdata</text:span><text:span text:style-name="T389_2">:<text:s/></text:span><text:span text:style-name="T389_3">page</text:span><text:span text:style-name="T389_4">_</text:span><text:span text:style-name="T389_5">no</text:span><text:span text:style-name="T389_6">(</text:span><text:span text:style-name="T389_7">optional</text:span><text:span text:style-name="T389_8">)</text:span></text:p>
            <text:p text:style-name="P390"><text:span text:style-name="T390_1">Header</text:span><text:span text:style-name="T390_2"><text:s/>:<text:s text:c="2"/></text:span><text:span text:style-name="T390_3">X</text:span><text:span text:style-name="T390_4">-</text:span><text:span text:style-name="T390_5">Auth</text:span><text:span text:style-name="T390_6">-</text:span><text:span text:style-name="T390_7">Token</text:span><text:span text:style-name="T390_8">:&lt;</text:span><text:span text:style-name="T390_9">token</text:span><text:span text:style-name="T390_10">&gt;</text:span></text:p>
          </table:table-cell>
        </table:table-row>
      </table:table>
      <text:p text:style-name="P391"/>
      <text:p text:style-name="P392"/>
      <text:p text:style-name="P393"/>
      <text:p text:style-name="P394"><text:span text:style-name="T394_1">15.</text:span><text:span text:style-name="T394_2">Business</text:span><text:span text:style-name="T394_3"><text:s/></text:span><text:span text:style-name="T394_4">categories</text:span></text:p>
      <table:table table:style-name="Table15">
        <table:table-column table:style-name="Column71"/>
        <table:table-column table:style-name="Column72"/>
        <table:table-column table:style-name="Column73"/>
        <table:table-column table:style-name="Column74"/>
        <table:table-column table:style-name="Column75"/>
        <table:table-row table:style-name="Row59">
          <table:table-cell table:style-name="Cell291">
            <text:p text:style-name="P395"><text:span text:style-name="T395_1">#</text:span></text:p>
          </table:table-cell>
          <table:table-cell table:style-name="Cell292">
            <text:p text:style-name="P396"><text:span text:style-name="T396_1">Function</text:span></text:p>
          </table:table-cell>
          <table:table-cell table:style-name="Cell293">
            <text:p text:style-name="P397"><text:span text:style-name="T397_1">URL</text:span></text:p>
          </table:table-cell>
          <table:table-cell table:style-name="Cell294">
            <text:p text:style-name="P398"><text:span text:style-name="T398_1">Method</text:span></text:p>
          </table:table-cell>
          <table:table-cell table:style-name="Cell295">
            <text:p text:style-name="P399"><text:span text:style-name="T399_1">Fields</text:span></text:p>
          </table:table-cell>
        </table:table-row>
        <table:table-row table:style-name="Row60">
          <table:table-cell table:style-name="Cell296">
            <text:p text:style-name="P400"><text:span text:style-name="T400_1">1</text:span></text:p>
          </table:table-cell>
          <table:table-cell table:style-name="Cell297">
            <text:p text:style-name="P401"><text:span text:style-name="T401_1">Set</text:span></text:p>
          </table:table-cell>
          <table:table-cell table:style-name="Cell298">
            <text:p text:style-name="P402"><text:span text:style-name="T402_1">http</text:span><text:span text:style-name="T402_2">://54.164.83.129:8555/</text:span><text:span text:style-name="T402_3">api</text:span><text:span text:style-name="T402_4">/</text:span><text:span text:style-name="T402_5">business</text:span><text:span text:style-name="T402_6">-</text:span><text:span text:style-name="T402_7">categories</text:span><text:span text:style-name="T402_8">/</text:span><text:span text:style-name="T402_9">set</text:span></text:p>
          </table:table-cell>
          <table:table-cell table:style-name="Cell299">
            <text:p text:style-name="P403"><text:span text:style-name="T403_1">POST</text:span></text:p>
          </table:table-cell>
          <table:table-cell table:style-name="Cell300">
            <text:p text:style-name="P404"><text:span text:style-name="T404_1">Postdata</text:span><text:span text:style-name="T404_2">:<text:s/></text:span><text:span text:style-name="T404_3">category</text:span><text:span text:style-name="T404_4">_</text:span><text:span text:style-name="T404_5">ids</text:span><text:span text:style-name="T404_6">(</text:span><text:span text:style-name="T404_7">array</text:span><text:span text:style-name="T404_8">)</text:span></text:p>
            <text:p text:style-name="P405"><text:span text:style-name="T405_1">Header</text:span><text:span text:style-name="T405_2"><text:s/>:<text:s text:c="2"/></text:span><text:span text:style-name="T405_3">X</text:span><text:span text:style-name="T405_4">-</text:span><text:span text:style-name="T405_5">Auth</text:span><text:span text:style-name="T405_6">-</text:span><text:span text:style-name="T405_7">Token</text:span><text:span text:style-name="T405_8">:&lt;</text:span><text:span text:style-name="T405_9">token</text:span><text:span text:style-name="T405_10">&gt;</text:span></text:p>
          </table:table-cell>
        </table:table-row>
        <table:table-row table:style-name="Row61">
          <table:table-cell table:style-name="Cell301">
            <text:p text:style-name="P406"><text:span text:style-name="T406_1">2</text:span></text:p>
          </table:table-cell>
          <table:table-cell table:style-name="Cell302">
            <text:p text:style-name="P407"><text:span text:style-name="T407_1">List</text:span></text:p>
          </table:table-cell>
          <table:table-cell table:style-name="Cell303">
            <text:p text:style-name="P408"><text:span text:style-name="T408_1">http</text:span><text:span text:style-name="T408_2">://54.164.83.129:8555/</text:span><text:span text:style-name="T408_3">api</text:span><text:span text:style-name="T408_4">/</text:span><text:span text:style-name="T408_5">business</text:span><text:span text:style-name="T408_6">-</text:span><text:span text:style-name="T408_7">categori</text:span><text:span text:style-name="T408_8">es</text:span><text:span text:style-name="T408_9">/</text:span><text:span text:style-name="T408_10">list</text:span></text:p>
          </table:table-cell>
          <table:table-cell table:style-name="Cell304">
            <text:p text:style-name="P409"><text:span text:style-name="T409_1">GET</text:span></text:p>
          </table:table-cell>
          <table:table-cell table:style-name="Cell305">
            <text:p text:style-name="P410"><text:span text:style-name="T410_1">Header</text:span><text:span text:style-name="T410_2"><text:s/>:<text:s text:c="2"/></text:span><text:span text:style-name="T410_3">X</text:span><text:span text:style-name="T410_4">-</text:span><text:span text:style-name="T410_5">Auth</text:span><text:span text:style-name="T410_6">-</text:span><text:span text:style-name="T410_7">Token</text:span><text:span text:style-name="T410_8">:&lt;</text:span><text:span text:style-name="T410_9">token</text:span><text:span text:style-name="T410_10">&gt;</text:span></text:p>
          </table:table-cell>
        </table:table-row>
        <table:table-row table:style-name="Row62">
          <table:table-cell table:style-name="Cell306">
            <text:p text:style-name="P411"><text:span text:style-name="T411_1">3</text:span></text:p>
          </table:table-cell>
          <table:table-cell table:style-name="Cell307">
            <text:p text:style-name="P412"><text:span text:style-name="T412_1">Remove</text:span></text:p>
          </table:table-cell>
          <table:table-cell table:style-name="Cell308">
            <text:p text:style-name="P413"><text:span text:style-name="T413_1">http</text:span><text:span text:style-name="T413_2">://54.164.83.129:8555/</text:span><text:span text:style-name="T413_3">api</text:span><text:span text:style-name="T413_4">/</text:span><text:span text:style-name="T413_5">business</text:span><text:span text:style-name="T413_6">-</text:span><text:span text:style-name="T413_7">categories</text:span><text:span text:style-name="T413_8">/</text:span><text:span text:style-name="T413_9">delete</text:span></text:p>
          </table:table-cell>
          <table:table-cell table:style-name="Cell309">
            <text:p text:style-name="P414"><text:span text:style-name="T414_1">POST</text:span></text:p>
          </table:table-cell>
          <table:table-cell table:style-name="Cell310">
            <text:p text:style-name="P415"><text:span text:style-name="T415_1">Postdata</text:span><text:span text:style-name="T415_2">:<text:s/></text:span><text:span text:style-name="T415_3">category</text:span><text:span text:style-name="T415_4">_</text:span><text:span text:style-name="T415_5">ids</text:span><text:span text:style-name="T415_6"><text:s/>(</text:span><text:span text:style-name="T415_7">integer</text:span><text:span text:style-name="T415_8"><text:s/></text:span><text:span text:style-name="T415_9">array</text:span><text:span text:style-name="T415_10">)(</text:span><text:span text:style-name="T415_11">get</text:span><text:span text:style-name="T415_12"><text:s/></text:span><text:span text:style-name="T415_13">ids</text:span><text:span text:style-name="T415_14"><text:s/></text:span><text:span text:style-name="T415_15">from</text:span><text:span text:style-name="T415_16"><text:s/>"</text:span><text:span text:style-name="T415_17">Business</text:span><text:span text:style-name="T415_18"><text:s/></text:span><text:span text:style-name="T415_19">categories</text:span><text:span text:style-name="T415_20"><text:s/>--<text:s/></text:span><text:span text:style-name="T415_21">list</text:span><text:span text:style-name="T415_22">").</text:span></text:p>
            <text:p text:style-name="P416"><text:span text:style-name="T416_1">Header</text:span><text:span text:style-name="T416_2"><text:s/>:<text:s text:c="2"/></text:span><text:span text:style-name="T416_3">X</text:span><text:span text:style-name="T416_4">-</text:span><text:span text:style-name="T416_5">Auth</text:span><text:span text:style-name="T416_6">-</text:span><text:span text:style-name="T416_7">Token</text:span><text:span text:style-name="T416_8">:&lt;</text:span><text:span text:style-name="T416_9">token</text:span><text:span text:style-name="T416_10">&gt;</text:span></text:p>
          </table:table-cell>
        </table:table-row>
      </table:table>
      <text:p text:style-name="P417"/>
      <text:p text:style-name="P418"/>
      <text:p text:style-name="P419"/>
      <text:p text:style-name="P420"/>
      <text:p text:style-name="P421"/>
      <text:p text:style-name="P422"><text:span text:style-name="T422_1">15.</text:span><text:span text:style-name="T422_2">Job</text:span><text:span text:style-name="T422_3"><text:s/></text:span><text:span text:style-name="T422_4">Post</text:span></text:p>
      <table:table table:style-name="Table16">
        <table:table-column table:style-name="Column76"/>
        <table:table-column table:style-name="Column77"/>
        <table:table-column table:style-name="Column78"/>
        <table:table-column table:style-name="Column79"/>
        <table:table-column table:style-name="Column80"/>
        <table:table-row table:style-name="Row63">
          <table:table-cell table:style-name="Cell311">
            <text:p text:style-name="P423"><text:span text:style-name="T423_1">#</text:span></text:p>
          </table:table-cell>
          <table:table-cell table:style-name="Cell312">
            <text:p text:style-name="P424"><text:span text:style-name="T424_1">Function</text:span></text:p>
          </table:table-cell>
          <table:table-cell table:style-name="Cell313">
            <text:p text:style-name="P425"><text:span text:style-name="T425_1">URL</text:span></text:p>
          </table:table-cell>
          <table:table-cell table:style-name="Cell314">
            <text:p text:style-name="P426"><text:span text:style-name="T426_1">Method</text:span></text:p>
          </table:table-cell>
          <table:table-cell table:style-name="Cell315">
            <text:p text:style-name="P427"><text:span text:style-name="T427_1">Fields</text:span></text:p>
          </table:table-cell>
        </table:table-row>
        <table:table-row table:style-name="Row64">
          <table:table-cell table:style-name="Cell316">
            <text:p text:style-name="P428"><text:span text:style-name="T428_1">1</text:span></text:p>
          </table:table-cell>
          <table:table-cell table:style-name="Cell317">
            <text:p text:style-name="P429"><text:span text:style-name="T429_1">Add</text:span></text:p>
          </table:table-cell>
          <table:table-cell table:style-name="Cell318">
            <text:p text:style-name="P430"><text:span text:style-name="T430_1">http</text:span><text:span text:style-name="T430_2">://54.164.83.129:8555/</text:span><text:span text:style-name="T430_3">api</text:span><text:span text:style-name="T430_4">/</text:span><text:span text:style-name="T430_5">job</text:span><text:span text:style-name="T430_6">-</text:span><text:span text:style-name="T430_7">post</text:span><text:span text:style-name="T430_8">/</text:span><text:span text:style-name="T430_9">add</text:span></text:p>
          </table:table-cell>
          <table:table-cell table:style-name="Cell319">
            <text:p text:style-name="P431"><text:span text:style-name="T431_1">POST</text:span></text:p>
          </table:table-cell>
          <table:table-cell table:style-name="Cell320">
            <text:p text:style-name="P432"><text:span text:style-name="T432_1">Postdata</text:span><text:span text:style-name="T432_2">:<text:s/></text:span><text:span text:style-name="T432_3">title</text:span><text:span text:style-name="T432_4">(</text:span><text:span text:style-name="T432_5">string</text:span><text:span text:style-name="T432_6">,</text:span><text:span text:style-name="T432_7">max</text:span><text:span text:style-name="T432_8"><text:s/>100),<text:s/></text:span><text:span text:style-name="T432_9">description</text:span><text:span text:style-name="T432_10">(</text:span><text:span text:style-name="T432_11">string</text:span><text:span text:style-name="T432_12">,</text:span><text:span text:style-name="T432_13">max</text:span><text:span text:style-name="T432_14"><text:s/>500),</text:span></text:p>
            <text:p text:style-name="P433"><text:span text:style-name="T433_1">due</text:span><text:span text:style-name="T433_2">_</text:span><text:span text:style-name="T433_3">date</text:span><text:span text:style-name="T433_4">(</text:span><text:span text:style-name="T433_5">optional</text:span><text:span text:style-name="T433_6">,<text:s/></text:span><text:span text:style-name="T433_7">dd</text:span><text:span text:style-name="T433_8">-</text:span><text:span text:style-name="T433_9">mm</text:span><text:span text:style-name="T433_10">-</text:span><text:span text:style-name="T433_11">yyyy</text:span><text:span text:style-name="T433_12"><text:s/></text:span><text:span text:style-name="T433_13">hh</text:span><text:span text:style-name="T433_14">:</text:span><text:span text:style-name="T433_15">mm</text:span><text:span text:style-name="T433_16">)</text:span></text:p>
            <text:p text:style-name="P434"><text:span text:style-name="T434_1">Header</text:span><text:span text:style-name="T434_2"><text:s/>:<text:s text:c="2"/></text:span><text:span text:style-name="T434_3">X</text:span><text:span text:style-name="T434_4">-</text:span><text:span text:style-name="T434_5">Auth</text:span><text:span text:style-name="T434_6">-</text:span><text:span text:style-name="T434_7">Token</text:span><text:span text:style-name="T434_8">:&lt;</text:span><text:span text:style-name="T434_9">token</text:span><text:span text:style-name="T434_10">&gt;</text:span></text:p>
          </table:table-cell>
        </table:table-row>
        <table:table-row table:style-name="Row65">
          <table:table-cell table:style-name="Cell321">
            <text:p text:style-name="P435"><text:span text:style-name="T435_1">2</text:span></text:p>
          </table:table-cell>
          <table:table-cell table:style-name="Cell322">
            <text:p text:style-name="P436"><text:span text:style-name="T436_1">List</text:span></text:p>
          </table:table-cell>
          <table:table-cell table:style-name="Cell323">
            <text:p text:style-name="P437"><text:span text:style-name="T437_1">http</text:span><text:span text:style-name="T437_2">://54.164.83.129:8555/</text:span><text:span text:style-name="T437_3">api</text:span><text:span text:style-name="T437_4">/</text:span><text:span text:style-name="T437_5">job</text:span><text:span text:style-name="T437_6">-</text:span><text:span text:style-name="T437_7">post</text:span><text:span text:style-name="T437_8">/</text:span><text:span text:style-name="T437_9">list</text:span></text:p>
          </table:table-cell>
          <table:table-cell table:style-name="Cell324">
            <text:p text:style-name="P438"><text:span text:style-name="T438_1">POST</text:span></text:p>
          </table:table-cell>
          <table:table-cell table:style-name="Cell325">
            <text:p text:style-name="P439"><text:span text:style-name="T439_1">Postdata</text:span><text:span text:style-name="T439_2">:<text:s/></text:span><text:span text:style-name="T439_3">page</text:span><text:span text:style-name="T439_4">_</text:span><text:span text:style-name="T439_5">no</text:span><text:span text:style-name="T439_6">(</text:span><text:span text:style-name="T439_7">optional</text:span><text:span text:style-name="T439_8">,</text:span><text:span text:style-name="T439_9">int</text:span><text:span text:style-name="T439_10">)</text:span></text:p>
            <text:p text:style-name="P440"><text:span text:style-name="T440_1">Header</text:span><text:span text:style-name="T440_2"><text:s/>:<text:s text:c="2"/></text:span><text:span text:style-name="T440_3">X</text:span><text:span text:style-name="T440_4">-</text:span><text:span text:style-name="T440_5">Auth</text:span><text:span text:style-name="T440_6">-</text:span><text:span text:style-name="T440_7">Token</text:span><text:span text:style-name="T440_8">:&lt;</text:span><text:span text:style-name="T440_9">token</text:span><text:span text:style-name="T440_10">&gt;</text:span></text:p>
          </table:table-cell>
        </table:table-row>
        <table:table-row table:style-name="Row66">
          <table:table-cell table:style-name="Cell326">
            <text:p text:style-name="P441"><text:span text:style-name="T441_1">3</text:span></text:p>
          </table:table-cell>
          <table:table-cell table:style-name="Cell327">
            <text:p text:style-name="P442"><text:span text:style-name="T442_1">Remove</text:span></text:p>
          </table:table-cell>
          <table:table-cell table:style-name="Cell328">
            <text:p text:style-name="P443"><text:span text:style-name="T443_1">http</text:span><text:span text:style-name="T443_2">://54.164.83.129:8555/</text:span><text:span text:style-name="T443_3">api</text:span><text:span text:style-name="T443_4">/</text:span><text:span text:style-name="T443_5">job</text:span><text:span text:style-name="T443_6">-</text:span><text:span text:style-name="T443_7">post</text:span><text:span text:style-name="T443_8">/</text:span><text:span text:style-name="T443_9">delete</text:span></text:p>
          </table:table-cell>
          <table:table-cell table:style-name="Cell329">
            <text:p text:style-name="P444"><text:span text:style-name="T444_1">POST</text:span></text:p>
          </table:table-cell>
          <table:table-cell table:style-name="Cell330">
            <text:p text:style-name="P445"><text:span text:style-name="T445_1">Postdata</text:span><text:span text:style-name="T445_2">:<text:s/></text:span><text:span text:style-name="T445_3">job</text:span><text:span text:style-name="T445_4">_</text:span><text:span text:style-name="T445_5">post</text:span><text:span text:style-name="T445_6">_</text:span><text:span text:style-name="T445_7">id</text:span></text:p>
            <text:p text:style-name="P446"><text:span text:style-name="T446_1">Header</text:span><text:span text:style-name="T446_2"><text:s/>:<text:s text:c="2"/></text:span><text:span text:style-name="T446_3">X</text:span><text:span text:style-name="T446_4">-</text:span><text:span text:style-name="T446_5">Auth</text:span><text:span text:style-name="T446_6">-</text:span><text:span text:style-name="T446_7">Token</text:span><text:span text:style-name="T446_8">:&lt;</text:span><text:span text:style-name="T446_9">token</text:span><text:span text:style-name="T446_10">&gt;</text:span></text:p>
          </table:table-cell>
        </table:table-row>
        <table:table-row table:style-name="Row67">
          <table:table-cell table:style-name="Cell331">
            <text:p text:style-name="P447"><text:span text:style-name="T447_1">4</text:span></text:p>
          </table:table-cell>
          <table:table-cell table:style-name="Cell332">
            <text:p text:style-name="P448"><text:span text:style-name="T448_1">My</text:span><text:span text:style-name="T448_2"><text:s/></text:span><text:span text:style-name="T448_3">Posts</text:span></text:p>
          </table:table-cell>
          <table:table-cell table:style-name="Cell333">
            <text:p text:style-name="P449"><text:span text:style-name="T449_1">http</text:span><text:span text:style-name="T449_2">://54.164.83.129:8555/</text:span><text:span text:style-name="T449_3">api</text:span><text:span text:style-name="T449_4">/</text:span><text:span text:style-name="T449_5">job</text:span><text:span text:style-name="T449_6">-</text:span><text:span text:style-name="T449_7">post</text:span><text:span text:style-name="T449_8">/</text:span><text:span text:style-name="T449_9">my</text:span><text:span text:style-name="T449_10">-</text:span><text:span text:style-name="T449_11">list</text:span></text:p>
          </table:table-cell>
          <table:table-cell table:style-name="Cell334">
            <text:p text:style-name="P450"><text:span text:style-name="T450_1">POST</text:span></text:p>
          </table:table-cell>
          <table:table-cell table:style-name="Cell335">
            <text:p text:style-name="P451"><text:span text:style-name="T451_1">Postdata</text:span><text:span text:style-name="T451_2">:<text:s/></text:span><text:span text:style-name="T451_3">page</text:span><text:span text:style-name="T451_4">_</text:span><text:span text:style-name="T451_5">no</text:span><text:span text:style-name="T451_6">(</text:span><text:span text:style-name="T451_7">optional</text:span><text:span text:style-name="T451_8">,</text:span><text:span text:style-name="T451_9">int</text:span><text:span text:style-name="T451_10">)</text:span></text:p>
            <text:p text:style-name="P452"><text:span text:style-name="T452_1">Header</text:span><text:span text:style-name="T452_2"><text:s/>:<text:s text:c="2"/></text:span><text:span text:style-name="T452_3">X</text:span><text:span text:style-name="T452_4">-</text:span><text:span text:style-name="T452_5">Auth</text:span><text:span text:style-name="T452_6">-</text:span><text:span text:style-name="T452_7">Token</text:span><text:span text:style-name="T452_8">:&lt;</text:span><text:span text:style-name="T452_9">token</text:span><text:span text:style-name="T452_10">&gt;</text:span></text:p>
          </table:table-cell>
        </table:table-row>
        <table:table-row table:style-name="Row68">
          <table:table-cell table:style-name="Cell336">
            <text:p text:style-name="P453"><text:span text:style-name="T453_1">5</text:span></text:p>
          </table:table-cell>
          <table:table-cell table:style-name="Cell337">
            <text:p text:style-name="P454"><text:span text:style-name="T454_1">Show</text:span></text:p>
          </table:table-cell>
          <table:table-cell table:style-name="Cell338">
            <text:p text:style-name="P455"><text:span text:style-name="T455_1">http</text:span><text:span text:style-name="T455_2">://54.164.83.129:8555/</text:span><text:span text:style-name="T455_3">api</text:span><text:span text:style-name="T455_4">/</text:span><text:span text:style-name="T455_5">job</text:span><text:span text:style-name="T455_6">-</text:span><text:span text:style-name="T455_7">post</text:span><text:span text:style-name="T455_8">/</text:span><text:span text:style-name="T455_9">show</text:span></text:p>
          </table:table-cell>
          <table:table-cell table:style-name="Cell339">
            <text:p text:style-name="P456"><text:span text:style-name="T456_1">POST</text:span></text:p>
          </table:table-cell>
          <table:table-cell table:style-name="Cell340">
            <text:p text:style-name="P457"><text:span text:style-name="T457_1">Postdata</text:span><text:span text:style-name="T457_2">:<text:s/></text:span><text:span text:style-name="T457_3">job</text:span><text:span text:style-name="T457_4">_</text:span><text:span text:style-name="T457_5">post</text:span><text:span text:style-name="T457_6">_</text:span><text:span text:style-name="T457_7">id</text:span></text:p>
            <text:p text:style-name="P458"><text:span text:style-name="T458_1">Header</text:span><text:span text:style-name="T458_2"><text:s/>:<text:s text:c="2"/></text:span><text:span text:style-name="T458_3">X</text:span><text:span text:style-name="T458_4">-</text:span><text:span text:style-name="T458_5">Auth</text:span><text:span text:style-name="T458_6">-</text:span><text:span text:style-name="T458_7">Token</text:span><text:span text:style-name="T458_8">:&lt;</text:span><text:span text:style-name="T458_9">token</text:span><text:span text:style-name="T458_10">&gt;</text:span></text:p>
          </table:table-cell>
        </table:table-row>
        <table:table-row table:style-name="Row69">
          <table:table-cell table:style-name="Cell341">
            <text:p text:style-name="P459"><text:span text:style-name="T459_1">6</text:span></text:p>
          </table:table-cell>
          <table:table-cell table:style-name="Cell342">
            <text:p text:style-name="P460"><text:span text:style-name="T460_1">Update</text:span></text:p>
          </table:table-cell>
          <table:table-cell table:style-name="Cell343">
            <text:p text:style-name="P461"><text:span text:style-name="T461_1">http</text:span><text:span text:style-name="T461_2">://54.164.83.129:8555/</text:span><text:span text:style-name="T461_3">api</text:span><text:span text:style-name="T461_4">/</text:span><text:span text:style-name="T461_5">job</text:span><text:span text:style-name="T461_6">-</text:span><text:span text:style-name="T461_7">post</text:span><text:span text:style-name="T461_8">/</text:span><text:span text:style-name="T461_9">update</text:span></text:p>
          </table:table-cell>
          <table:table-cell table:style-name="Cell344">
            <text:p text:style-name="P462"><text:span text:style-name="T462_1">POST</text:span></text:p>
          </table:table-cell>
          <table:table-cell table:style-name="Cell345">
            <text:p text:style-name="P463"><text:span text:style-name="T463_1">Postdata</text:span><text:span text:style-name="T463_2">:<text:s/></text:span><text:span text:style-name="T463_3">title</text:span><text:span text:style-name="T463_4">(</text:span><text:span text:style-name="T463_5">string</text:span><text:span text:style-name="T463_6">,</text:span><text:span text:style-name="T463_7">max</text:span><text:span text:style-name="T463_8"><text:s/>100),<text:s/></text:span><text:span text:style-name="T463_9">description</text:span><text:span text:style-name="T463_10">(</text:span><text:span text:style-name="T463_11">string</text:span><text:span text:style-name="T463_12">,</text:span><text:span text:style-name="T463_13">max</text:span><text:span text:style-name="T463_14"><text:s/>500),</text:span></text:p>
            <text:p text:style-name="P464"><text:span text:style-name="T464_1">due</text:span><text:span text:style-name="T464_2">_</text:span><text:span text:style-name="T464_3">date</text:span><text:span text:style-name="T464_4">(</text:span><text:span text:style-name="T464_5">optional</text:span><text:span text:style-name="T464_6">,<text:s/></text:span><text:span text:style-name="T464_7">dd</text:span><text:span text:style-name="T464_8">-</text:span><text:span text:style-name="T464_9">mm</text:span><text:span text:style-name="T464_10">-</text:span><text:span text:style-name="T464_11">yyyy</text:span><text:span text:style-name="T464_12"><text:s/></text:span><text:span text:style-name="T464_13">hh</text:span><text:span text:style-name="T464_14">:</text:span><text:span text:style-name="T464_15">mm</text:span><text:span text:style-name="T464_16">)</text:span></text:p>
            <text:p text:style-name="P465"><text:span text:style-name="T465_1">Header</text:span><text:span text:style-name="T465_2"><text:s/>:<text:s text:c="2"/></text:span><text:span text:style-name="T465_3">X</text:span><text:span text:style-name="T465_4">-</text:span><text:span text:style-name="T465_5">Auth</text:span><text:span text:style-name="T465_6">-</text:span><text:span text:style-name="T465_7">Token</text:span><text:span text:style-name="T465_8">:&lt;</text:span><text:span text:style-name="T465_9">token</text:span><text:span text:style-name="T465_10">&gt;</text:span></text:p>
          </table:table-cell>
        </table:table-row>
      </table:table>
      <text:p text:style-name="P466"/>
      <text:p text:style-name="P467"/>
      <text:p text:style-name="P468"><text:span text:style-name="T468_1">15.</text:span><text:span text:style-name="T468_2">Job</text:span><text:span text:style-name="T468_3"><text:s/></text:span><text:span text:style-name="T468_4">apply</text:span></text:p>
      <table:table table:style-name="Table17">
        <table:table-column table:style-name="Column81"/>
        <table:table-column table:style-name="Column82"/>
        <table:table-column table:style-name="Column83"/>
        <table:table-column table:style-name="Column84"/>
        <table:table-column table:style-name="Column85"/>
        <table:table-row table:style-name="Row70">
          <table:table-cell table:style-name="Cell346">
            <text:p text:style-name="P469"><text:span text:style-name="T469_1">#</text:span></text:p>
          </table:table-cell>
          <table:table-cell table:style-name="Cell347">
            <text:p text:style-name="P470"><text:span text:style-name="T470_1">Function</text:span></text:p>
          </table:table-cell>
          <table:table-cell table:style-name="Cell348">
            <text:p text:style-name="P471"><text:span text:style-name="T471_1">URL</text:span></text:p>
          </table:table-cell>
          <table:table-cell table:style-name="Cell349">
            <text:p text:style-name="P472"><text:span text:style-name="T472_1">Method</text:span></text:p>
          </table:table-cell>
          <table:table-cell table:style-name="Cell350">
            <text:p text:style-name="P473"><text:span text:style-name="T473_1">Fields</text:span></text:p>
          </table:table-cell>
        </table:table-row>
        <table:table-row table:style-name="Row71">
          <table:table-cell table:style-name="Cell351">
            <text:p text:style-name="P474"><text:span text:style-name="T474_1">1</text:span></text:p>
          </table:table-cell>
          <table:table-cell table:style-name="Cell352">
            <text:p text:style-name="P475"><text:span text:style-name="T475_1">add</text:span><text:span text:style-name="T475_2">(</text:span><text:span text:style-name="T475_3">apply</text:span><text:span text:style-name="T475_4">)</text:span></text:p>
          </table:table-cell>
          <table:table-cell table:style-name="Cell353">
            <text:p text:style-name="P476"><text:span text:style-name="T476_1">http</text:span><text:span text:style-name="T476_2">://54.164.83.129:8555/</text:span><text:span text:style-name="T476_3">api</text:span><text:span text:style-name="T476_4">/</text:span><text:span text:style-name="T476_5">job</text:span><text:span text:style-name="T476_6">-</text:span><text:span text:style-name="T476_7">application</text:span><text:span text:style-name="T476_8">/</text:span><text:span text:style-name="T476_9">add</text:span></text:p>
          </table:table-cell>
          <table:table-cell table:style-name="Cell354">
            <text:p text:style-name="P477"><text:span text:style-name="T477_1">POST</text:span></text:p>
          </table:table-cell>
          <table:table-cell table:style-name="Cell355">
            <text:p text:style-name="P478"><text:span text:style-name="T478_1">Postdata</text:span><text:span text:style-name="T478_2">:<text:s/></text:span><text:span text:style-name="T478_3">job</text:span><text:span text:style-name="T478_4">_</text:span><text:span text:style-name="T478_5">post</text:span><text:span text:style-name="T478_6">_</text:span><text:span text:style-name="T478_7">id</text:span></text:p>
            <text:p text:style-name="P479"><text:span text:style-name="T479_1">Header</text:span><text:span text:style-name="T479_2"><text:s/>:<text:s text:c="2"/></text:span><text:span text:style-name="T479_3">X</text:span><text:span text:style-name="T479_4">-</text:span><text:span text:style-name="T479_5">Auth</text:span><text:span text:style-name="T479_6">-</text:span><text:span text:style-name="T479_7">Token</text:span><text:span text:style-name="T479_8">:&lt;</text:span><text:span text:style-name="T479_9">token</text:span><text:span text:style-name="T479_10">&gt;</text:span></text:p>
          </table:table-cell>
        </table:table-row>
        <table:table-row table:style-name="Row72">
          <table:table-cell table:style-name="Cell356">
            <text:p text:style-name="P480"><text:span text:style-name="T480_1">2</text:span></text:p>
          </table:table-cell>
          <table:table-cell table:style-name="Cell357">
            <text:p text:style-name="P481"><text:span text:style-name="T481_1">Inbound</text:span><text:span text:style-name="T481_2"><text:s/></text:span><text:span text:style-name="T481_3">list</text:span></text:p>
          </table:table-cell>
          <table:table-cell table:style-name="Cell358">
            <text:p text:style-name="P482"><text:span text:style-name="T482_1">http</text:span><text:span text:style-name="T482_2">://54.164.83.129:8555/</text:span><text:span text:style-name="T482_3">api</text:span><text:span text:style-name="T482_4">/</text:span><text:span text:style-name="T482_5">job</text:span><text:span text:style-name="T482_6">-</text:span><text:span text:style-name="T482_7">application</text:span><text:span text:style-name="T482_8">/</text:span><text:span text:style-name="T482_9">inbound</text:span><text:span text:style-name="T482_10">-</text:span><text:span text:style-name="T482_11">list</text:span></text:p>
          </table:table-cell>
          <table:table-cell table:style-name="Cell359">
            <text:p text:style-name="P483"><text:span text:style-name="T483_1">POST</text:span></text:p>
          </table:table-cell>
          <table:table-cell table:style-name="Cell360">
            <text:p text:style-name="P484"><text:span text:style-name="T484_1">Postdata</text:span><text:span text:style-name="T484_2">:<text:s/></text:span><text:span text:style-name="T484_3">job</text:span><text:span text:style-name="T484_4">_</text:span><text:span text:style-name="T484_5">post</text:span><text:span text:style-name="T484_6">_</text:span><text:span text:style-name="T484_7">id</text:span><text:span text:style-name="T484_8">,</text:span><text:span text:style-name="T484_9">page</text:span><text:span text:style-name="T484_10">_</text:span><text:span text:style-name="T484_11">no</text:span><text:span text:style-name="T484_12">(</text:span><text:span text:style-name="T484_13">optional</text:span><text:span text:style-name="T484_14">)</text:span></text:p>
            <text:p text:style-name="P485"><text:span text:style-name="T485_1">Header</text:span><text:span text:style-name="T485_2"><text:s/>:<text:s text:c="2"/></text:span><text:span text:style-name="T485_3">X</text:span><text:span text:style-name="T485_4">-</text:span><text:span text:style-name="T485_5">Auth</text:span><text:span text:style-name="T485_6">-</text:span><text:span text:style-name="T485_7">Token</text:span><text:span text:style-name="T485_8">:&lt;</text:span><text:span text:style-name="T485_9">token</text:span><text:span text:style-name="T485_10">&gt;</text:span></text:p>
          </table:table-cell>
        </table:table-row>
        <table:table-row table:style-name="Row73">
          <table:table-cell table:style-name="Cell361">
            <text:p text:style-name="P486"><text:span text:style-name="T486_1">3</text:span></text:p>
          </table:table-cell>
          <table:table-cell table:style-name="Cell362">
            <text:p text:style-name="P487"><text:span text:style-name="T487_1">outbound</text:span><text:span text:style-name="T487_2"><text:s/></text:span><text:span text:style-name="T487_3">list</text:span></text:p>
          </table:table-cell>
          <table:table-cell table:style-name="Cell363">
            <text:p text:style-name="P488"><text:span text:style-name="T488_1">http</text:span><text:span text:style-name="T488_2">://54.164.83.129:8555/</text:span><text:span text:style-name="T488_3">api</text:span><text:span text:style-name="T488_4">/</text:span><text:span text:style-name="T488_5">job</text:span><text:span text:style-name="T488_6">-</text:span><text:span text:style-name="T488_7">application</text:span><text:span text:style-name="T488_8">/</text:span><text:span text:style-name="T488_9">outbound</text:span><text:span text:style-name="T488_10">-</text:span><text:span text:style-name="T488_11">list</text:span></text:p>
          </table:table-cell>
          <table:table-cell table:style-name="Cell364">
            <text:p text:style-name="P489"><text:span text:style-name="T489_1">POST</text:span></text:p>
          </table:table-cell>
          <table:table-cell table:style-name="Cell365">
            <text:p text:style-name="P490"><text:span text:style-name="T490_1">Postdata</text:span><text:span text:style-name="T490_2">:<text:s/></text:span><text:span text:style-name="T490_3">page</text:span><text:span text:style-name="T490_4">_</text:span><text:span text:style-name="T490_5">no</text:span><text:span text:style-name="T490_6">(</text:span><text:span text:style-name="T490_7">optional</text:span><text:span text:style-name="T490_8">)</text:span></text:p>
            <text:p text:style-name="P491"><text:span text:style-name="T491_1">Header</text:span><text:span text:style-name="T491_2"><text:s/>:<text:s text:c="2"/></text:span><text:span text:style-name="T491_3">X</text:span><text:span text:style-name="T491_4">-</text:span><text:span text:style-name="T491_5">Auth</text:span><text:span text:style-name="T491_6">-</text:span><text:span text:style-name="T491_7">Token</text:span><text:span text:style-name="T491_8">:&lt;</text:span><text:span text:style-name="T491_9">token</text:span><text:span text:style-name="T491_10">&gt;</text:span></text:p>
          </table:table-cell>
        </table:table-row>
        <table:table-row table:style-name="Row74">
          <table:table-cell table:style-name="Cell366">
            <text:p text:style-name="P492"><text:span text:style-name="T492_1">4</text:span></text:p>
          </table:table-cell>
          <table:table-cell table:style-name="Cell367">
            <text:p text:style-name="P493"><text:span text:style-name="T493_1">Remove</text:span></text:p>
          </table:table-cell>
          <table:table-cell table:style-name="Cell368">
            <text:p text:style-name="P494"><text:span text:style-name="T494_1">http</text:span><text:span text:style-name="T494_2">://54.164.83.129:8555/</text:span><text:span text:style-name="T494_3">api</text:span><text:span text:style-name="T494_4">/</text:span><text:span text:style-name="T494_5">job</text:span><text:span text:style-name="T494_6">-</text:span><text:span text:style-name="T494_7">application</text:span><text:span text:style-name="T494_8">/</text:span><text:span text:style-name="T494_9">delete</text:span></text:p>
          </table:table-cell>
          <table:table-cell table:style-name="Cell369">
            <text:p text:style-name="P495"><text:span text:style-name="T495_1">POST</text:span></text:p>
          </table:table-cell>
          <table:table-cell table:style-name="Cell370">
            <text:p text:style-name="P496"><text:span text:style-name="T496_1">Postdata</text:span><text:span text:style-name="T496_2">:<text:s/></text:span><text:span text:style-name="T496_3">job</text:span><text:span text:style-name="T496_4">_</text:span><text:span text:style-name="T496_5">application</text:span><text:span text:style-name="T496_6">_</text:span><text:span text:style-name="T496_7">id</text:span></text:p>
            <text:p text:style-name="P497"><text:span text:style-name="T497_1">Header</text:span><text:span text:style-name="T497_2"><text:s/>:<text:s text:c="2"/></text:span><text:span text:style-name="T497_3">X</text:span><text:span text:style-name="T497_4">-</text:span><text:span text:style-name="T497_5">Auth</text:span><text:span text:style-name="T497_6">-</text:span><text:span text:style-name="T497_7">Token</text:span><text:span text:style-name="T497_8">:&lt;</text:span><text:span text:style-name="T497_9">token</text:span><text:span text:style-name="T497_10">&gt;</text:span></text:p>
          </table:table-cell>
        </table:table-row>
      </table:table>
      <text:p text:style-name="P49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1.429cm" fo:padding-right="0cm" fo:margin-right="1.429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